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778in" fo:margin-left="-0.2007in" table:align="left" style:writing-mode="lr-tb"/>
    </style:style>
    <style:style style:name="Table1.A" style:family="table-column">
      <style:table-column-properties style:column-width="1.0833in"/>
    </style:style>
    <style:style style:name="Table1.B" style:family="table-column">
      <style:table-column-properties style:column-width="0.7875in"/>
    </style:style>
    <style:style style:name="Table1.C" style:family="table-column">
      <style:table-column-properties style:column-width="2.8549in"/>
    </style:style>
    <style:style style:name="Table1.D" style:family="table-column">
      <style:table-column-properties style:column-width="1.8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4" style:family="paragraph" style:parent-style-name="Standard">
      <style:paragraph-properties fo:margin-top="0in" fo:margin-bottom="0in"/>
    </style:style>
    <style:style style:name="P5" style:family="paragraph" style:parent-style-name="Standard">
      <style:paragraph-properties fo:margin-left="0.2957in" fo:margin-right="0in" fo:text-indent="-0.2957in" style:auto-text-indent="false"/>
    </style:style>
    <style:style style:name="P6" style:family="paragraph" style:parent-style-name="Standard">
      <style:paragraph-properties fo:margin-top="0in" fo:margin-bottom="0in" fo:text-align="start" style:justify-single-word="false" fo:orphans="0" fo:widows="0" style:text-autospace="none">
        <style:tab-stops>
          <style:tab-stop style:position="0.3in"/>
        </style:tab-stops>
      </style:paragraph-properties>
    </style:style>
    <style:style style:name="P7" style:family="paragraph" style:parent-style-name="Standard">
      <style:paragraph-properties fo:margin-left="0.248in" fo:margin-right="0in" fo:text-indent="0in" style:auto-text-indent="false"/>
    </style:style>
    <style:style style:name="P8"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9" style:family="paragraph" style:parent-style-name="Standard">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10" style:family="paragraph" style:parent-style-name="Standard">
      <style:paragraph-properties fo:text-align="start" style:justify-single-word="false" fo:orphans="0" fo:widows="0" style:text-autospace="none">
        <style:tab-stops>
          <style:tab-stop style:position="0.498in"/>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tyle="italic" style:font-style-asian="italic"/>
    </style:style>
    <style:style style:name="P13"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4" style:family="paragraph" style:parent-style-name="Standard">
      <style:text-properties fo:language="none" fo:country="none" style:language-asian="none" style:country-asian="none"/>
    </style:style>
    <style:style style:name="P15" style:family="paragraph" style:parent-style-name="Standard" style:list-style-name="WW8Num49"/>
    <style:style style:name="P16" style:family="paragraph" style:parent-style-name="Standard" style:list-style-name="WW8Num64"/>
    <style:style style:name="P1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list-style-name="WW8Num24"/>
    <style:style style:name="P19" style:family="paragraph" style:parent-style-name="Standard" style:list-style-name="WW8Num53"/>
    <style:style style:name="P20" style:family="paragraph" style:parent-style-name="Standard" style:list-style-name="WW8Num57"/>
    <style:style style:name="P21" style:family="paragraph" style:parent-style-name="Standard" style:list-style-name="WW8Num23"/>
    <style:style style:name="P22" style:family="paragraph" style:parent-style-name="Standard" style:list-style-name="WW8Num17"/>
    <style:style style:name="P23" style:family="paragraph" style:parent-style-name="Standard" style:list-style-name="WW8Num56"/>
    <style:style style:name="P24" style:family="paragraph" style:parent-style-name="Standard" style:list-style-name="WW8Num39"/>
    <style:style style:name="P25" style:family="paragraph" style:parent-style-name="Standard">
      <style:text-properties fo:font-weight="bold" style:font-weight-asian="bold"/>
    </style:style>
    <style:style style:name="P26" style:family="paragraph" style:parent-style-name="Standard" style:list-style-name="WW8Num55"/>
    <style:style style:name="P27" style:family="paragraph" style:parent-style-name="Standard" style:list-style-name="WW8Num47"/>
    <style:style style:name="P28" style:family="paragraph" style:parent-style-name="Standard" style:list-style-name="WW8Num65"/>
    <style:style style:name="P29" style:family="paragraph" style:parent-style-name="Standard" style:list-style-name="WW8Num50"/>
    <style:style style:name="P30" style:family="paragraph" style:parent-style-name="Standard">
      <style:paragraph-properties>
        <style:tab-stops>
          <style:tab-stop style:position="0.5in"/>
        </style:tab-stops>
      </style:paragraph-properties>
    </style:style>
    <style:style style:name="P31" style:family="paragraph" style:parent-style-name="Standard" style:list-style-name="WW8Num62"/>
    <style:style style:name="P32" style:family="paragraph" style:parent-style-name="Standard">
      <style:text-properties text:display="none"/>
    </style:style>
    <style:style style:name="P33" style:family="paragraph" style:parent-style-name="Standard">
      <style:text-properties style:font-name="Trebuchet MS" style:font-name-complex="Trebuchet MS" text:display="none"/>
    </style:style>
    <style:style style:name="P34" style:family="paragraph" style:parent-style-name="Standard">
      <style:text-properties style:font-name="Trebuchet MS" fo:font-size="11pt" fo:font-weight="bold" style:font-size-asian="11pt" style:font-weight-asian="bold" style:font-name-complex="Trebuchet MS"/>
    </style:style>
    <style:style style:name="P35" style:family="paragraph" style:parent-style-name="Standard" style:list-style-name="WW8Num15">
      <style:text-properties style:font-name="Trebuchet MS" fo:font-size="11pt" style:font-size-asian="11pt" style:font-name-complex="Trebuchet MS"/>
    </style:style>
    <style:style style:name="P36" style:family="paragraph" style:parent-style-name="Standard" style:list-style-name="WW8Num35"/>
    <style:style style:name="P37" style:family="paragraph" style:parent-style-name="Standard" style:list-style-name="WW8Num52"/>
    <style:style style:name="P38" style:family="paragraph" style:parent-style-name="Standard" style:list-style-name="WW8Num29"/>
    <style:style style:name="P39" style:family="paragraph" style:parent-style-name="Standard" style:list-style-name="WW8Num15"/>
    <style:style style:name="P40" style:family="paragraph" style:parent-style-name="Standard">
      <style:paragraph-properties>
        <style:tab-stops>
          <style:tab-stop style:position="0.75in"/>
        </style:tab-stops>
      </style:paragraph-properties>
    </style:style>
    <style:style style:name="P41"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42" style:family="paragraph" style:parent-style-name="Standard">
      <style:paragraph-properties fo:text-align="start" style:justify-single-word="false" fo:orphans="0" fo:widows="0" style:text-autospace="none">
        <style:tab-stops>
          <style:tab-stop style:position="0.498in"/>
        </style:tab-stops>
      </style:paragraph-properties>
    </style:style>
    <style:style style:name="P4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44" style:family="paragraph" style:parent-style-name="Standard">
      <style:text-properties style:font-name-asian="Times New Roman"/>
    </style:style>
    <style:style style:name="P45" style:family="paragraph" style:parent-style-name="Standard" style:list-style-name="WW8Num41"/>
    <style:style style:name="P46" style:family="paragraph" style:parent-style-name="Standard">
      <style:text-properties fo:color="#993300" style:font-size-complex="12pt"/>
    </style:style>
    <style:style style:name="P47" style:family="paragraph" style:parent-style-name="Standard" style:list-style-name="WW8Num18"/>
    <style:style style:name="P48" style:family="paragraph" style:parent-style-name="Standard" style:list-style-name="WW8Num51"/>
    <style:style style:name="P49" style:family="paragraph" style:parent-style-name="Standard" style:list-style-name="WW8Num42"/>
    <style:style style:name="P50" style:family="paragraph" style:parent-style-name="Standard" style:list-style-name="WW8Num27"/>
    <style:style style:name="P51" style:family="paragraph" style:parent-style-name="Standard" style:list-style-name="WW8Num54"/>
    <style:style style:name="P52" style:family="paragraph" style:parent-style-name="Standard" style:list-style-name="WW8Num22"/>
    <style:style style:name="P53" style:family="paragraph" style:parent-style-name="Standard" style:list-style-name="WW8Num33"/>
    <style:style style:name="P54" style:family="paragraph" style:parent-style-name="Standard" style:list-style-name="WW8Num26"/>
    <style:style style:name="P55" style:family="paragraph" style:parent-style-name="Standard" style:list-style-name="WW8Num58"/>
    <style:style style:name="P56" style:family="paragraph" style:parent-style-name="Standard" style:list-style-name="WW8Num63"/>
    <style:style style:name="P57" style:family="paragraph" style:parent-style-name="Standard" style:list-style-name="WW8Num21"/>
    <style:style style:name="P58" style:family="paragraph" style:parent-style-name="Standard" style:list-style-name="WW8Num14"/>
    <style:style style:name="P59" style:family="paragraph" style:parent-style-name="Standard" style:list-style-name="WW8Num44"/>
    <style:style style:name="P60" style:family="paragraph" style:parent-style-name="Standard" style:list-style-name="WW8Num32"/>
    <style:style style:name="P61" style:family="paragraph" style:parent-style-name="Standard" style:list-style-name="WW8Num40"/>
    <style:style style:name="P62" style:family="paragraph" style:parent-style-name="Standard" style:list-style-name="WW8Num38"/>
    <style:style style:name="P63" style:family="paragraph" style:parent-style-name="Standard" style:list-style-name="WW8Num46"/>
    <style:style style:name="P64" style:family="paragraph" style:parent-style-name="Standard">
      <style:paragraph-properties fo:margin-left="0.248in" fo:margin-right="0in" fo:text-indent="0in" style:auto-text-indent="false"/>
    </style:style>
    <style:style style:name="P65" style:family="paragraph" style:parent-style-name="Standard">
      <style:paragraph-properties fo:margin-left="0.248in" fo:margin-right="0in" fo:text-indent="0in" style:auto-text-indent="false"/>
      <style:text-properties fo:font-weight="bold" style:font-weight-asian="bold"/>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6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69" style:family="paragraph" style:parent-style-name="Standard">
      <style:paragraph-properties fo:margin-left="0in" fo:margin-right="0in" fo:text-align="start" style:justify-single-word="false" fo:text-indent="0in" style:auto-text-indent="false"/>
    </style:style>
    <style:style style:name="P70" style:family="paragraph" style:parent-style-name="Standard">
      <style:paragraph-properties fo:margin-top="0in" fo:margin-bottom="0in"/>
    </style:style>
    <style:style style:name="P71" style:family="paragraph" style:parent-style-name="Standard">
      <style:paragraph-properties fo:margin-top="0in" fo:margin-bottom="0in" fo:text-align="start" style:justify-single-word="false"/>
    </style:style>
    <style:style style:name="P7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9"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80" style:family="paragraph" style:parent-style-name="Standard" style:list-style-name="WW8Num37">
      <style:paragraph-properties fo:margin-top="0in" fo:margin-bottom="0in" fo:text-align="start" style:justify-single-word="false" fo:orphans="0" fo:widows="0" style:text-autospace="none"/>
    </style:style>
    <style:style style:name="P81"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82" style:family="paragraph" style:parent-style-name="Standard">
      <style:paragraph-properties fo:margin-top="0in" fo:margin-bottom="0in" fo:text-align="start" style:justify-single-word="false" fo:orphans="0" fo:widows="0" style:text-autospace="none">
        <style:tab-stops>
          <style:tab-stop style:position="0.3in"/>
        </style:tab-stops>
      </style:paragraph-properties>
    </style:style>
    <style:style style:name="P83"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84" style:family="paragraph" style:parent-style-name="Standard" style:list-style-name="WW8Num8">
      <style:paragraph-properties fo:margin-top="0in" fo:margin-bottom="0in" fo:text-align="start" style:justify-single-word="false" fo:orphans="0" fo:widows="0" style:text-autospace="none"/>
    </style:style>
    <style:style style:name="P85" style:family="paragraph" style:parent-style-name="Standard" style:list-style-name="WW8Num36">
      <style:paragraph-properties fo:margin-top="0in" fo:margin-bottom="0in" fo:text-align="start" style:justify-single-word="false"/>
    </style:style>
    <style:style style:name="P86" style:family="paragraph" style:parent-style-name="Standard">
      <style:paragraph-properties fo:margin-top="0in" fo:margin-bottom="0in" fo:text-align="start" style:justify-single-word="false" style:snap-to-layout-grid="false"/>
    </style:style>
    <style:style style:name="P87"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88" style:family="paragraph" style:parent-style-name="Standard">
      <style:paragraph-properties fo:margin-top="0in" fo:margin-bottom="0in"/>
      <style:text-properties fo:language="none" fo:country="none" style:language-asian="none" style:country-asian="none"/>
    </style:style>
    <style:style style:name="P89" style:family="paragraph" style:parent-style-name="Standard">
      <style:paragraph-properties fo:margin-left="0.2957in" fo:margin-right="0in" fo:text-indent="-0.2957in" style:auto-text-indent="false"/>
    </style:style>
    <style:style style:name="P90"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91"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92" style:family="paragraph" style:parent-style-name="Standard">
      <style:paragraph-properties fo:margin-left="0.748in" fo:margin-right="0in" fo:text-indent="0in" style:auto-text-indent="false"/>
    </style:style>
    <style:style style:name="P93"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94" style:family="paragraph" style:parent-style-name="Standard">
      <style:paragraph-properties fo:margin-top="0.0799in" fo:margin-bottom="0in"/>
    </style:style>
    <style:style style:name="P95" style:family="paragraph" style:parent-style-name="Standard" style:list-style-name="WW8Num8">
      <style:paragraph-properties fo:margin-top="0.0799in" fo:margin-bottom="0in" fo:text-align="start" style:justify-single-word="false" fo:orphans="0" fo:widows="0" style:text-autospace="none"/>
    </style:style>
    <style:style style:name="P96" style:family="paragraph" style:parent-style-name="Standard">
      <style:paragraph-properties fo:margin-left="1in" fo:margin-right="0in" fo:text-indent="-0.25in" style:auto-text-indent="false">
        <style:tab-stops>
          <style:tab-stop style:position="0.75in"/>
        </style:tab-stops>
      </style:paragraph-properties>
    </style:style>
    <style:style style:name="P97" style:family="paragraph" style:parent-style-name="Standard">
      <style:paragraph-properties fo:margin-left="0.5in" fo:margin-right="0in" fo:text-indent="-0.25in" style:auto-text-indent="false">
        <style:tab-stops>
          <style:tab-stop style:position="0.5in"/>
        </style:tab-stops>
      </style:paragraph-properties>
    </style:style>
    <style:style style:name="P98"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99"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100" style:family="paragraph" style:parent-style-name="Standard">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101"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102" style:family="paragraph" style:parent-style-name="Standard" style:list-style-name="WW8Num36">
      <style:paragraph-properties fo:margin-top="0.0417in" fo:margin-bottom="0in" fo:text-align="start" style:justify-single-word="false"/>
    </style:style>
    <style:style style:name="P103"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104" style:family="paragraph" style:parent-style-name="Standard" style:list-style-name="WW8Num18">
      <style:paragraph-properties fo:margin-left="1.498in" fo:margin-right="0in" fo:text-indent="-0.25in" style:auto-text-indent="false"/>
    </style:style>
    <style:style style:name="P105" style:family="paragraph" style:parent-style-name="Standard">
      <style:paragraph-properties fo:margin-left="0.7425in" fo:margin-right="0in" fo:text-indent="0in" style:auto-text-indent="false"/>
    </style:style>
    <style:style style:name="P106" style:family="paragraph" style:parent-style-name="Standard" style:list-style-name="WW8Num59">
      <style:paragraph-properties fo:margin-left="0.7874in" fo:margin-right="0in" fo:text-indent="-0.25in" style:auto-text-indent="false"/>
    </style:style>
    <style:style style:name="P107" style:family="paragraph" style:parent-style-name="Standard" style:list-style-name="WW8Num16">
      <style:paragraph-properties fo:margin-left="0.7874in" fo:margin-right="0in" fo:text-indent="-0.25in" style:auto-text-indent="false"/>
    </style:style>
    <style:style style:name="P108" style:family="paragraph" style:parent-style-name="Standard">
      <style:paragraph-properties fo:margin-left="1.5in" fo:margin-right="0in" fo:text-align="start" style:justify-single-word="false" fo:text-indent="0in" style:auto-text-indent="false"/>
    </style:style>
    <style:style style:name="P109" style:family="paragraph" style:parent-style-name="Standard">
      <style:paragraph-properties fo:margin-left="1.0835in" fo:margin-right="0in" fo:text-align="start" style:justify-single-word="false" fo:text-indent="0in" style:auto-text-indent="false"/>
    </style:style>
    <style:style style:name="P110" style:family="paragraph" style:parent-style-name="Standard" style:list-style-name="WW8Num59">
      <style:paragraph-properties fo:margin-left="0.7874in" fo:margin-right="0in" fo:text-indent="-0.2953in" style:auto-text-indent="false"/>
    </style:style>
    <style:style style:name="P111" style:family="paragraph" style:parent-style-name="Standard" style:list-style-name="WW8Num18">
      <style:paragraph-properties fo:margin-left="0.7874in" fo:margin-right="0in" fo:text-indent="-0.2953in" style:auto-text-indent="false"/>
    </style:style>
    <style:style style:name="P112" style:family="paragraph" style:parent-style-name="Standard">
      <style:paragraph-properties fo:margin-left="0.002in" fo:margin-right="0in" fo:text-indent="0in" style:auto-text-indent="false"/>
    </style:style>
    <style:style style:name="P113" style:family="paragraph" style:parent-style-name="Standard">
      <style:paragraph-properties fo:margin-left="0in" fo:margin-right="0in" fo:text-indent="0.2957in" style:auto-text-indent="false"/>
    </style:style>
    <style:style style:name="P114" style:family="paragraph" style:parent-style-name="Standard">
      <style:paragraph-properties fo:margin-left="0.002in" fo:margin-right="0in" fo:text-indent="0.2937in" style:auto-text-indent="false"/>
    </style:style>
    <style:style style:name="P115" style:family="paragraph" style:parent-style-name="Standard" style:list-style-name="WW8Num21">
      <style:paragraph-properties fo:margin-left="0.5in" fo:margin-right="0in" fo:text-indent="-0.252in" style:auto-text-indent="false"/>
    </style:style>
    <style:style style:name="P116"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17" style:family="paragraph" style:parent-style-name="Heading_20_1">
      <style:text-properties fo:language="en" fo:country="GB"/>
    </style:style>
    <style:style style:name="P118" style:family="paragraph" style:parent-style-name="Heading_20_1" style:master-page-name="Convert_20_1">
      <style:paragraph-properties style:page-number="auto"/>
    </style:style>
    <style:style style:name="P119" style:family="paragraph" style:parent-style-name="title" style:master-page-name="Standard">
      <style:paragraph-properties style:page-number="auto"/>
    </style:style>
    <style:style style:name="P120"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21" style:family="paragraph" style:parent-style-name="Heading_20_1_20_no_20_TOC">
      <style:paragraph-properties fo:margin-left="0in" fo:margin-right="0in" fo:text-indent="0in" style:auto-text-indent="false"/>
    </style:style>
    <style:style style:name="T1" style:family="text">
      <style:text-properties style:language-complex="none" style:country-complex="none"/>
    </style:style>
    <style:style style:name="T2" style:family="text"/>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language="none" fo:country="none" fo:font-weight="bold" style:font-name-asian="Times New Roman" style:language-asian="none" style:country-asian="none" style:font-weight-asian="bold"/>
    </style:style>
    <style:style style:name="T8" style:family="text">
      <style:text-properties fo:language="none" fo:country="none" style:font-name-asian="Times New Roman" style:language-asian="none" style:country-asian="none"/>
    </style:style>
    <style:style style:name="T9" style:family="text">
      <style:text-properties fo:font-size="10pt" style:font-size-asian="10pt"/>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style:language-complex="none" style:country-complex="none"/>
    </style:style>
    <style:style style:name="T14" style:family="text">
      <style:text-properties style:font-name-asian="Times New Roman"/>
    </style:style>
    <style:style style:name="T15" style:family="text">
      <style:text-properties fo:font-size="9pt" style:font-size-asian="9pt"/>
    </style:style>
    <style:style style:name="T16" style:family="text">
      <style:text-properties style:text-position="super 58%"/>
    </style:style>
    <style:style style:name="T17" style:family="text">
      <style:text-properties style:font-name="Trebuchet MS" fo:font-size="11pt" fo:language="en" fo:country="GB" style:font-size-asian="11pt" style:font-name-complex="Trebuchet MS" style:font-size-complex="11pt"/>
    </style:style>
    <style:style style:name="T18" style:family="text">
      <style:text-properties style:font-name="Trebuchet MS" fo:font-size="11pt" fo:language="en" fo:country="GB" style:font-size-asian="11pt" style:font-size-complex="11pt"/>
    </style:style>
    <style:style style:name="T19" style:family="text">
      <style:text-properties style:font-name="Trebuchet MS" fo:font-size="11pt" fo:language="en" fo:country="GB" fo:font-weight="bold" style:font-size-asian="11pt" style:font-weight-asian="bold" style:font-name-complex="Trebuchet MS" style:font-size-complex="11pt"/>
    </style:style>
    <style:style style:name="T20" style:family="text">
      <style:text-properties fo:language="en" fo:country="GB" style:font-size-complex="11pt"/>
    </style:style>
    <style:style style:name="T21" style:family="text">
      <style:text-properties fo:color="#333333" style:font-name="Trebuchet MS" fo:font-size="11pt" fo:language="en" fo:country="GB" fo:font-style="italic" style:font-size-asian="11pt" style:font-style-asian="italic" style:font-name-complex="Trebuchet MS" style:font-size-complex="11pt"/>
    </style:style>
    <style:style style:name="T22" style:family="text">
      <style:text-properties fo:color="#333333" fo:language="en" fo:country="GB" fo:font-style="italic" style:font-style-asian="italic" style:font-size-complex="11pt"/>
    </style:style>
    <style:style style:name="T23" style:family="text">
      <style:text-properties style:text-position="40% 100%" style:font-name="Trebuchet MS" fo:font-size="11pt" fo:language="en" fo:country="GB" style:font-size-asian="11pt" style:font-size-complex="11pt"/>
    </style:style>
    <style:style style:name="T24" style:family="text">
      <style:text-properties fo:language="it" fo:country="IT"/>
    </style:style>
    <style:style style:name="T25" style:family="text">
      <style:text-properties fo:language="it" fo:country="IT" fo:font-style="italic" fo:font-weight="bold" style:font-style-asian="italic" style:font-weight-asian="bold" style:font-size-complex="12pt"/>
    </style:style>
    <style:style style:name="T26" style:family="text">
      <style:text-properties style:font-weight-complex="bold"/>
    </style:style>
    <style:style style:name="T27" style:family="text">
      <style:text-properties style:font-style-complex="italic"/>
    </style:style>
    <style:style style:name="T28" style:family="text">
      <style:text-properties style:font-size-complex="12pt"/>
    </style:style>
    <style:style style:name="T29" style:family="text">
      <style:text-properties fo:color="#000000" style:font-size-complex="12pt"/>
    </style:style>
    <style:style style:name="T30" style:family="text">
      <style:text-properties fo:color="#000000" fo:language="it" fo:country="IT" style:font-size-complex="12pt"/>
    </style:style>
    <style:style style:name="T31" style:family="text">
      <style:text-properties fo:color="#660099"/>
    </style:style>
    <style:style style:name="T32" style:family="text">
      <style:text-properties fo:color="#993300" fo:language="it" fo:country="IT" style:font-size-complex="12pt"/>
    </style:style>
    <style:style style:name="T33" style:family="text">
      <style:text-properties fo:color="#993300" style:font-size-complex="12pt"/>
    </style:style>
    <style:style style:name="T34" style:family="text">
      <style:text-properties style:font-name="Monaco" fo:font-size="10pt" fo:language="it" fo:country="IT" style:font-size-asian="10pt" style:font-name-complex="Monaco"/>
    </style:style>
    <style:style style:name="T35"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5200288" text:id="ct35200288">
          <text:insertion>
            <office:change-info>
              <dc:creator>Fabio Vitali</dc:creator>
              <dc:date>2013-10-09T18:23:00</dc:date>
            </office:change-info>
          </text:insertion>
        </text:changed-region>
        <text:changed-region xml:id="ct35192064" text:id="ct35192064">
          <text:insertion>
            <office:change-info>
              <dc:creator>Fabio Vitali</dc:creator>
              <dc:date>2013-10-09T18:26:00</dc:date>
            </office:change-info>
          </text:insertion>
        </text:changed-region>
        <text:changed-region xml:id="ct35190144" text:id="ct35190144">
          <text:insertion>
            <office:change-info>
              <dc:creator>Fabio Vitali</dc:creator>
              <dc:date>2013-10-09T18:23:00</dc:date>
            </office:change-info>
          </text:insertion>
        </text:changed-region>
        <text:changed-region xml:id="ct35191584" text:id="ct35191584">
          <text:insertion>
            <office:change-info>
              <dc:creator>Fabio Vitali</dc:creator>
              <dc:date>2013-10-09T18:24:00</dc:date>
            </office:change-info>
          </text:insertion>
        </text:changed-region>
        <text:changed-region xml:id="ct35191824" text:id="ct35191824">
          <text:insertion>
            <office:change-info>
              <dc:creator>Fabio Vitali</dc:creator>
              <dc:date>2013-10-09T18:25:00</dc:date>
            </office:change-info>
          </text:insertion>
        </text:changed-region>
        <text:changed-region xml:id="ct35057408" text:id="ct35057408">
          <text:insertion>
            <office:change-info>
              <dc:creator>Fabio Vitali</dc:creator>
              <dc:date>2013-10-09T18:27:00</dc:date>
            </office:change-info>
          </text:insertion>
        </text:changed-region>
        <text:changed-region xml:id="ct35191392" text:id="ct35191392">
          <text:insertion>
            <office:change-info>
              <dc:creator>Fabio Vitali</dc:creator>
              <dc:date>2013-10-09T18:24:00</dc:date>
            </office:change-info>
          </text:insertion>
        </text:changed-region>
        <text:changed-region xml:id="ct35192544" text:id="ct35192544">
          <text:insertion>
            <office:change-info>
              <dc:creator>Fabio Vitali</dc:creator>
              <dc:date>2013-10-09T18:27:00</dc:date>
            </office:change-info>
          </text:insertion>
        </text:changed-region>
        <text:changed-region xml:id="ct35191200" text:id="ct35191200">
          <text:insertion>
            <office:change-info>
              <dc:creator>Fabio Vitali</dc:creator>
              <dc:date>2013-10-09T18:24:00</dc:date>
            </office:change-info>
          </text:insertion>
        </text:changed-region>
        <text:changed-region xml:id="ct35156480" text:id="ct35156480">
          <text:insertion>
            <office:change-info>
              <dc:creator>Fabio Vitali</dc:creator>
              <dc:date>2013-10-09T19:10:00</dc:date>
            </office:change-info>
          </text:insertion>
        </text:changed-region>
        <text:changed-region xml:id="ct35190336" text:id="ct35190336">
          <text:insertion>
            <office:change-info>
              <dc:creator>Fabio Vitali</dc:creator>
              <dc:date>2013-10-09T18:24:00</dc:date>
            </office:change-info>
          </text:insertion>
        </text:changed-region>
        <text:changed-region xml:id="ct35192304" text:id="ct35192304">
          <text:insertion>
            <office:change-info>
              <dc:creator>Fabio Vitali</dc:creator>
              <dc:date>2013-10-09T18:26:00</dc:date>
            </office:change-info>
          </text:insertion>
        </text:changed-region>
        <text:changed-region xml:id="ct35193312" text:id="ct35193312">
          <text:insertion>
            <office:change-info>
              <dc:creator>Fabio Vitali</dc:creator>
              <dc:date>2013-10-09T18:29:00</dc:date>
            </office:change-info>
          </text:insertion>
        </text:changed-region>
        <text:changed-region xml:id="ct35268848" text:id="ct35268848">
          <text:deletion>
            <office:change-info>
              <dc:creator>Fabio Vitali</dc:creator>
              <dc:date>2013-10-09T18:21:00</dc:date>
            </office:change-info>
            <text:p text:style-name="Footnote">URI</text:p>
          </text:deletion>
        </text:changed-region>
        <text:changed-region xml:id="ct35274816" text:id="ct35274816">
          <text:insertion>
            <office:change-info>
              <dc:creator>Fabio Vitali</dc:creator>
              <dc:date>2013-10-09T18:21:00</dc:date>
            </office:change-info>
          </text:insertion>
        </text:changed-region>
        <text:changed-region xml:id="ct35275232" text:id="ct35275232">
          <text:deletion>
            <office:change-info>
              <dc:creator>Fabio Vitali</dc:creator>
              <dc:date>2013-10-09T18:21:00</dc:date>
            </office:change-info>
            <text:p text:style-name="Footnote">URI</text:p>
          </text:deletion>
        </text:changed-region>
        <text:changed-region xml:id="ct35268656" text:id="ct35268656">
          <text:insertion>
            <office:change-info>
              <dc:creator>Fabio Vitali</dc:creator>
              <dc:date>2013-10-09T18:21:00</dc:date>
            </office:change-info>
          </text:insertion>
        </text:changed-region>
        <text:changed-region xml:id="ct36533184" text:id="ct36533184">
          <text:deletion>
            <office:change-info>
              <dc:creator>Fabio Vitali</dc:creator>
              <dc:date>2013-09-25T14:47:00</dc:date>
            </office:change-info>
            <text:p text:style-name="P1">CSD05 </text:p>
          </text:deletion>
        </text:changed-region>
        <text:changed-region xml:id="ct36529440" text:id="ct36529440">
          <text:insertion>
            <office:change-info>
              <dc:creator>Fabio Vitali</dc:creator>
              <dc:date>2013-09-25T14:47:00</dc:date>
            </office:change-info>
          </text:insertion>
        </text:changed-region>
        <text:changed-region xml:id="ct33943552" text:id="ct33943552">
          <text:deletion>
            <office:change-info>
              <dc:creator>Fabio Vitali</dc:creator>
              <dc:date>2013-09-25T14:47:00</dc:date>
            </office:change-info>
            <text:p text:style-name="P1">23 July</text:p>
          </text:deletion>
        </text:changed-region>
        <text:changed-region xml:id="ct36529968" text:id="ct36529968">
          <text:insertion>
            <office:change-info>
              <dc:creator>Fabio Vitali</dc:creator>
              <dc:date>2013-09-25T14:47:00</dc:date>
            </office:change-info>
          </text:insertion>
        </text:changed-region>
        <text:changed-region xml:id="ct35192784" text:id="ct35192784">
          <text:insertion>
            <office:change-info>
              <dc:creator>Fabio Vitali</dc:creator>
              <dc:date>2013-10-09T18:19:00</dc:date>
            </office:change-info>
          </text:insertion>
        </text:changed-region>
        <text:changed-region xml:id="ct34429744" text:id="ct34429744">
          <text:insertion>
            <office:change-info>
              <dc:creator>Fabio Vitali</dc:creator>
              <dc:date>2013-10-11T20:39:00</dc:date>
            </office:change-info>
          </text:insertion>
        </text:changed-region>
        <text:changed-region xml:id="ct34568304" text:id="ct34568304">
          <text:insertion>
            <office:change-info>
              <dc:creator>Fabio Vitali</dc:creator>
              <dc:date>2013-10-09T18:20:00</dc:date>
            </office:change-info>
          </text:insertion>
        </text:changed-region>
        <text:changed-region xml:id="ct34042752" text:id="ct34042752">
          <text:deletion>
            <office:change-info>
              <dc:creator>Fabio Vitali</dc:creator>
              <dc:date>2013-10-09T18:21:00</dc:date>
            </office:change-info>
            <text:p text:style-name="Standard">URI</text:p>
          </text:deletion>
        </text:changed-region>
        <text:changed-region xml:id="ct35594944" text:id="ct35594944">
          <text:insertion>
            <office:change-info>
              <dc:creator>Fabio Vitali</dc:creator>
              <dc:date>2013-10-09T18:21:00</dc:date>
            </office:change-info>
          </text:insertion>
        </text:changed-region>
        <text:changed-region xml:id="ct36488576" text:id="ct36488576">
          <text:deletion>
            <office:change-info>
              <dc:creator>Fabio Vitali</dc:creator>
              <dc:date>2013-10-09T18:22:00</dc:date>
            </office:change-info>
            <text:p text:style-name="Standard">URIs</text:p>
          </text:deletion>
        </text:changed-region>
        <text:changed-region xml:id="ct36541984" text:id="ct36541984">
          <text:insertion>
            <office:change-info>
              <dc:creator>Fabio Vitali</dc:creator>
              <dc:date>2013-10-09T18:22:00</dc:date>
            </office:change-info>
          </text:insertion>
        </text:changed-region>
        <text:changed-region xml:id="ct34576080" text:id="ct34576080">
          <text:deletion>
            <office:change-info>
              <dc:creator>Fabio Vitali</dc:creator>
              <dc:date>2013-10-09T18:21:00</dc:date>
            </office:change-info>
            <text:p text:style-name="Standard">URI</text:p>
          </text:deletion>
        </text:changed-region>
        <text:changed-region xml:id="ct35829120" text:id="ct35829120">
          <text:insertion>
            <office:change-info>
              <dc:creator>Fabio Vitali</dc:creator>
              <dc:date>2013-10-09T18:21:00</dc:date>
            </office:change-info>
          </text:insertion>
        </text:changed-region>
        <text:changed-region xml:id="ct36352848" text:id="ct36352848">
          <text:deletion>
            <office:change-info>
              <dc:creator>Fabio Vitali</dc:creator>
              <dc:date>2013-10-09T18:21:00</dc:date>
            </office:change-info>
            <text:p text:style-name="Standard">URI</text:p>
          </text:deletion>
        </text:changed-region>
        <text:changed-region xml:id="ct36381712" text:id="ct36381712">
          <text:insertion>
            <office:change-info>
              <dc:creator>Fabio Vitali</dc:creator>
              <dc:date>2013-10-09T18:21:00</dc:date>
            </office:change-info>
          </text:insertion>
        </text:changed-region>
        <text:changed-region xml:id="ct34579840" text:id="ct34579840">
          <text:deletion>
            <office:change-info>
              <dc:creator>Fabio Vitali</dc:creator>
              <dc:date>2013-10-09T18:21:00</dc:date>
            </office:change-info>
            <text:p text:style-name="Standard">URI</text:p>
          </text:deletion>
        </text:changed-region>
        <text:changed-region xml:id="ct36433824" text:id="ct36433824">
          <text:insertion>
            <office:change-info>
              <dc:creator>Fabio Vitali</dc:creator>
              <dc:date>2013-10-09T18:21:00</dc:date>
            </office:change-info>
          </text:insertion>
        </text:changed-region>
        <text:changed-region xml:id="ct34709312" text:id="ct34709312">
          <text:deletion>
            <office:change-info>
              <dc:creator>Fabio Vitali</dc:creator>
              <dc:date>2013-09-25T14:47:00</dc:date>
            </office:change-info>
            <text:p text:style-name="Standard">an </text:p>
          </text:deletion>
        </text:changed-region>
        <text:changed-region xml:id="ct34569648" text:id="ct34569648">
          <text:insertion>
            <office:change-info>
              <dc:creator>Fabio Vitali</dc:creator>
              <dc:date>2013-09-25T14:47:00</dc:date>
            </office:change-info>
          </text:insertion>
        </text:changed-region>
        <text:changed-region xml:id="ct34404048" text:id="ct34404048">
          <text:insertion>
            <office:change-info>
              <dc:creator>Fabio Vitali</dc:creator>
              <dc:date>2013-09-25T14:47:00</dc:date>
            </office:change-info>
          </text:insertion>
        </text:changed-region>
        <text:changed-region xml:id="ct33961952" text:id="ct33961952">
          <text:insertion>
            <office:change-info>
              <dc:creator>Fabio Vitali</dc:creator>
              <dc:date>2013-09-25T15:32:00</dc:date>
            </office:change-info>
          </text:insertion>
        </text:changed-region>
        <text:changed-region xml:id="ct33963344" text:id="ct33963344">
          <text:deletion>
            <office:change-info>
              <dc:creator>Fabio Vitali</dc:creator>
              <dc:date>2013-09-25T15:32:00</dc:date>
            </office:change-info>
            <text:p text:style-name="Standard">s</text:p>
          </text:deletion>
        </text:changed-region>
        <text:changed-region xml:id="ct34083184" text:id="ct34083184">
          <text:insertion>
            <office:change-info>
              <dc:creator>Fabio Vitali</dc:creator>
              <dc:date>2013-09-25T15:32:00</dc:date>
            </office:change-info>
          </text:insertion>
        </text:changed-region>
        <text:changed-region xml:id="ct34078304" text:id="ct34078304">
          <text:deletion>
            <office:change-info>
              <dc:creator>Fabio Vitali</dc:creator>
              <dc:date>2013-09-25T15:31:00</dc:date>
            </office:change-info>
            <text:p text:style-name="Standard">which is described </text:p>
          </text:deletion>
        </text:changed-region>
        <text:changed-region xml:id="ct33955344" text:id="ct33955344">
          <text:insertion>
            <office:change-info>
              <dc:creator>Fabio Vitali</dc:creator>
              <dc:date>2013-09-25T15:31:00</dc:date>
            </office:change-info>
          </text:insertion>
        </text:changed-region>
        <text:changed-region xml:id="ct33960784" text:id="ct33960784">
          <text:insertion>
            <office:change-info>
              <dc:creator>Fabio Vitali</dc:creator>
              <dc:date>2013-09-25T15:32:00</dc:date>
            </office:change-info>
          </text:insertion>
        </text:changed-region>
        <text:changed-region xml:id="ct36522608" text:id="ct36522608">
          <text:insertion>
            <office:change-info>
              <dc:creator>Fabio Vitali</dc:creator>
              <dc:date>2013-09-25T14:47:00</dc:date>
            </office:change-info>
          </text:insertion>
        </text:changed-region>
        <text:changed-region xml:id="ct33948464" text:id="ct33948464">
          <text:insertion>
            <office:change-info>
              <dc:creator>Fabio Vitali</dc:creator>
              <dc:date>2013-09-25T14:48:00</dc:date>
            </office:change-info>
          </text:insertion>
        </text:changed-region>
        <text:changed-region xml:id="ct33967520" text:id="ct33967520">
          <text:deletion>
            <office:change-info>
              <dc:creator>Fabio Vitali</dc:creator>
              <dc:date>2013-09-25T15:33:00</dc:date>
            </office:change-info>
            <text:p text:style-name="Standard">identifier </text:p>
          </text:deletion>
        </text:changed-region>
        <text:changed-region xml:id="ct33966128" text:id="ct33966128">
          <text:insertion>
            <office:change-info>
              <dc:creator>Fabio Vitali</dc:creator>
              <dc:date>2013-09-25T15:33:00</dc:date>
            </office:change-info>
          </text:insertion>
        </text:changed-region>
        <text:changed-region xml:id="ct35055584" text:id="ct35055584">
          <text:deletion>
            <office:change-info>
              <dc:creator>Fabio Vitali</dc:creator>
              <dc:date>2013-09-25T14:48:00</dc:date>
            </office:change-info>
            <text:p text:style-name="P2"><text:span text:style-name="code"><text:span text:style-name="T1">-</text:span></text:span></text:p>
          </text:deletion>
        </text:changed-region>
        <text:changed-region xml:id="ct34888368" text:id="ct34888368">
          <text:insertion>
            <office:change-info>
              <dc:creator>Fabio Vitali</dc:creator>
              <dc:date>2013-09-25T14:48:00</dc:date>
            </office:change-info>
          </text:insertion>
        </text:changed-region>
        <text:changed-region xml:id="ct35054672" text:id="ct35054672">
          <text:deletion>
            <office:change-info>
              <dc:creator>Fabio Vitali</dc:creator>
              <dc:date>2013-09-25T14:48:00</dc:date>
            </office:change-info>
            <text:p text:style-name="P2"><text:span text:style-name="code"><text:span text:style-name="T1">-</text:span></text:span></text:p>
          </text:deletion>
        </text:changed-region>
        <text:changed-region xml:id="ct35053904" text:id="ct35053904">
          <text:insertion>
            <office:change-info>
              <dc:creator>Fabio Vitali</dc:creator>
              <dc:date>2013-09-25T14:48:00</dc:date>
            </office:change-info>
          </text:insertion>
        </text:changed-region>
        <text:changed-region xml:id="ct35054864" text:id="ct35054864">
          <text:deletion>
            <office:change-info>
              <dc:creator>Fabio Vitali</dc:creator>
              <dc:date>2013-09-25T14:48:00</dc:date>
            </office:change-info>
            <text:p text:style-name="P2"><text:span text:style-name="code"><text:span text:style-name="T1">-</text:span></text:span></text:p>
          </text:deletion>
        </text:changed-region>
        <text:changed-region xml:id="ct35054096" text:id="ct35054096">
          <text:insertion>
            <office:change-info>
              <dc:creator>Fabio Vitali</dc:creator>
              <dc:date>2013-09-25T14:48:00</dc:date>
            </office:change-info>
          </text:insertion>
        </text:changed-region>
        <text:changed-region xml:id="ct35057680" text:id="ct35057680">
          <text:deletion>
            <office:change-info>
              <dc:creator>Fabio Vitali</dc:creator>
              <dc:date>2013-09-25T14:50:00</dc:date>
            </office:change-info>
            <text:p text:style-name="P3">of this act</text:p>
          </text:deletion>
        </text:changed-region>
        <text:changed-region xml:id="ct35054288" text:id="ct35054288">
          <text:insertion>
            <office:change-info>
              <dc:creator>Fabio Vitali</dc:creator>
              <dc:date>2013-09-25T14:48:00</dc:date>
            </office:change-info>
          </text:insertion>
        </text:changed-region>
        <text:changed-region xml:id="ct35055056" text:id="ct35055056">
          <text:deletion>
            <office:change-info>
              <dc:creator>Fabio Vitali</dc:creator>
              <dc:date>2013-09-25T14:48:00</dc:date>
            </office:change-info>
            <text:p text:style-name="P2"><text:span text:style-name="code"><text:span text:style-name="T1">-</text:span></text:span></text:p>
          </text:deletion>
        </text:changed-region>
        <text:changed-region xml:id="ct35055248" text:id="ct35055248">
          <text:deletion>
            <office:change-info>
              <dc:creator>Fabio Vitali</dc:creator>
              <dc:date>2013-09-25T14:48:00</dc:date>
            </office:change-info>
            <text:p text:style-name="P2"><text:span text:style-name="code"><text:span text:style-name="T1">-</text:span></text:span></text:p>
          </text:deletion>
        </text:changed-region>
        <text:changed-region xml:id="ct35054480" text:id="ct35054480">
          <text:insertion>
            <office:change-info>
              <dc:creator>Fabio Vitali</dc:creator>
              <dc:date>2013-09-25T14:48:00</dc:date>
            </office:change-info>
          </text:insertion>
        </text:changed-region>
        <text:changed-region xml:id="ct35055968" text:id="ct35055968">
          <text:deletion>
            <office:change-info>
              <dc:creator>Fabio Vitali</dc:creator>
              <dc:date>2013-09-25T14:49:00</dc:date>
            </office:change-info>
            <text:p text:style-name="P2"><text:span text:style-name="code"><text:span text:style-name="T1">-</text:span></text:span></text:p>
          </text:deletion>
        </text:changed-region>
        <text:changed-region xml:id="ct35055776" text:id="ct35055776">
          <text:insertion>
            <office:change-info>
              <dc:creator>Fabio Vitali</dc:creator>
              <dc:date>2013-09-25T14:49:00</dc:date>
            </office:change-info>
          </text:insertion>
        </text:changed-region>
        <text:changed-region xml:id="ct35056208" text:id="ct35056208">
          <text:insertion>
            <office:change-info>
              <dc:creator>Fabio Vitali</dc:creator>
              <dc:date>2013-09-25T14:50:00</dc:date>
            </office:change-info>
          </text:insertion>
        </text:changed-region>
        <text:changed-region xml:id="ct35057872" text:id="ct35057872">
          <text:deletion>
            <office:change-info>
              <dc:creator>Fabio Vitali</dc:creator>
              <dc:date>2013-09-25T14:50:00</dc:date>
            </office:change-info>
            <text:p text:style-name="P2"><text:span text:style-name="code"><text:span text:style-name="T1">-</text:span></text:span></text:p>
          </text:deletion>
        </text:changed-region>
        <text:changed-region xml:id="ct35058064" text:id="ct35058064">
          <text:deletion>
            <office:change-info>
              <dc:creator>Fabio Vitali</dc:creator>
              <dc:date>2013-09-25T14:50:00</dc:date>
            </office:change-info>
            <text:p text:style-name="P2"><text:span text:style-name="code"><text:span text:style-name="T1">-</text:span></text:span></text:p>
          </text:deletion>
        </text:changed-region>
        <text:changed-region xml:id="ct35056448" text:id="ct35056448">
          <text:insertion>
            <office:change-info>
              <dc:creator>Fabio Vitali</dc:creator>
              <dc:date>2013-09-25T14:50:00</dc:date>
            </office:change-info>
          </text:insertion>
        </text:changed-region>
        <text:changed-region xml:id="ct35058256" text:id="ct35058256">
          <text:deletion>
            <office:change-info>
              <dc:creator>Fabio Vitali</dc:creator>
              <dc:date>2013-09-25T14:50:00</dc:date>
            </office:change-info>
            <text:p text:style-name="P2"><text:span text:style-name="code"><text:span text:style-name="T1">-</text:span></text:span></text:p>
          </text:deletion>
        </text:changed-region>
        <text:changed-region xml:id="ct35056688" text:id="ct35056688">
          <text:insertion>
            <office:change-info>
              <dc:creator>Fabio Vitali</dc:creator>
              <dc:date>2013-09-25T14:50:00</dc:date>
            </office:change-info>
          </text:insertion>
        </text:changed-region>
        <text:changed-region xml:id="ct35058496" text:id="ct35058496">
          <text:deletion>
            <office:change-info>
              <dc:creator>Fabio Vitali</dc:creator>
              <dc:date>2013-09-25T14:50:00</dc:date>
            </office:change-info>
            <text:p text:style-name="P2"><text:span text:style-name="code"><text:span text:style-name="T1">-</text:span></text:span></text:p>
          </text:deletion>
        </text:changed-region>
        <text:changed-region xml:id="ct35056928" text:id="ct35056928">
          <text:insertion>
            <office:change-info>
              <dc:creator>Fabio Vitali</dc:creator>
              <dc:date>2013-09-25T14:50:00</dc:date>
            </office:change-info>
          </text:insertion>
        </text:changed-region>
        <text:changed-region xml:id="ct35058736" text:id="ct35058736">
          <text:deletion>
            <office:change-info>
              <dc:creator>Fabio Vitali</dc:creator>
              <dc:date>2013-09-25T14:50:00</dc:date>
            </office:change-info>
            <text:p text:style-name="P2"><text:span text:style-name="code"><text:span text:style-name="T1">-</text:span></text:span></text:p>
          </text:deletion>
        </text:changed-region>
        <text:changed-region xml:id="ct35057168" text:id="ct35057168">
          <text:insertion>
            <office:change-info>
              <dc:creator>Fabio Vitali</dc:creator>
              <dc:date>2013-09-25T14:50:00</dc:date>
            </office:change-info>
          </text:insertion>
        </text:changed-region>
        <text:changed-region xml:id="ct33956880" text:id="ct33956880">
          <text:insertion>
            <office:change-info>
              <dc:creator>Fabio Vitali</dc:creator>
              <dc:date>2013-09-25T15:31:00</dc:date>
            </office:change-info>
          </text:insertion>
        </text:changed-region>
        <text:changed-region xml:id="ct34086144" text:id="ct34086144">
          <text:insertion>
            <office:change-info>
              <dc:creator>Fabio Vitali</dc:creator>
              <dc:date>2013-09-25T15:33:00</dc:date>
            </office:change-info>
          </text:insertion>
        </text:changed-region>
        <text:changed-region xml:id="ct33973664" text:id="ct33973664">
          <text:insertion>
            <office:change-info>
              <dc:creator>Fabio Vitali</dc:creator>
              <dc:date>2013-09-25T15:34:00</dc:date>
            </office:change-info>
          </text:insertion>
        </text:changed-region>
        <text:changed-region xml:id="ct33976448" text:id="ct33976448">
          <text:insertion>
            <office:change-info>
              <dc:creator>Fabio Vitali</dc:creator>
              <dc:date>2013-09-25T15:35:00</dc:date>
            </office:change-info>
          </text:insertion>
        </text:changed-region>
        <text:changed-region xml:id="ct33970768" text:id="ct33970768">
          <text:insertion>
            <office:change-info>
              <dc:creator>Fabio Vitali</dc:creator>
              <dc:date>2013-09-25T15:34:00</dc:date>
            </office:change-info>
          </text:insertion>
        </text:changed-region>
        <text:changed-region xml:id="ct33977840" text:id="ct33977840">
          <text:insertion>
            <office:change-info>
              <dc:creator>Fabio Vitali</dc:creator>
              <dc:date>2013-09-25T15:35:00</dc:date>
            </office:change-info>
          </text:insertion>
        </text:changed-region>
        <text:changed-region xml:id="ct34849632" text:id="ct34849632">
          <text:insertion>
            <office:change-info>
              <dc:creator>Fabio Vitali</dc:creator>
              <dc:date>2013-09-25T15:34:00</dc:date>
            </office:change-info>
          </text:insertion>
        </text:changed-region>
        <text:changed-region xml:id="ct33979232" text:id="ct33979232">
          <text:insertion>
            <office:change-info>
              <dc:creator>Fabio Vitali</dc:creator>
              <dc:date>2013-09-25T15:35:00</dc:date>
            </office:change-info>
          </text:insertion>
        </text:changed-region>
        <text:changed-region xml:id="ct33969664" text:id="ct33969664">
          <text:insertion>
            <office:change-info>
              <dc:creator>Fabio Vitali</dc:creator>
              <dc:date>2013-09-25T15:34:00</dc:date>
            </office:change-info>
          </text:insertion>
        </text:changed-region>
        <text:changed-region xml:id="ct33980624" text:id="ct33980624">
          <text:insertion>
            <office:change-info>
              <dc:creator>Fabio Vitali</dc:creator>
              <dc:date>2013-09-25T15:35:00</dc:date>
            </office:change-info>
          </text:insertion>
        </text:changed-region>
        <text:changed-region xml:id="ct33972272" text:id="ct33972272">
          <text:insertion>
            <office:change-info>
              <dc:creator>Fabio Vitali</dc:creator>
              <dc:date>2013-09-25T15:34:00</dc:date>
            </office:change-info>
          </text:insertion>
        </text:changed-region>
        <text:changed-region xml:id="ct34132448" text:id="ct34132448">
          <text:insertion>
            <office:change-info>
              <dc:creator>Fabio Vitali</dc:creator>
              <dc:date>2013-09-25T15:35:00</dc:date>
            </office:change-info>
          </text:insertion>
        </text:changed-region>
        <text:changed-region xml:id="ct33975056" text:id="ct33975056">
          <text:insertion>
            <office:change-info>
              <dc:creator>Fabio Vitali</dc:creator>
              <dc:date>2013-09-25T15:34:00</dc:date>
            </office:change-info>
          </text:insertion>
        </text:changed-region>
        <text:changed-region xml:id="ct34044928" text:id="ct34044928">
          <text:insertion>
            <office:change-info>
              <dc:creator>Fabio Vitali</dc:creator>
              <dc:date>2013-09-25T14:51:00</dc:date>
            </office:change-info>
          </text:insertion>
        </text:changed-region>
        <text:changed-region xml:id="ct33953952" text:id="ct33953952">
          <text:deletion>
            <office:change-info>
              <dc:creator>Fabio Vitali</dc:creator>
              <dc:date>2013-09-25T14:51:00</dc:date>
            </office:change-info>
            <text:p text:style-name="Standard">Identifiers </text:p>
          </text:deletion>
        </text:changed-region>
        <text:changed-region xml:id="ct34046400" text:id="ct34046400">
          <text:insertion>
            <office:change-info>
              <dc:creator>Fabio Vitali</dc:creator>
              <dc:date>2013-09-25T14:51:00</dc:date>
            </office:change-info>
          </text:insertion>
        </text:changed-region>
        <text:changed-region xml:id="ct33982016" text:id="ct33982016">
          <text:insertion>
            <office:change-info>
              <dc:creator>Fabio Vitali</dc:creator>
              <dc:date>2013-09-25T15:36:00</dc:date>
            </office:change-info>
          </text:insertion>
        </text:changed-region>
        <text:changed-region xml:id="ct34057856" text:id="ct34057856">
          <text:insertion>
            <office:change-info>
              <dc:creator>Fabio Vitali</dc:creator>
              <dc:date>2013-09-25T14:51:00</dc:date>
            </office:change-info>
          </text:insertion>
        </text:changed-region>
        <text:changed-region xml:id="ct33952528" text:id="ct33952528">
          <text:insertion>
            <office:change-info>
              <dc:creator>Fabio Vitali</dc:creator>
              <dc:date>2013-09-25T14:51:00</dc:date>
            </office:change-info>
          </text:insertion>
        </text:changed-region>
        <text:changed-region xml:id="ct33991504" text:id="ct33991504">
          <text:insertion>
            <office:change-info>
              <dc:creator>Fabio Vitali</dc:creator>
              <dc:date>2013-09-25T15:37:00</dc:date>
            </office:change-info>
          </text:insertion>
        </text:changed-region>
        <text:changed-region xml:id="ct33997600" text:id="ct33997600">
          <text:deletion>
            <office:change-info>
              <dc:creator>Fabio Vitali</dc:creator>
              <dc:date>2013-09-25T15:37:00</dc:date>
            </office:change-info>
            <text:p text:style-name="Standard">and when </text:p>
          </text:deletion>
        </text:changed-region>
        <text:changed-region xml:id="ct33998992" text:id="ct33998992">
          <text:deletion>
            <office:change-info>
              <dc:creator>Fabio Vitali</dc:creator>
              <dc:date>2013-09-25T15:37:00</dc:date>
            </office:change-info>
            <text:p text:style-name="Standard">officially </text:p>
          </text:deletion>
        </text:changed-region>
        <text:changed-region xml:id="ct33993168" text:id="ct33993168">
          <text:insertion>
            <office:change-info>
              <dc:creator>Fabio Vitali</dc:creator>
              <dc:date>2013-09-25T15:37:00</dc:date>
            </office:change-info>
          </text:insertion>
        </text:changed-region>
        <text:changed-region xml:id="ct34398560" text:id="ct34398560">
          <text:insertion>
            <office:change-info>
              <dc:creator>Fabio Vitali</dc:creator>
              <dc:date>2013-09-25T15:46:00</dc:date>
            </office:change-info>
          </text:insertion>
        </text:changed-region>
        <text:changed-region xml:id="ct34205600" text:id="ct34205600">
          <text:insertion>
            <office:change-info>
              <dc:creator>Fabio Vitali</dc:creator>
              <dc:date>2013-09-25T15:37:00</dc:date>
            </office:change-info>
          </text:insertion>
        </text:changed-region>
        <text:changed-region xml:id="ct34003168" text:id="ct34003168">
          <text:insertion>
            <office:change-info>
              <dc:creator>Fabio Vitali</dc:creator>
              <dc:date>2013-09-25T15:38:00</dc:date>
            </office:change-info>
          </text:insertion>
        </text:changed-region>
        <text:changed-region xml:id="ct34194304" text:id="ct34194304">
          <text:insertion>
            <office:change-info>
              <dc:creator>Fabio Vitali</dc:creator>
              <dc:date>2013-09-25T15:37:00</dc:date>
            </office:change-info>
          </text:insertion>
        </text:changed-region>
        <text:changed-region xml:id="ct34227520" text:id="ct34227520">
          <text:insertion>
            <office:change-info>
              <dc:creator>Fabio Vitali</dc:creator>
              <dc:date>2013-09-25T15:38:00</dc:date>
            </office:change-info>
          </text:insertion>
        </text:changed-region>
        <text:changed-region xml:id="ct34247728" text:id="ct34247728">
          <text:insertion>
            <office:change-info>
              <dc:creator>Fabio Vitali</dc:creator>
              <dc:date>2013-09-25T15:39:00</dc:date>
            </office:change-info>
          </text:insertion>
        </text:changed-region>
        <text:changed-region xml:id="ct34007344" text:id="ct34007344">
          <text:insertion>
            <office:change-info>
              <dc:creator>Fabio Vitali</dc:creator>
              <dc:date>2013-09-25T15:40:00</dc:date>
            </office:change-info>
          </text:insertion>
        </text:changed-region>
        <text:changed-region xml:id="ct34019120" text:id="ct34019120">
          <text:insertion>
            <office:change-info>
              <dc:creator>Fabio Vitali</dc:creator>
              <dc:date>2013-09-25T15:41:00</dc:date>
            </office:change-info>
          </text:insertion>
        </text:changed-region>
        <text:changed-region xml:id="ct34010128" text:id="ct34010128">
          <text:insertion>
            <office:change-info>
              <dc:creator>Fabio Vitali</dc:creator>
              <dc:date>2013-09-25T15:40:00</dc:date>
            </office:change-info>
          </text:insertion>
        </text:changed-region>
        <text:changed-region xml:id="ct34020512" text:id="ct34020512">
          <text:insertion>
            <office:change-info>
              <dc:creator>Fabio Vitali</dc:creator>
              <dc:date>2013-09-25T15:41:00</dc:date>
            </office:change-info>
          </text:insertion>
        </text:changed-region>
        <text:changed-region xml:id="ct34025312" text:id="ct34025312">
          <text:insertion>
            <office:change-info>
              <dc:creator>Fabio Vitali</dc:creator>
              <dc:date>2013-09-25T15:42:00</dc:date>
            </office:change-info>
          </text:insertion>
        </text:changed-region>
        <text:changed-region xml:id="ct34040400" text:id="ct34040400">
          <text:insertion>
            <office:change-info>
              <dc:creator>Fabio Vitali</dc:creator>
              <dc:date>2013-09-25T15:45:00</dc:date>
            </office:change-info>
          </text:insertion>
        </text:changed-region>
        <text:changed-region xml:id="ct34023952" text:id="ct34023952">
          <text:insertion>
            <office:change-info>
              <dc:creator>Fabio Vitali</dc:creator>
              <dc:date>2013-09-25T15:42:00</dc:date>
            </office:change-info>
          </text:insertion>
        </text:changed-region>
        <text:changed-region xml:id="ct34032272" text:id="ct34032272">
          <text:insertion>
            <office:change-info>
              <dc:creator>Fabio Vitali</dc:creator>
              <dc:date>2013-09-25T15:43:00</dc:date>
            </office:change-info>
          </text:insertion>
        </text:changed-region>
        <text:changed-region xml:id="ct34321200" text:id="ct34321200">
          <text:insertion>
            <office:change-info>
              <dc:creator>Fabio Vitali</dc:creator>
              <dc:date>2013-09-25T15:42:00</dc:date>
            </office:change-info>
          </text:insertion>
        </text:changed-region>
        <text:changed-region xml:id="ct34033664" text:id="ct34033664">
          <text:insertion>
            <office:change-info>
              <dc:creator>Fabio Vitali</dc:creator>
              <dc:date>2013-09-25T15:43:00</dc:date>
            </office:change-info>
          </text:insertion>
        </text:changed-region>
        <text:changed-region xml:id="ct34035056" text:id="ct34035056">
          <text:insertion>
            <office:change-info>
              <dc:creator>Fabio Vitali</dc:creator>
              <dc:date>2013-09-25T15:44:00</dc:date>
            </office:change-info>
          </text:insertion>
        </text:changed-region>
        <text:changed-region xml:id="ct34026704" text:id="ct34026704">
          <text:insertion>
            <office:change-info>
              <dc:creator>Fabio Vitali</dc:creator>
              <dc:date>2013-09-25T15:43:00</dc:date>
            </office:change-info>
          </text:insertion>
        </text:changed-region>
        <text:changed-region xml:id="ct33986912" text:id="ct33986912">
          <text:insertion>
            <office:change-info>
              <dc:creator>Fabio Vitali</dc:creator>
              <dc:date>2013-09-25T15:42:00</dc:date>
            </office:change-info>
          </text:insertion>
        </text:changed-region>
        <text:changed-region xml:id="ct34028096" text:id="ct34028096">
          <text:insertion>
            <office:change-info>
              <dc:creator>Fabio Vitali</dc:creator>
              <dc:date>2013-09-25T15:43:00</dc:date>
            </office:change-info>
          </text:insertion>
        </text:changed-region>
        <text:changed-region xml:id="ct34379728" text:id="ct34379728">
          <text:insertion>
            <office:change-info>
              <dc:creator>Fabio Vitali</dc:creator>
              <dc:date>2013-09-25T15:44:00</dc:date>
            </office:change-info>
          </text:insertion>
        </text:changed-region>
        <text:changed-region xml:id="ct34029488" text:id="ct34029488">
          <text:insertion>
            <office:change-info>
              <dc:creator>Fabio Vitali</dc:creator>
              <dc:date>2013-09-25T15:43:00</dc:date>
            </office:change-info>
          </text:insertion>
        </text:changed-region>
        <text:changed-region xml:id="ct34036448" text:id="ct34036448">
          <text:insertion>
            <office:change-info>
              <dc:creator>Fabio Vitali</dc:creator>
              <dc:date>2013-09-25T15:44:00</dc:date>
            </office:change-info>
          </text:insertion>
        </text:changed-region>
        <text:changed-region xml:id="ct34030880" text:id="ct34030880">
          <text:insertion>
            <office:change-info>
              <dc:creator>Fabio Vitali</dc:creator>
              <dc:date>2013-09-25T15:43:00</dc:date>
            </office:change-info>
          </text:insertion>
        </text:changed-region>
        <text:changed-region xml:id="ct34037840" text:id="ct34037840">
          <text:insertion>
            <office:change-info>
              <dc:creator>Fabio Vitali</dc:creator>
              <dc:date>2013-09-25T15:44:00</dc:date>
            </office:change-info>
          </text:insertion>
        </text:changed-region>
        <text:changed-region xml:id="ct33983408" text:id="ct33983408">
          <text:insertion>
            <office:change-info>
              <dc:creator>Fabio Vitali</dc:creator>
              <dc:date>2013-09-25T15:46:00</dc:date>
            </office:change-info>
          </text:insertion>
        </text:changed-region>
        <text:changed-region xml:id="ct34087968" text:id="ct34087968">
          <text:insertion>
            <office:change-info>
              <dc:creator>Fabio Vitali</dc:creator>
              <dc:date>2013-09-25T15:46:00</dc:date>
            </office:change-info>
          </text:insertion>
        </text:changed-region>
        <text:changed-region xml:id="ct33964736" text:id="ct33964736">
          <text:insertion>
            <office:change-info>
              <dc:creator>Fabio Vitali</dc:creator>
              <dc:date>2013-09-25T15:46:00</dc:date>
            </office:change-info>
          </text:insertion>
        </text:changed-region>
        <text:changed-region xml:id="ct33984800" text:id="ct33984800">
          <text:deletion>
            <office:change-info>
              <dc:creator>Fabio Vitali</dc:creator>
              <dc:date>2013-09-25T15:47:00</dc:date>
            </office:change-info>
            <text:p text:style-name="Standard">must </text:p>
          </text:deletion>
        </text:changed-region>
        <text:changed-region xml:id="ct34001776" text:id="ct34001776">
          <text:insertion>
            <office:change-info>
              <dc:creator>Fabio Vitali</dc:creator>
              <dc:date>2013-09-25T15:48:00</dc:date>
            </office:change-info>
          </text:insertion>
        </text:changed-region>
        <text:changed-region xml:id="ct36428576" text:id="ct36428576">
          <text:deletion>
            <office:change-info>
              <dc:creator>Fabio Vitali</dc:creator>
              <dc:date>2013-10-09T18:21:00</dc:date>
            </office:change-info>
            <text:p text:style-name="Standard">URI</text:p>
          </text:deletion>
        </text:changed-region>
        <text:changed-region xml:id="ct35139888" text:id="ct35139888">
          <text:insertion>
            <office:change-info>
              <dc:creator>Fabio Vitali</dc:creator>
              <dc:date>2013-10-09T18:21:00</dc:date>
            </office:change-info>
          </text:insertion>
        </text:changed-region>
        <text:changed-region xml:id="ct34000384" text:id="ct34000384">
          <text:insertion>
            <office:change-info>
              <dc:creator>Fabio Vitali</dc:creator>
              <dc:date>2013-09-25T15:48:00</dc:date>
            </office:change-info>
          </text:insertion>
        </text:changed-region>
        <text:changed-region xml:id="ct34011520" text:id="ct34011520">
          <text:deletion>
            <office:change-info>
              <dc:creator>Fabio Vitali</dc:creator>
              <dc:date>2013-09-25T15:48:00</dc:date>
            </office:change-info>
            <text:p text:style-name="Standard">The first </text:p>
          </text:deletion>
        </text:changed-region>
        <text:changed-region xml:id="ct34013552" text:id="ct34013552">
          <text:deletion>
            <office:change-info>
              <dc:creator>Fabio Vitali</dc:creator>
              <dc:date>2013-09-25T15:48:00</dc:date>
            </office:change-info>
            <text:p text:style-name="Standard">second </text:p>
          </text:deletion>
        </text:changed-region>
        <text:changed-region xml:id="ct33996256" text:id="ct33996256">
          <text:insertion>
            <office:change-info>
              <dc:creator>Fabio Vitali</dc:creator>
              <dc:date>2013-09-25T15:48:00</dc:date>
            </office:change-info>
          </text:insertion>
        </text:changed-region>
        <text:changed-region xml:id="ct34291056" text:id="ct34291056">
          <text:deletion>
            <office:change-info>
              <dc:creator>Fabio Vitali</dc:creator>
              <dc:date>2013-09-25T15:48:00</dc:date>
            </office:change-info>
            <text:p text:style-name="Standard">the persistent id </text:p>
          </text:deletion>
        </text:changed-region>
        <text:changed-region xml:id="ct33990112" text:id="ct33990112">
          <text:insertion>
            <office:change-info>
              <dc:creator>Fabio Vitali</dc:creator>
              <dc:date>2013-09-25T15:48:00</dc:date>
            </office:change-info>
          </text:insertion>
        </text:changed-region>
        <text:changed-region xml:id="ct34004560" text:id="ct34004560">
          <text:deletion>
            <office:change-info>
              <dc:creator>Fabio Vitali</dc:creator>
              <dc:date>2013-09-25T15:48:00</dc:date>
            </office:change-info>
            <text:p text:style-name="Standard">,</text:p>
          </text:deletion>
        </text:changed-region>
        <text:changed-region xml:id="ct34292688" text:id="ct34292688">
          <text:deletion>
            <office:change-info>
              <dc:creator>Fabio Vitali</dc:creator>
              <dc:date>2013-09-25T15:48:00</dc:date>
            </office:change-info>
            <text:p text:style-name="Standard">navigable </text:p>
          </text:deletion>
        </text:changed-region>
        <text:changed-region xml:id="ct33969184" text:id="ct33969184">
          <text:insertion>
            <office:change-info>
              <dc:creator>Fabio Vitali</dc:creator>
              <dc:date>2013-09-25T15:48:00</dc:date>
            </office:change-info>
          </text:insertion>
        </text:changed-region>
        <text:changed-region xml:id="ct33988720" text:id="ct33988720">
          <text:insertion>
            <office:change-info>
              <dc:creator>Fabio Vitali</dc:creator>
              <dc:date>2013-09-25T15:48:00</dc:date>
            </office:change-info>
          </text:insertion>
        </text:changed-region>
        <text:changed-region xml:id="ct34005952" text:id="ct34005952">
          <text:deletion>
            <office:change-info>
              <dc:creator>Fabio Vitali</dc:creator>
              <dc:date>2013-09-25T15:48:00</dc:date>
            </office:change-info>
            <text:p text:style-name="Standard">the persistent id</text:p>
          </text:deletion>
        </text:changed-region>
        <text:changed-region xml:id="ct34187648" text:id="ct34187648">
          <text:insertion>
            <office:change-info>
              <dc:creator>Fabio Vitali</dc:creator>
              <dc:date>2013-09-25T15:48:00</dc:date>
            </office:change-info>
          </text:insertion>
        </text:changed-region>
        <text:changed-region xml:id="ct35002400" text:id="ct35002400">
          <text:deletion>
            <office:change-info>
              <dc:creator>Fabio Vitali</dc:creator>
              <dc:date>2013-09-25T15:49:00</dc:date>
            </office:change-info>
            <text:p text:style-name="Standard"><text:span text:style-name="Macchina_20_da_20_scrivere_20_HTML">id</text:span> </text:p>
          </text:deletion>
        </text:changed-region>
        <text:changed-region xml:id="ct33951136" text:id="ct33951136">
          <text:insertion>
            <office:change-info>
              <dc:creator>Fabio Vitali</dc:creator>
              <dc:date>2013-09-25T15:49:00</dc:date>
            </office:change-info>
          </text:insertion>
        </text:changed-region>
        <text:changed-region xml:id="ct34933040" text:id="ct34933040">
          <text:deletion>
            <office:change-info>
              <dc:creator>Fabio Vitali</dc:creator>
              <dc:date>2013-09-25T15:49:00</dc:date>
            </office:change-info>
            <text:p text:style-name="Standard">contains the persistent identifier</text:p>
          </text:deletion>
        </text:changed-region>
        <text:changed-region xml:id="ct33949696" text:id="ct33949696">
          <text:insertion>
            <office:change-info>
              <dc:creator>Fabio Vitali</dc:creator>
              <dc:date>2013-09-25T15:49:00</dc:date>
            </office:change-info>
          </text:insertion>
        </text:changed-region>
        <text:changed-region xml:id="ct35104672" text:id="ct35104672">
          <text:deletion>
            <office:change-info>
              <dc:creator>Fabio Vitali</dc:creator>
              <dc:date>2013-09-25T15:49:00</dc:date>
            </office:change-info>
            <text:p text:style-name="Standard"><text:span text:style-name="Macchina_20_da_20_scrivere_20_HTML">evolvingId</text:span> </text:p>
          </text:deletion>
        </text:changed-region>
        <text:changed-region xml:id="ct34014944" text:id="ct34014944">
          <text:insertion>
            <office:change-info>
              <dc:creator>Fabio Vitali</dc:creator>
              <dc:date>2013-09-25T15:49:00</dc:date>
            </office:change-info>
          </text:insertion>
        </text:changed-region>
        <text:changed-region xml:id="ct34063024" text:id="ct34063024">
          <text:insertion>
            <office:change-info>
              <dc:creator>Fabio Vitali</dc:creator>
              <dc:date>2013-09-25T15:49:00</dc:date>
            </office:change-info>
          </text:insertion>
        </text:changed-region>
        <text:changed-region xml:id="ct35043072" text:id="ct35043072">
          <text:deletion>
            <office:change-info>
              <dc:creator>Fabio Vitali</dc:creator>
              <dc:date>2013-09-25T15:49:00</dc:date>
            </office:change-info>
            <text:p text:style-name="Standard">identifier </text:p>
          </text:deletion>
        </text:changed-region>
        <text:changed-region xml:id="ct34016336" text:id="ct34016336">
          <text:insertion>
            <office:change-info>
              <dc:creator>Fabio Vitali</dc:creator>
              <dc:date>2013-09-25T15:49:00</dc:date>
            </office:change-info>
          </text:insertion>
        </text:changed-region>
        <text:changed-region xml:id="ct34887312" text:id="ct34887312">
          <text:deletion>
            <office:change-info>
              <dc:creator>Fabio Vitali</dc:creator>
              <dc:date>2013-09-25T15:49:00</dc:date>
            </office:change-info>
            <text:p text:style-name="Standard">should be </text:p>
          </text:deletion>
        </text:changed-region>
        <text:changed-region xml:id="ct34829344" text:id="ct34829344">
          <text:deletion>
            <office:change-info>
              <dc:creator>Fabio Vitali</dc:creator>
              <dc:date>2013-09-25T15:49:00</dc:date>
            </office:change-info>
            <text:p text:style-name="Standard">if this this fragment was alone, without previous history or similarly named fragments</text:p>
          </text:deletion>
        </text:changed-region>
        <text:changed-region xml:id="ct34017728" text:id="ct34017728">
          <text:insertion>
            <office:change-info>
              <dc:creator>Fabio Vitali</dc:creator>
              <dc:date>2013-09-25T15:49:00</dc:date>
            </office:change-info>
          </text:insertion>
        </text:changed-region>
        <text:changed-region xml:id="ct34850672" text:id="ct34850672">
          <text:insertion>
            <office:change-info>
              <dc:creator>Fabio Vitali</dc:creator>
              <dc:date>2013-09-25T15:50:00</dc:date>
            </office:change-info>
          </text:insertion>
        </text:changed-region>
        <text:changed-region xml:id="ct34940848" text:id="ct34940848">
          <text:insertion>
            <office:change-info>
              <dc:creator>Fabio Vitali</dc:creator>
              <dc:date>2013-09-25T15:50:00</dc:date>
            </office:change-info>
          </text:insertion>
        </text:changed-region>
        <text:changed-region xml:id="ct33958880" text:id="ct33958880">
          <text:deletion>
            <office:change-info>
              <dc:creator>Fabio Vitali</dc:creator>
              <dc:date>2013-09-25T15:50:00</dc:date>
            </office:change-info>
            <text:p text:style-name="Standard">is </text:p>
          </text:deletion>
        </text:changed-region>
        <text:changed-region xml:id="ct35002096" text:id="ct35002096">
          <text:insertion>
            <office:change-info>
              <dc:creator>Fabio Vitali</dc:creator>
              <dc:date>2013-09-25T15:50:00</dc:date>
            </office:change-info>
          </text:insertion>
        </text:changed-region>
        <text:changed-region xml:id="ct34043376" text:id="ct34043376">
          <text:deletion>
            <office:change-info>
              <dc:creator>Fabio Vitali</dc:creator>
              <dc:date>2013-09-25T17:35:00</dc:date>
            </office:change-info>
            <text:p text:style-name="Standard">, and both use the same </text:p>
          </text:deletion>
        </text:changed-region>
        <text:changed-region xml:id="ct34920256" text:id="ct34920256">
          <text:deletion>
            <office:change-info>
              <dc:creator>Fabio Vitali</dc:creator>
              <dc:date>2013-09-25T15:51:00</dc:date>
            </office:change-info>
            <text:p text:style-name="Standard">evolvingId</text:p>
          </text:deletion>
        </text:changed-region>
        <text:changed-region xml:id="ct34117968" text:id="ct34117968">
          <text:insertion>
            <office:change-info>
              <dc:creator>Fabio Vitali</dc:creator>
              <dc:date>2013-09-25T17:35:00</dc:date>
            </office:change-info>
          </text:insertion>
        </text:changed-region>
        <text:changed-region xml:id="ct34085600" text:id="ct34085600">
          <text:deletion>
            <office:change-info>
              <dc:creator>Fabio Vitali</dc:creator>
              <dc:date>2013-09-25T17:35:00</dc:date>
            </office:change-info>
            <text:p text:style-name="Standard">.</text:p>
          </text:deletion>
        </text:changed-region>
        <text:changed-region xml:id="ct34701920" text:id="ct34701920">
          <text:deletion>
            <office:change-info>
              <dc:creator>Fabio Vitali</dc:creator>
              <dc:date>2013-09-25T15:53:00</dc:date>
            </office:change-info>
            <text:p text:style-name="P4"><text:span text:style-name="Macchina_20_da_20_scrivere_20_HTML">id="</text:span></text:p>
          </text:deletion>
        </text:changed-region>
        <text:changed-region xml:id="ct34163216" text:id="ct34163216">
          <text:deletion>
            <office:change-info>
              <dc:creator>Fabio Vitali</dc:creator>
              <dc:date>2013-09-25T16:58:00</dc:date>
            </office:change-info>
            <text:p text:style-name="P4"><text:span text:style-name="Macchina_20_da_20_scrivere_20_HTML">art2" </text:span></text:p>
          </text:deletion>
        </text:changed-region>
        <text:changed-region xml:id="ct34220112" text:id="ct34220112">
          <text:deletion>
            <office:change-info>
              <dc:creator>Fabio Vitali</dc:creator>
              <dc:date>2013-09-25T15:52:00</dc:date>
            </office:change-info>
            <text:p text:style-name="P4"><text:span text:style-name="Macchina_20_da_20_scrivere_20_HTML">evolvingId</text:span></text:p>
          </text:deletion>
        </text:changed-region>
        <text:changed-region xml:id="ct35111040" text:id="ct35111040">
          <text:insertion>
            <office:change-info>
              <dc:creator>Fabio Vitali</dc:creator>
              <dc:date>2013-09-25T15:52:00</dc:date>
            </office:change-info>
          </text:insertion>
        </text:changed-region>
        <text:changed-region xml:id="ct35000336" text:id="ct35000336">
          <text:insertion>
            <office:change-info>
              <dc:creator>Fabio Vitali</dc:creator>
              <dc:date>2013-09-25T15:53:00</dc:date>
            </office:change-info>
          </text:insertion>
        </text:changed-region>
        <text:changed-region xml:id="ct34990160" text:id="ct34990160">
          <text:deletion>
            <office:change-info>
              <dc:creator>Fabio Vitali</dc:creator>
              <dc:date>2013-09-25T15:53:00</dc:date>
            </office:change-info>
            <text:p text:style-name="P4"><text:span text:style-name="Macchina_20_da_20_scrivere_20_HTML">id</text:span></text:p>
          </text:deletion>
        </text:changed-region>
        <text:changed-region xml:id="ct34149296" text:id="ct34149296">
          <text:deletion>
            <office:change-info>
              <dc:creator>Fabio Vitali</dc:creator>
              <dc:date>2013-09-25T16:58:00</dc:date>
            </office:change-info>
            <text:p text:style-name="P4"><text:span text:style-name="Macchina_20_da_20_scrivere_20_HTML">fra</text:span></text:p>
          </text:deletion>
        </text:changed-region>
        <text:changed-region xml:id="ct34260944" text:id="ct34260944">
          <text:deletion>
            <office:change-info>
              <dc:creator>Fabio Vitali</dc:creator>
              <dc:date>2013-09-25T15:52:00</dc:date>
            </office:change-info>
            <text:p text:style-name="P4"><text:span text:style-name="Macchina_20_da_20_scrivere_20_HTML">evolvingId</text:span></text:p>
          </text:deletion>
        </text:changed-region>
        <text:changed-region xml:id="ct34981072" text:id="ct34981072">
          <text:insertion>
            <office:change-info>
              <dc:creator>Fabio Vitali</dc:creator>
              <dc:date>2013-09-25T15:52:00</dc:date>
            </office:change-info>
          </text:insertion>
        </text:changed-region>
        <text:changed-region xml:id="ct34156576" text:id="ct34156576">
          <text:insertion>
            <office:change-info>
              <dc:creator>Fabio Vitali</dc:creator>
              <dc:date>2013-09-25T16:58:00</dc:date>
            </office:change-info>
          </text:insertion>
        </text:changed-region>
        <text:changed-region xml:id="ct33825872" text:id="ct33825872">
          <text:deletion>
            <office:change-info>
              <dc:creator>Fabio Vitali</dc:creator>
              <dc:date>2013-09-25T17:36:00</dc:date>
            </office:change-info>
            <text:p text:style-name="Standard">, and both use the same </text:p>
          </text:deletion>
        </text:changed-region>
        <text:changed-region xml:id="ct34209344" text:id="ct34209344">
          <text:deletion>
            <office:change-info>
              <dc:creator>Fabio Vitali</dc:creator>
              <dc:date>2013-09-25T15:52:00</dc:date>
            </office:change-info>
            <text:p text:style-name="Standard">evolvingId</text:p>
          </text:deletion>
        </text:changed-region>
        <text:changed-region xml:id="ct34806416" text:id="ct34806416">
          <text:deletion>
            <office:change-info>
              <dc:creator>Fabio Vitali</dc:creator>
              <dc:date>2013-09-25T15:53:00</dc:date>
            </office:change-info>
            <text:p text:style-name="P4"><text:span text:style-name="Macchina_20_da_20_scrivere_20_HTML">id</text:span></text:p>
          </text:deletion>
        </text:changed-region>
        <text:changed-region xml:id="ct34058528" text:id="ct34058528">
          <text:deletion>
            <office:change-info>
              <dc:creator>Fabio Vitali</dc:creator>
              <dc:date>2013-09-25T17:35:00</dc:date>
            </office:change-info>
            <text:p text:style-name="P4"><text:span text:style-name="Macchina_20_da_20_scrivere_20_HTML">="art2" </text:span></text:p>
          </text:deletion>
        </text:changed-region>
        <text:changed-region xml:id="ct34176544" text:id="ct34176544">
          <text:deletion>
            <office:change-info>
              <dc:creator>Fabio Vitali</dc:creator>
              <dc:date>2013-09-25T15:52:00</dc:date>
            </office:change-info>
            <text:p text:style-name="P4"><text:span text:style-name="Macchina_20_da_20_scrivere_20_HTML">evolvingId</text:span></text:p>
          </text:deletion>
        </text:changed-region>
        <text:changed-region xml:id="ct34302784" text:id="ct34302784">
          <text:insertion>
            <office:change-info>
              <dc:creator>Fabio Vitali</dc:creator>
              <dc:date>2013-09-25T15:52:00</dc:date>
            </office:change-info>
          </text:insertion>
        </text:changed-region>
        <text:changed-region xml:id="ct34169872" text:id="ct34169872">
          <text:insertion>
            <office:change-info>
              <dc:creator>Fabio Vitali</dc:creator>
              <dc:date>2013-09-25T15:54:00</dc:date>
            </office:change-info>
          </text:insertion>
        </text:changed-region>
        <text:changed-region xml:id="ct34184064" text:id="ct34184064">
          <text:deletion>
            <office:change-info>
              <dc:creator>Fabio Vitali</dc:creator>
              <dc:date>2013-09-25T15:54:00</dc:date>
            </office:change-info>
            <text:p text:style-name="P4"><text:span text:style-name="Macchina_20_da_20_scrivere_20_HTML">id</text:span></text:p>
          </text:deletion>
        </text:changed-region>
        <text:changed-region xml:id="ct34571472" text:id="ct34571472">
          <text:deletion>
            <office:change-info>
              <dc:creator>Fabio Vitali</dc:creator>
              <dc:date>2013-09-25T17:35:00</dc:date>
            </office:change-info>
            <text:p text:style-name="P4"><text:span text:style-name="Macchina_20_da_20_scrivere_20_HTML">v1</text:span></text:p>
          </text:deletion>
        </text:changed-region>
        <text:changed-region xml:id="ct34104160" text:id="ct34104160">
          <text:deletion>
            <office:change-info>
              <dc:creator>Fabio Vitali</dc:creator>
              <dc:date>2013-09-25T15:52:00</dc:date>
            </office:change-info>
            <text:p text:style-name="P4"><text:span text:style-name="Macchina_20_da_20_scrivere_20_HTML">evolvingId</text:span></text:p>
          </text:deletion>
        </text:changed-region>
        <text:changed-region xml:id="ct34941472" text:id="ct34941472">
          <text:insertion>
            <office:change-info>
              <dc:creator>Fabio Vitali</dc:creator>
              <dc:date>2013-09-25T15:52:00</dc:date>
            </office:change-info>
          </text:insertion>
        </text:changed-region>
        <text:changed-region xml:id="ct34699664" text:id="ct34699664">
          <text:insertion>
            <office:change-info>
              <dc:creator>Fabio Vitali</dc:creator>
              <dc:date>2013-09-25T17:36:00</dc:date>
            </office:change-info>
          </text:insertion>
        </text:changed-region>
        <text:changed-region xml:id="ct34373264" text:id="ct34373264">
          <text:insertion>
            <office:change-info>
              <dc:creator>Fabio Vitali</dc:creator>
              <dc:date>2013-09-25T17:37:00</dc:date>
            </office:change-info>
          </text:insertion>
        </text:changed-region>
        <text:changed-region xml:id="ct34366112" text:id="ct34366112">
          <text:deletion>
            <office:change-info>
              <dc:creator>Fabio Vitali</dc:creator>
              <dc:date>2013-09-25T17:37:00</dc:date>
            </office:change-info>
            <text:p text:style-name="Standard">evolvingId </text:p>
          </text:deletion>
        </text:changed-region>
        <text:changed-region xml:id="ct34348416" text:id="ct34348416">
          <text:insertion>
            <office:change-info>
              <dc:creator>Fabio Vitali</dc:creator>
              <dc:date>2013-09-25T17:37:00</dc:date>
            </office:change-info>
          </text:insertion>
        </text:changed-region>
        <text:changed-region xml:id="ct34851152" text:id="ct34851152">
          <text:deletion>
            <office:change-info>
              <dc:creator>Fabio Vitali</dc:creator>
              <dc:date>2013-09-25T15:52:00</dc:date>
            </office:change-info>
            <text:p text:style-name="P4"><text:span text:style-name="Macchina_20_da_20_scrivere_20_HTML">evolvingId</text:span></text:p>
          </text:deletion>
        </text:changed-region>
        <text:changed-region xml:id="ct34553360" text:id="ct34553360">
          <text:insertion>
            <office:change-info>
              <dc:creator>Fabio Vitali</dc:creator>
              <dc:date>2013-09-25T17:37:00</dc:date>
            </office:change-info>
          </text:insertion>
        </text:changed-region>
        <text:changed-region xml:id="ct34999904" text:id="ct34999904">
          <text:deletion>
            <office:change-info>
              <dc:creator>Fabio Vitali</dc:creator>
              <dc:date>2013-09-25T15:52:00</dc:date>
            </office:change-info>
            <text:p text:style-name="P5">evolvingId</text:p>
          </text:deletion>
        </text:changed-region>
        <text:changed-region xml:id="ct36535504" text:id="ct36535504">
          <text:insertion>
            <office:change-info>
              <dc:creator>Fabio Vitali</dc:creator>
              <dc:date>2013-09-25T15:52:00</dc:date>
            </office:change-info>
          </text:insertion>
        </text:changed-region>
        <text:changed-region xml:id="ct34238944" text:id="ct34238944">
          <text:deletion>
            <office:change-info>
              <dc:creator>Fabio Vitali</dc:creator>
              <dc:date>2013-09-25T17:38:00</dc:date>
            </office:change-info>
            <text:p text:style-name="P4"><text:span text:style-name="Macchina_20_da_20_scrivere_20_HTML">id</text:span></text:p>
          </text:deletion>
        </text:changed-region>
        <text:changed-region xml:id="ct34316880" text:id="ct34316880">
          <text:insertion>
            <office:change-info>
              <dc:creator>Fabio Vitali</dc:creator>
              <dc:date>2013-09-25T17:38:00</dc:date>
            </office:change-info>
          </text:insertion>
        </text:changed-region>
        <text:changed-region xml:id="ct34394992" text:id="ct34394992">
          <text:deletion>
            <office:change-info>
              <dc:creator>Fabio Vitali</dc:creator>
              <dc:date>2013-09-25T17:37:00</dc:date>
            </office:change-info>
            <text:p text:style-name="P4"><text:span text:style-name="Macchina_20_da_20_scrivere_20_HTML">new</text:span></text:p>
          </text:deletion>
        </text:changed-region>
        <text:changed-region xml:id="ct34252016" text:id="ct34252016">
          <text:deletion>
            <office:change-info>
              <dc:creator>Fabio Vitali</dc:creator>
              <dc:date>2013-09-25T17:38:00</dc:date>
            </office:change-info>
            <text:p text:style-name="P4"><text:span text:style-name="Macchina_20_da_20_scrivere_20_HTML"><text:s/>evolvingId="art2"</text:span></text:p>
          </text:deletion>
        </text:changed-region>
        <text:changed-region xml:id="ct34280208" text:id="ct34280208">
          <text:deletion>
            <office:change-info>
              <dc:creator>Fabio Vitali</dc:creator>
              <dc:date>2013-09-25T17:38:00</dc:date>
            </office:change-info>
            <text:p text:style-name="P4"><text:span text:style-name="Macchina_20_da_20_scrivere_20_HTML">id</text:span></text:p>
          </text:deletion>
        </text:changed-region>
        <text:changed-region xml:id="ct34327696" text:id="ct34327696">
          <text:insertion>
            <office:change-info>
              <dc:creator>Fabio Vitali</dc:creator>
              <dc:date>2013-09-25T17:38:00</dc:date>
            </office:change-info>
          </text:insertion>
        </text:changed-region>
        <text:changed-region xml:id="ct34097376" text:id="ct34097376">
          <text:deletion>
            <office:change-info>
              <dc:creator>Fabio Vitali</dc:creator>
              <dc:date>2013-09-25T15:52:00</dc:date>
            </office:change-info>
            <text:p text:style-name="P4"><text:span text:style-name="Macchina_20_da_20_scrivere_20_HTML">evolvingId</text:span></text:p>
          </text:deletion>
        </text:changed-region>
        <text:changed-region xml:id="ct35052112" text:id="ct35052112">
          <text:insertion>
            <office:change-info>
              <dc:creator>Fabio Vitali</dc:creator>
              <dc:date>2013-09-25T15:52:00</dc:date>
            </office:change-info>
          </text:insertion>
        </text:changed-region>
        <text:changed-region xml:id="ct34341776" text:id="ct34341776">
          <text:insertion>
            <office:change-info>
              <dc:creator>Fabio Vitali</dc:creator>
              <dc:date>2013-09-25T17:38:00</dc:date>
            </office:change-info>
          </text:insertion>
        </text:changed-region>
        <text:changed-region xml:id="ct34291600" text:id="ct34291600">
          <text:deletion>
            <office:change-info>
              <dc:creator>Fabio Vitali</dc:creator>
              <dc:date>2013-09-25T17:38:00</dc:date>
            </office:change-info>
            <text:p text:style-name="P4"><text:span text:style-name="Macchina_20_da_20_scrivere_20_HTML">id</text:span></text:p>
          </text:deletion>
        </text:changed-region>
        <text:changed-region xml:id="ct34145760" text:id="ct34145760">
          <text:deletion>
            <office:change-info>
              <dc:creator>Fabio Vitali</dc:creator>
              <dc:date>2013-09-25T15:52:00</dc:date>
            </office:change-info>
            <text:p text:style-name="P4"><text:span text:style-name="Macchina_20_da_20_scrivere_20_HTML">evolvingId</text:span></text:p>
          </text:deletion>
        </text:changed-region>
        <text:changed-region xml:id="ct34008704" text:id="ct34008704">
          <text:insertion>
            <office:change-info>
              <dc:creator>Fabio Vitali</dc:creator>
              <dc:date>2013-09-25T15:52:00</dc:date>
            </office:change-info>
          </text:insertion>
        </text:changed-region>
        <text:changed-region xml:id="ct34124624" text:id="ct34124624">
          <text:deletion>
            <office:change-info>
              <dc:creator>Fabio Vitali</dc:creator>
              <dc:date>2013-09-25T15:52:00</dc:date>
            </office:change-info>
            <text:p text:style-name="Standard"><text:span text:style-name="Macchina_20_da_20_scrivere_20_HTML">evolvingId</text:span></text:p>
          </text:deletion>
        </text:changed-region>
        <text:changed-region xml:id="ct34355008" text:id="ct34355008">
          <text:insertion>
            <office:change-info>
              <dc:creator>Fabio Vitali</dc:creator>
              <dc:date>2013-09-25T15:52:00</dc:date>
            </office:change-info>
          </text:insertion>
        </text:changed-region>
        <text:changed-region xml:id="ct34212880" text:id="ct34212880">
          <text:insertion>
            <office:change-info>
              <dc:creator>Fabio Vitali</dc:creator>
              <dc:date>2013-09-25T17:39:00</dc:date>
            </office:change-info>
          </text:insertion>
        </text:changed-region>
        <text:changed-region xml:id="ct36538272" text:id="ct36538272">
          <text:deletion>
            <office:change-info>
              <dc:creator>Fabio Vitali</dc:creator>
              <dc:date>2013-09-25T17:39:00</dc:date>
            </office:change-info>
            <text:p text:style-name="Standard"><text:span text:style-name="Macchina_20_da_20_scrivere_20_HTML"><text:s/></text:span>and<text:span text:style-name="Macchina_20_da_20_scrivere_20_HTML"> id="art2"</text:span></text:p>
          </text:deletion>
        </text:changed-region>
        <text:changed-region xml:id="ct34056240" text:id="ct34056240">
          <text:deletion>
            <office:change-info>
              <dc:creator>Fabio Vitali</dc:creator>
              <dc:date>2013-09-25T15:52:00</dc:date>
            </office:change-info>
            <text:p text:style-name="Standard"><text:span text:style-name="Macchina_20_da_20_scrivere_20_HTML">evolvingId</text:span></text:p>
          </text:deletion>
        </text:changed-region>
        <text:changed-region xml:id="ct34047184" text:id="ct34047184">
          <text:insertion>
            <office:change-info>
              <dc:creator>Fabio Vitali</dc:creator>
              <dc:date>2013-09-25T15:52:00</dc:date>
            </office:change-info>
          </text:insertion>
        </text:changed-region>
        <text:changed-region xml:id="ct34295840" text:id="ct34295840">
          <text:deletion>
            <office:change-info>
              <dc:creator>Fabio Vitali</dc:creator>
              <dc:date>2013-09-25T17:40:00</dc:date>
            </office:change-info>
            <text:p text:style-name="Standard"><text:span text:style-name="Macchina_20_da_20_scrivere_20_HTML">id</text:span></text:p>
          </text:deletion>
        </text:changed-region>
        <text:changed-region xml:id="ct34386384" text:id="ct34386384">
          <text:insertion>
            <office:change-info>
              <dc:creator>Fabio Vitali</dc:creator>
              <dc:date>2013-09-25T17:40:00</dc:date>
            </office:change-info>
          </text:insertion>
        </text:changed-region>
        <text:changed-region xml:id="ct34979168" text:id="ct34979168">
          <text:deletion>
            <office:change-info>
              <dc:creator>Fabio Vitali</dc:creator>
              <dc:date>2013-09-25T15:52:00</dc:date>
            </office:change-info>
            <text:p text:style-name="Standard"><text:span text:style-name="Macchina_20_da_20_scrivere_20_HTML">evolvingID</text:span></text:p>
          </text:deletion>
        </text:changed-region>
        <text:changed-region xml:id="ct34267456" text:id="ct34267456">
          <text:insertion>
            <office:change-info>
              <dc:creator>Fabio Vitali</dc:creator>
              <dc:date>2013-09-25T15:52:00</dc:date>
            </office:change-info>
          </text:insertion>
        </text:changed-region>
        <text:changed-region xml:id="ct34943424" text:id="ct34943424">
          <text:insertion>
            <office:change-info>
              <dc:creator>Fabio Vitali</dc:creator>
              <dc:date>2013-09-25T17:40:00</dc:date>
            </office:change-info>
          </text:insertion>
        </text:changed-region>
        <text:changed-region xml:id="ct34334352" text:id="ct34334352">
          <text:insertion>
            <office:change-info>
              <dc:creator>Fabio Vitali</dc:creator>
              <dc:date>2013-09-25T17:40:00</dc:date>
            </office:change-info>
          </text:insertion>
        </text:changed-region>
        <text:changed-region xml:id="ct34306320" text:id="ct34306320">
          <text:deletion>
            <office:change-info>
              <dc:creator>Fabio Vitali</dc:creator>
              <dc:date>2013-09-25T17:40:00</dc:date>
            </office:change-info>
            <text:p text:style-name="Standard"><text:span text:style-name="Macchina_20_da_20_scrivere_20_HTML">id="art2new"</text:span></text:p>
          </text:deletion>
        </text:changed-region>
        <text:changed-region xml:id="ct34313040" text:id="ct34313040">
          <text:insertion>
            <office:change-info>
              <dc:creator>Fabio Vitali</dc:creator>
              <dc:date>2013-09-25T17:40:00</dc:date>
            </office:change-info>
          </text:insertion>
        </text:changed-region>
        <text:changed-region xml:id="ct36524656" text:id="ct36524656">
          <text:deletion>
            <office:change-info>
              <dc:creator>Fabio Vitali</dc:creator>
              <dc:date>2013-10-09T18:22:00</dc:date>
            </office:change-info>
            <text:h text:style-name="Heading_20_2" text:outline-level="2">URIs</text:h>
          </text:deletion>
        </text:changed-region>
        <text:changed-region xml:id="ct34564256" text:id="ct34564256">
          <text:insertion>
            <office:change-info>
              <dc:creator>Fabio Vitali</dc:creator>
              <dc:date>2013-10-09T18:22:00</dc:date>
            </office:change-info>
          </text:insertion>
        </text:changed-region>
        <text:changed-region xml:id="ct35192976" text:id="ct35192976">
          <text:insertion>
            <office:change-info>
              <dc:creator>Fabio Vitali</dc:creator>
              <dc:date>2013-10-09T18:20:00</dc:date>
            </office:change-info>
          </text:insertion>
        </text:changed-region>
        <text:changed-region xml:id="ct34568544" text:id="ct34568544">
          <text:deletion>
            <office:change-info>
              <dc:creator>Fabio Vitali</dc:creator>
              <dc:date>2013-10-09T18:20:00</dc:date>
            </office:change-info>
            <text:p text:style-name="Standard">U</text:p>
          </text:deletion>
        </text:changed-region>
        <text:changed-region xml:id="ct34429504" text:id="ct34429504">
          <text:insertion>
            <office:change-info>
              <dc:creator>Fabio Vitali</dc:creator>
              <dc:date>2013-10-09T18:23:00</dc:date>
            </office:change-info>
          </text:insertion>
        </text:changed-region>
        <text:changed-region xml:id="ct36502928" text:id="ct36502928">
          <text:deletion>
            <office:change-info>
              <dc:creator>Fabio Vitali</dc:creator>
              <dc:date>2013-10-09T18:21:00</dc:date>
            </office:change-info>
            <text:p text:style-name="Standard">URI</text:p>
          </text:deletion>
        </text:changed-region>
        <text:changed-region xml:id="ct36381472" text:id="ct36381472">
          <text:insertion>
            <office:change-info>
              <dc:creator>Fabio Vitali</dc:creator>
              <dc:date>2013-10-09T18:21:00</dc:date>
            </office:change-info>
          </text:insertion>
        </text:changed-region>
        <text:changed-region xml:id="ct34570624" text:id="ct34570624">
          <text:deletion>
            <office:change-info>
              <dc:creator>Fabio Vitali</dc:creator>
              <dc:date>2013-10-09T18:21:00</dc:date>
            </office:change-info>
            <text:p text:style-name="P6">URI</text:p>
          </text:deletion>
        </text:changed-region>
        <text:changed-region xml:id="ct35817712" text:id="ct35817712">
          <text:insertion>
            <office:change-info>
              <dc:creator>Fabio Vitali</dc:creator>
              <dc:date>2013-10-09T18:21:00</dc:date>
            </office:change-info>
          </text:insertion>
        </text:changed-region>
        <text:changed-region xml:id="ct35816816" text:id="ct35816816">
          <text:deletion>
            <office:change-info>
              <dc:creator>Fabio Vitali</dc:creator>
              <dc:date>2013-10-09T18:21:00</dc:date>
            </office:change-info>
            <text:p text:style-name="P6">URI</text:p>
          </text:deletion>
        </text:changed-region>
        <text:changed-region xml:id="ct35817952" text:id="ct35817952">
          <text:insertion>
            <office:change-info>
              <dc:creator>Fabio Vitali</dc:creator>
              <dc:date>2013-10-09T18:21:00</dc:date>
            </office:change-info>
          </text:insertion>
        </text:changed-region>
        <text:changed-region xml:id="ct35816096" text:id="ct35816096">
          <text:deletion>
            <office:change-info>
              <dc:creator>Fabio Vitali</dc:creator>
              <dc:date>2013-10-09T18:21:00</dc:date>
            </office:change-info>
            <text:p text:style-name="P6">URI</text:p>
          </text:deletion>
        </text:changed-region>
        <text:changed-region xml:id="ct35818192" text:id="ct35818192">
          <text:insertion>
            <office:change-info>
              <dc:creator>Fabio Vitali</dc:creator>
              <dc:date>2013-10-09T18:21:00</dc:date>
            </office:change-info>
          </text:insertion>
        </text:changed-region>
        <text:changed-region xml:id="ct34427104" text:id="ct34427104">
          <text:deletion>
            <office:change-info>
              <dc:creator>Fabio Vitali</dc:creator>
              <dc:date>2013-10-09T18:22:00</dc:date>
            </office:change-info>
            <text:p text:style-name="Standard">URIs</text:p>
          </text:deletion>
        </text:changed-region>
        <text:changed-region xml:id="ct36464704" text:id="ct36464704">
          <text:insertion>
            <office:change-info>
              <dc:creator>Fabio Vitali</dc:creator>
              <dc:date>2013-10-09T18:22:00</dc:date>
            </office:change-info>
          </text:insertion>
        </text:changed-region>
        <text:changed-region xml:id="ct34574528" text:id="ct34574528">
          <text:deletion>
            <office:change-info>
              <dc:creator>Fabio Vitali</dc:creator>
              <dc:date>2013-10-09T18:21:00</dc:date>
            </office:change-info>
            <text:p text:style-name="Standard">URI</text:p>
          </text:deletion>
        </text:changed-region>
        <text:changed-region xml:id="ct36434256" text:id="ct36434256">
          <text:insertion>
            <office:change-info>
              <dc:creator>Fabio Vitali</dc:creator>
              <dc:date>2013-10-09T18:21:00</dc:date>
            </office:change-info>
          </text:insertion>
        </text:changed-region>
        <text:changed-region xml:id="ct34427344" text:id="ct34427344">
          <text:deletion>
            <office:change-info>
              <dc:creator>Fabio Vitali</dc:creator>
              <dc:date>2013-10-09T18:22:00</dc:date>
            </office:change-info>
            <text:h text:style-name="Heading_20_2" text:outline-level="2">URIs</text:h>
          </text:deletion>
        </text:changed-region>
        <text:changed-region xml:id="ct36541264" text:id="ct36541264">
          <text:insertion>
            <office:change-info>
              <dc:creator>Fabio Vitali</dc:creator>
              <dc:date>2013-10-09T18:22:00</dc:date>
            </office:change-info>
          </text:insertion>
        </text:changed-region>
        <text:changed-region xml:id="ct34427824" text:id="ct34427824">
          <text:deletion>
            <office:change-info>
              <dc:creator>Fabio Vitali</dc:creator>
              <dc:date>2013-10-09T18:22:00</dc:date>
            </office:change-info>
            <text:p text:style-name="Standard">URIs</text:p>
          </text:deletion>
        </text:changed-region>
        <text:changed-region xml:id="ct34564496" text:id="ct34564496">
          <text:insertion>
            <office:change-info>
              <dc:creator>Fabio Vitali</dc:creator>
              <dc:date>2013-10-09T18:22:00</dc:date>
            </office:change-info>
          </text:insertion>
        </text:changed-region>
        <text:changed-region xml:id="ct34427584" text:id="ct34427584">
          <text:deletion>
            <office:change-info>
              <dc:creator>Fabio Vitali</dc:creator>
              <dc:date>2013-10-09T18:22:00</dc:date>
            </office:change-info>
            <text:p text:style-name="Standard">URIs</text:p>
          </text:deletion>
        </text:changed-region>
        <text:changed-region xml:id="ct36540304" text:id="ct36540304">
          <text:insertion>
            <office:change-info>
              <dc:creator>Fabio Vitali</dc:creator>
              <dc:date>2013-10-09T18:22:00</dc:date>
            </office:change-info>
          </text:insertion>
        </text:changed-region>
        <text:changed-region xml:id="ct34468864" text:id="ct34468864">
          <text:deletion>
            <office:change-info>
              <dc:creator>Fabio Vitali</dc:creator>
              <dc:date>2013-10-09T18:21:00</dc:date>
            </office:change-info>
            <text:p text:style-name="Standard"><text:span text:style-name="T3">URI</text:span></text:p>
          </text:deletion>
        </text:changed-region>
        <text:changed-region xml:id="ct36381952" text:id="ct36381952">
          <text:insertion>
            <office:change-info>
              <dc:creator>Fabio Vitali</dc:creator>
              <dc:date>2013-10-09T18:21:00</dc:date>
            </office:change-info>
          </text:insertion>
        </text:changed-region>
        <text:changed-region xml:id="ct34468144" text:id="ct34468144">
          <text:deletion>
            <office:change-info>
              <dc:creator>Fabio Vitali</dc:creator>
              <dc:date>2013-10-09T18:21:00</dc:date>
            </office:change-info>
            <text:p text:style-name="Standard">URI</text:p>
          </text:deletion>
        </text:changed-region>
        <text:changed-region xml:id="ct35828640" text:id="ct35828640">
          <text:insertion>
            <office:change-info>
              <dc:creator>Fabio Vitali</dc:creator>
              <dc:date>2013-10-09T18:21:00</dc:date>
            </office:change-info>
          </text:insertion>
        </text:changed-region>
        <text:changed-region xml:id="ct34572528" text:id="ct34572528">
          <text:deletion>
            <office:change-info>
              <dc:creator>Fabio Vitali</dc:creator>
              <dc:date>2013-10-09T18:21:00</dc:date>
            </office:change-info>
            <text:p text:style-name="Standard"><text:span text:style-name="T3">URI</text:span></text:p>
          </text:deletion>
        </text:changed-region>
        <text:changed-region xml:id="ct34560144" text:id="ct34560144">
          <text:insertion>
            <office:change-info>
              <dc:creator>Fabio Vitali</dc:creator>
              <dc:date>2013-10-09T18:21:00</dc:date>
            </office:change-info>
          </text:insertion>
        </text:changed-region>
        <text:changed-region xml:id="ct35827344" text:id="ct35827344">
          <text:deletion>
            <office:change-info>
              <dc:creator>Fabio Vitali</dc:creator>
              <dc:date>2013-10-09T18:21:00</dc:date>
            </office:change-info>
            <text:p text:style-name="Standard"><text:span text:style-name="T3">URI</text:span></text:p>
          </text:deletion>
        </text:changed-region>
        <text:changed-region xml:id="ct34560624" text:id="ct34560624">
          <text:insertion>
            <office:change-info>
              <dc:creator>Fabio Vitali</dc:creator>
              <dc:date>2013-10-09T18:21:00</dc:date>
            </office:change-info>
          </text:insertion>
        </text:changed-region>
        <text:changed-region xml:id="ct34577856" text:id="ct34577856">
          <text:deletion>
            <office:change-info>
              <dc:creator>Fabio Vitali</dc:creator>
              <dc:date>2013-10-09T18:21:00</dc:date>
            </office:change-info>
            <text:p text:style-name="Standard">URI</text:p>
          </text:deletion>
        </text:changed-region>
        <text:changed-region xml:id="ct34560384" text:id="ct34560384">
          <text:insertion>
            <office:change-info>
              <dc:creator>Fabio Vitali</dc:creator>
              <dc:date>2013-10-09T18:21:00</dc:date>
            </office:change-info>
          </text:insertion>
        </text:changed-region>
        <text:changed-region xml:id="ct34574768" text:id="ct34574768">
          <text:deletion>
            <office:change-info>
              <dc:creator>Fabio Vitali</dc:creator>
              <dc:date>2013-10-09T18:21:00</dc:date>
            </office:change-info>
            <text:p text:style-name="Standard">URI</text:p>
          </text:deletion>
        </text:changed-region>
        <text:changed-region xml:id="ct35817216" text:id="ct35817216">
          <text:insertion>
            <office:change-info>
              <dc:creator>Fabio Vitali</dc:creator>
              <dc:date>2013-10-09T18:21:00</dc:date>
            </office:change-info>
          </text:insertion>
        </text:changed-region>
        <text:changed-region xml:id="ct36503408" text:id="ct36503408">
          <text:deletion>
            <office:change-info>
              <dc:creator>Fabio Vitali</dc:creator>
              <dc:date>2013-10-09T18:21:00</dc:date>
            </office:change-info>
            <text:p text:style-name="Standard">URI</text:p>
          </text:deletion>
        </text:changed-region>
        <text:changed-region xml:id="ct35167248" text:id="ct35167248">
          <text:insertion>
            <office:change-info>
              <dc:creator>Fabio Vitali</dc:creator>
              <dc:date>2013-10-09T18:21:00</dc:date>
            </office:change-info>
          </text:insertion>
        </text:changed-region>
        <text:changed-region xml:id="ct35004960" text:id="ct35004960">
          <text:deletion>
            <office:change-info>
              <dc:creator>Fabio Vitali</dc:creator>
              <dc:date>2013-10-09T18:21:00</dc:date>
            </office:change-info>
            <text:p text:style-name="Standard">URI</text:p>
          </text:deletion>
        </text:changed-region>
        <text:changed-region xml:id="ct35003488" text:id="ct35003488">
          <text:insertion>
            <office:change-info>
              <dc:creator>Fabio Vitali</dc:creator>
              <dc:date>2013-10-09T18:21:00</dc:date>
            </office:change-info>
          </text:insertion>
        </text:changed-region>
        <text:changed-region xml:id="ct35005440" text:id="ct35005440">
          <text:deletion>
            <office:change-info>
              <dc:creator>Fabio Vitali</dc:creator>
              <dc:date>2013-10-09T18:21:00</dc:date>
            </office:change-info>
            <text:p text:style-name="Standard">URI</text:p>
          </text:deletion>
        </text:changed-region>
        <text:changed-region xml:id="ct34557392" text:id="ct34557392">
          <text:insertion>
            <office:change-info>
              <dc:creator>Fabio Vitali</dc:creator>
              <dc:date>2013-10-09T18:21:00</dc:date>
            </office:change-info>
          </text:insertion>
        </text:changed-region>
        <text:changed-region xml:id="ct34573008" text:id="ct34573008">
          <text:deletion>
            <office:change-info>
              <dc:creator>Fabio Vitali</dc:creator>
              <dc:date>2013-10-09T18:21:00</dc:date>
            </office:change-info>
            <text:p text:style-name="Standard"><text:span text:style-name="T4">URI</text:span></text:p>
          </text:deletion>
        </text:changed-region>
        <text:changed-region xml:id="ct35182304" text:id="ct35182304">
          <text:insertion>
            <office:change-info>
              <dc:creator>Fabio Vitali</dc:creator>
              <dc:date>2013-10-09T18:21:00</dc:date>
            </office:change-info>
          </text:insertion>
        </text:changed-region>
        <text:changed-region xml:id="ct34469104" text:id="ct34469104">
          <text:deletion>
            <office:change-info>
              <dc:creator>Fabio Vitali</dc:creator>
              <dc:date>2013-10-09T18:21:00</dc:date>
            </office:change-info>
            <text:p text:style-name="Standard">URI</text:p>
          </text:deletion>
        </text:changed-region>
        <text:changed-region xml:id="ct35182544" text:id="ct35182544">
          <text:insertion>
            <office:change-info>
              <dc:creator>Fabio Vitali</dc:creator>
              <dc:date>2013-10-09T18:21:00</dc:date>
            </office:change-info>
          </text:insertion>
        </text:changed-region>
        <text:changed-region xml:id="ct36488336" text:id="ct36488336">
          <text:deletion>
            <office:change-info>
              <dc:creator>Fabio Vitali</dc:creator>
              <dc:date>2013-10-09T18:22:00</dc:date>
            </office:change-info>
            <text:p text:style-name="Standard">URIs</text:p>
          </text:deletion>
        </text:changed-region>
        <text:changed-region xml:id="ct36466864" text:id="ct36466864">
          <text:insertion>
            <office:change-info>
              <dc:creator>Fabio Vitali</dc:creator>
              <dc:date>2013-10-09T18:22:00</dc:date>
            </office:change-info>
          </text:insertion>
        </text:changed-region>
        <text:changed-region xml:id="ct34571104" text:id="ct34571104">
          <text:deletion>
            <office:change-info>
              <dc:creator>Fabio Vitali</dc:creator>
              <dc:date>2013-10-09T18:21:00</dc:date>
            </office:change-info>
            <text:p text:style-name="Standard">URI</text:p>
          </text:deletion>
        </text:changed-region>
        <text:changed-region xml:id="ct35811344" text:id="ct35811344">
          <text:insertion>
            <office:change-info>
              <dc:creator>Fabio Vitali</dc:creator>
              <dc:date>2013-10-09T18:21:00</dc:date>
            </office:change-info>
          </text:insertion>
        </text:changed-region>
        <text:changed-region xml:id="ct34574048" text:id="ct34574048">
          <text:deletion>
            <office:change-info>
              <dc:creator>Fabio Vitali</dc:creator>
              <dc:date>2013-10-09T18:21:00</dc:date>
            </office:change-info>
            <text:p text:style-name="Standard">URI</text:p>
          </text:deletion>
        </text:changed-region>
        <text:changed-region xml:id="ct35815584" text:id="ct35815584">
          <text:insertion>
            <office:change-info>
              <dc:creator>Fabio Vitali</dc:creator>
              <dc:date>2013-10-09T18:21:00</dc:date>
            </office:change-info>
          </text:insertion>
        </text:changed-region>
        <text:changed-region xml:id="ct35006560" text:id="ct35006560">
          <text:deletion>
            <office:change-info>
              <dc:creator>Fabio Vitali</dc:creator>
              <dc:date>2013-10-09T18:21:00</dc:date>
            </office:change-info>
            <text:p text:style-name="Standard">URI</text:p>
          </text:deletion>
        </text:changed-region>
        <text:changed-region xml:id="ct33994560" text:id="ct33994560">
          <text:insertion>
            <office:change-info>
              <dc:creator>Fabio Vitali</dc:creator>
              <dc:date>2013-10-09T18:21:00</dc:date>
            </office:change-info>
          </text:insertion>
        </text:changed-region>
        <text:changed-region xml:id="ct35816576" text:id="ct35816576">
          <text:deletion>
            <office:change-info>
              <dc:creator>Fabio Vitali</dc:creator>
              <dc:date>2013-10-09T18:21:00</dc:date>
            </office:change-info>
            <text:p text:style-name="Standard">URI</text:p>
          </text:deletion>
        </text:changed-region>
        <text:changed-region xml:id="ct33995040" text:id="ct33995040">
          <text:insertion>
            <office:change-info>
              <dc:creator>Fabio Vitali</dc:creator>
              <dc:date>2013-10-09T18:21:00</dc:date>
            </office:change-info>
          </text:insertion>
        </text:changed-region>
        <text:changed-region xml:id="ct36526336" text:id="ct36526336">
          <text:deletion>
            <office:change-info>
              <dc:creator>Fabio Vitali</dc:creator>
              <dc:date>2013-10-09T18:22:00</dc:date>
            </office:change-info>
            <text:p text:style-name="Standard">URIs</text:p>
          </text:deletion>
        </text:changed-region>
        <text:changed-region xml:id="ct36465184" text:id="ct36465184">
          <text:insertion>
            <office:change-info>
              <dc:creator>Fabio Vitali</dc:creator>
              <dc:date>2013-10-09T18:22:00</dc:date>
            </office:change-info>
          </text:insertion>
        </text:changed-region>
        <text:changed-region xml:id="ct36429056" text:id="ct36429056">
          <text:deletion>
            <office:change-info>
              <dc:creator>Fabio Vitali</dc:creator>
              <dc:date>2013-10-09T18:21:00</dc:date>
            </office:change-info>
            <text:p text:style-name="Standard">URI</text:p>
          </text:deletion>
        </text:changed-region>
        <text:changed-region xml:id="ct33994800" text:id="ct33994800">
          <text:insertion>
            <office:change-info>
              <dc:creator>Fabio Vitali</dc:creator>
              <dc:date>2013-10-09T18:21:00</dc:date>
            </office:change-info>
          </text:insertion>
        </text:changed-region>
        <text:changed-region xml:id="ct34565680" text:id="ct34565680">
          <text:deletion>
            <office:change-info>
              <dc:creator>Fabio Vitali</dc:creator>
              <dc:date>2013-10-09T18:21:00</dc:date>
            </office:change-info>
            <text:p text:style-name="Standard">URI</text:p>
          </text:deletion>
        </text:changed-region>
        <text:changed-region xml:id="ct35815824" text:id="ct35815824">
          <text:insertion>
            <office:change-info>
              <dc:creator>Fabio Vitali</dc:creator>
              <dc:date>2013-10-09T18:21:00</dc:date>
            </office:change-info>
          </text:insertion>
        </text:changed-region>
        <text:changed-region xml:id="ct34566640" text:id="ct34566640">
          <text:deletion>
            <office:change-info>
              <dc:creator>Fabio Vitali</dc:creator>
              <dc:date>2013-10-09T18:21:00</dc:date>
            </office:change-info>
            <text:p text:style-name="Standard">URI</text:p>
          </text:deletion>
        </text:changed-region>
        <text:changed-region xml:id="ct35815344" text:id="ct35815344">
          <text:insertion>
            <office:change-info>
              <dc:creator>Fabio Vitali</dc:creator>
              <dc:date>2013-10-09T18:21:00</dc:date>
            </office:change-info>
          </text:insertion>
        </text:changed-region>
        <text:changed-region xml:id="ct34579600" text:id="ct34579600">
          <text:deletion>
            <office:change-info>
              <dc:creator>Fabio Vitali</dc:creator>
              <dc:date>2013-10-09T18:21:00</dc:date>
            </office:change-info>
            <text:p text:style-name="Standard">URI</text:p>
          </text:deletion>
        </text:changed-region>
        <text:changed-region xml:id="ct35811584" text:id="ct35811584">
          <text:insertion>
            <office:change-info>
              <dc:creator>Fabio Vitali</dc:creator>
              <dc:date>2013-10-09T18:21:00</dc:date>
            </office:change-info>
          </text:insertion>
        </text:changed-region>
        <text:changed-region xml:id="ct34580560" text:id="ct34580560">
          <text:deletion>
            <office:change-info>
              <dc:creator>Fabio Vitali</dc:creator>
              <dc:date>2013-10-09T18:21:00</dc:date>
            </office:change-info>
            <text:p text:style-name="Standard">URI</text:p>
          </text:deletion>
        </text:changed-region>
        <text:changed-region xml:id="ct35003008" text:id="ct35003008">
          <text:insertion>
            <office:change-info>
              <dc:creator>Fabio Vitali</dc:creator>
              <dc:date>2013-10-09T18:21:00</dc:date>
            </office:change-info>
          </text:insertion>
        </text:changed-region>
        <text:changed-region xml:id="ct36460592" text:id="ct36460592">
          <text:deletion>
            <office:change-info>
              <dc:creator>Fabio Vitali</dc:creator>
              <dc:date>2013-10-09T18:21:00</dc:date>
            </office:change-info>
            <text:p text:style-name="Standard">URI</text:p>
          </text:deletion>
        </text:changed-region>
        <text:changed-region xml:id="ct35002768" text:id="ct35002768">
          <text:insertion>
            <office:change-info>
              <dc:creator>Fabio Vitali</dc:creator>
              <dc:date>2013-10-09T18:21:00</dc:date>
            </office:change-info>
          </text:insertion>
        </text:changed-region>
        <text:changed-region xml:id="ct34576320" text:id="ct34576320">
          <text:deletion>
            <office:change-info>
              <dc:creator>Fabio Vitali</dc:creator>
              <dc:date>2013-10-09T18:21:00</dc:date>
            </office:change-info>
            <text:p text:style-name="Standard">URI</text:p>
          </text:deletion>
        </text:changed-region>
        <text:changed-region xml:id="ct35594608" text:id="ct35594608">
          <text:insertion>
            <office:change-info>
              <dc:creator>Fabio Vitali</dc:creator>
              <dc:date>2013-10-09T18:21:00</dc:date>
            </office:change-info>
          </text:insertion>
        </text:changed-region>
        <text:changed-region xml:id="ct36352128" text:id="ct36352128">
          <text:deletion>
            <office:change-info>
              <dc:creator>Fabio Vitali</dc:creator>
              <dc:date>2013-10-09T18:21:00</dc:date>
            </office:change-info>
            <text:p text:style-name="Standard">URI</text:p>
          </text:deletion>
        </text:changed-region>
        <text:changed-region xml:id="ct35594368" text:id="ct35594368">
          <text:insertion>
            <office:change-info>
              <dc:creator>Fabio Vitali</dc:creator>
              <dc:date>2013-10-09T18:21:00</dc:date>
            </office:change-info>
          </text:insertion>
        </text:changed-region>
        <text:changed-region xml:id="ct36460352" text:id="ct36460352">
          <text:deletion>
            <office:change-info>
              <dc:creator>Fabio Vitali</dc:creator>
              <dc:date>2013-10-09T18:21:00</dc:date>
            </office:change-info>
            <text:p text:style-name="Standard">URI</text:p>
          </text:deletion>
        </text:changed-region>
        <text:changed-region xml:id="ct34557152" text:id="ct34557152">
          <text:insertion>
            <office:change-info>
              <dc:creator>Fabio Vitali</dc:creator>
              <dc:date>2013-10-09T18:21:00</dc:date>
            </office:change-info>
          </text:insertion>
        </text:changed-region>
        <text:changed-region xml:id="ct36524896" text:id="ct36524896">
          <text:deletion>
            <office:change-info>
              <dc:creator>Fabio Vitali</dc:creator>
              <dc:date>2013-10-09T18:22:00</dc:date>
            </office:change-info>
            <text:p text:style-name="Standard">URIs</text:p>
          </text:deletion>
        </text:changed-region>
        <text:changed-region xml:id="ct36486896" text:id="ct36486896">
          <text:insertion>
            <office:change-info>
              <dc:creator>Fabio Vitali</dc:creator>
              <dc:date>2013-10-09T18:22:00</dc:date>
            </office:change-info>
          </text:insertion>
        </text:changed-region>
        <text:changed-region xml:id="ct36443904" text:id="ct36443904">
          <text:deletion>
            <office:change-info>
              <dc:creator>Fabio Vitali</dc:creator>
              <dc:date>2013-10-09T18:22:00</dc:date>
            </office:change-info>
            <text:p text:style-name="Standard">URIs</text:p>
          </text:deletion>
        </text:changed-region>
        <text:changed-region xml:id="ct36486416" text:id="ct36486416">
          <text:insertion>
            <office:change-info>
              <dc:creator>Fabio Vitali</dc:creator>
              <dc:date>2013-10-09T18:22:00</dc:date>
            </office:change-info>
          </text:insertion>
        </text:changed-region>
        <text:changed-region xml:id="ct36444144" text:id="ct36444144">
          <text:deletion>
            <office:change-info>
              <dc:creator>Fabio Vitali</dc:creator>
              <dc:date>2013-10-09T18:22:00</dc:date>
            </office:change-info>
            <text:p text:style-name="Standard">URIs</text:p>
          </text:deletion>
        </text:changed-region>
        <text:changed-region xml:id="ct36464944" text:id="ct36464944">
          <text:insertion>
            <office:change-info>
              <dc:creator>Fabio Vitali</dc:creator>
              <dc:date>2013-10-09T18:22:00</dc:date>
            </office:change-info>
          </text:insertion>
        </text:changed-region>
        <text:changed-region xml:id="ct35093424" text:id="ct35093424">
          <text:deletion>
            <office:change-info>
              <dc:creator>Fabio Vitali</dc:creator>
              <dc:date>2013-10-09T18:21:00</dc:date>
            </office:change-info>
            <text:p text:style-name="Standard">URI</text:p>
          </text:deletion>
        </text:changed-region>
        <text:changed-region xml:id="ct35828880" text:id="ct35828880">
          <text:insertion>
            <office:change-info>
              <dc:creator>Fabio Vitali</dc:creator>
              <dc:date>2013-10-09T18:21:00</dc:date>
            </office:change-info>
          </text:insertion>
        </text:changed-region>
        <text:changed-region xml:id="ct34575600" text:id="ct34575600">
          <text:deletion>
            <office:change-info>
              <dc:creator>Fabio Vitali</dc:creator>
              <dc:date>2013-10-09T18:21:00</dc:date>
            </office:change-info>
            <text:p text:style-name="Standard">URI</text:p>
          </text:deletion>
        </text:changed-region>
        <text:changed-region xml:id="ct36434016" text:id="ct36434016">
          <text:insertion>
            <office:change-info>
              <dc:creator>Fabio Vitali</dc:creator>
              <dc:date>2013-10-09T18:21:00</dc:date>
            </office:change-info>
          </text:insertion>
        </text:changed-region>
        <text:changed-region xml:id="ct36446064" text:id="ct36446064">
          <text:deletion>
            <office:change-info>
              <dc:creator>Fabio Vitali</dc:creator>
              <dc:date>2013-10-09T18:22:00</dc:date>
            </office:change-info>
            <text:p text:style-name="Standard">URIs</text:p>
          </text:deletion>
        </text:changed-region>
        <text:changed-region xml:id="ct36541504" text:id="ct36541504">
          <text:insertion>
            <office:change-info>
              <dc:creator>Fabio Vitali</dc:creator>
              <dc:date>2013-10-09T18:22:00</dc:date>
            </office:change-info>
          </text:insertion>
        </text:changed-region>
        <text:changed-region xml:id="ct36443664" text:id="ct36443664">
          <text:deletion>
            <office:change-info>
              <dc:creator>Fabio Vitali</dc:creator>
              <dc:date>2013-10-09T18:22:00</dc:date>
            </office:change-info>
            <text:p text:style-name="Standard">URIs</text:p>
          </text:deletion>
        </text:changed-region>
        <text:changed-region xml:id="ct36540544" text:id="ct36540544">
          <text:insertion>
            <office:change-info>
              <dc:creator>Fabio Vitali</dc:creator>
              <dc:date>2013-10-09T18:22:00</dc:date>
            </office:change-info>
          </text:insertion>
        </text:changed-region>
        <text:changed-region xml:id="ct36446304" text:id="ct36446304">
          <text:deletion>
            <office:change-info>
              <dc:creator>Fabio Vitali</dc:creator>
              <dc:date>2013-10-09T18:22:00</dc:date>
            </office:change-info>
            <text:p text:style-name="Standard">URIs</text:p>
          </text:deletion>
        </text:changed-region>
        <text:changed-region xml:id="ct34564016" text:id="ct34564016">
          <text:insertion>
            <office:change-info>
              <dc:creator>Fabio Vitali</dc:creator>
              <dc:date>2013-10-09T18:22:00</dc:date>
            </office:change-info>
          </text:insertion>
        </text:changed-region>
        <text:changed-region xml:id="ct36429296" text:id="ct36429296">
          <text:deletion>
            <office:change-info>
              <dc:creator>Fabio Vitali</dc:creator>
              <dc:date>2013-10-09T18:21:00</dc:date>
            </office:change-info>
            <text:p text:style-name="Standard">URI</text:p>
          </text:deletion>
        </text:changed-region>
        <text:changed-region xml:id="ct36022448" text:id="ct36022448">
          <text:insertion>
            <office:change-info>
              <dc:creator>Fabio Vitali</dc:creator>
              <dc:date>2013-10-09T18:21:00</dc:date>
            </office:change-info>
          </text:insertion>
        </text:changed-region>
        <text:changed-region xml:id="ct34566400" text:id="ct34566400">
          <text:deletion>
            <office:change-info>
              <dc:creator>Fabio Vitali</dc:creator>
              <dc:date>2013-10-09T18:21:00</dc:date>
            </office:change-info>
            <text:p text:style-name="Standard">URI</text:p>
          </text:deletion>
        </text:changed-region>
        <text:changed-region xml:id="ct35053616" text:id="ct35053616">
          <text:insertion>
            <office:change-info>
              <dc:creator>Fabio Vitali</dc:creator>
              <dc:date>2013-10-09T18:21:00</dc:date>
            </office:change-info>
          </text:insertion>
        </text:changed-region>
        <text:changed-region xml:id="ct35093904" text:id="ct35093904">
          <text:deletion>
            <office:change-info>
              <dc:creator>Fabio Vitali</dc:creator>
              <dc:date>2013-10-09T18:21:00</dc:date>
            </office:change-info>
            <text:p text:style-name="Standard">URI</text:p>
          </text:deletion>
        </text:changed-region>
        <text:changed-region xml:id="ct35819472" text:id="ct35819472">
          <text:insertion>
            <office:change-info>
              <dc:creator>Fabio Vitali</dc:creator>
              <dc:date>2013-10-09T18:21:00</dc:date>
            </office:change-info>
          </text:insertion>
        </text:changed-region>
        <text:changed-region xml:id="ct36445824" text:id="ct36445824">
          <text:deletion>
            <office:change-info>
              <dc:creator>Fabio Vitali</dc:creator>
              <dc:date>2013-10-09T18:22:00</dc:date>
            </office:change-info>
            <text:h text:style-name="Heading_20_2" text:outline-level="2">URIs</text:h>
          </text:deletion>
        </text:changed-region>
        <text:changed-region xml:id="ct34563776" text:id="ct34563776">
          <text:insertion>
            <office:change-info>
              <dc:creator>Fabio Vitali</dc:creator>
              <dc:date>2013-10-09T18:22:00</dc:date>
            </office:change-info>
          </text:insertion>
        </text:changed-region>
        <text:changed-region xml:id="ct36445584" text:id="ct36445584">
          <text:deletion>
            <office:change-info>
              <dc:creator>Fabio Vitali</dc:creator>
              <dc:date>2013-10-09T18:22:00</dc:date>
            </office:change-info>
            <text:p text:style-name="Standard">URIs</text:p>
          </text:deletion>
        </text:changed-region>
        <text:changed-region xml:id="ct34563536" text:id="ct34563536">
          <text:insertion>
            <office:change-info>
              <dc:creator>Fabio Vitali</dc:creator>
              <dc:date>2013-10-09T18:22:00</dc:date>
            </office:change-info>
          </text:insertion>
        </text:changed-region>
        <text:changed-region xml:id="ct36445344" text:id="ct36445344">
          <text:deletion>
            <office:change-info>
              <dc:creator>Fabio Vitali</dc:creator>
              <dc:date>2013-10-09T18:22:00</dc:date>
            </office:change-info>
            <text:p text:style-name="Standard">URIs</text:p>
          </text:deletion>
        </text:changed-region>
        <text:changed-region xml:id="ct36540784" text:id="ct36540784">
          <text:insertion>
            <office:change-info>
              <dc:creator>Fabio Vitali</dc:creator>
              <dc:date>2013-10-09T18:22:00</dc:date>
            </office:change-info>
          </text:insertion>
        </text:changed-region>
        <text:changed-region xml:id="ct36461312" text:id="ct36461312">
          <text:deletion>
            <office:change-info>
              <dc:creator>Fabio Vitali</dc:creator>
              <dc:date>2013-10-09T18:21:00</dc:date>
            </office:change-info>
            <text:p text:style-name="Standard"><text:span text:style-name="T3">URI</text:span></text:p>
          </text:deletion>
        </text:changed-region>
        <text:changed-region xml:id="ct35826448" text:id="ct35826448">
          <text:insertion>
            <office:change-info>
              <dc:creator>Fabio Vitali</dc:creator>
              <dc:date>2013-10-09T18:21:00</dc:date>
            </office:change-info>
          </text:insertion>
        </text:changed-region>
        <text:changed-region xml:id="ct34575840" text:id="ct34575840">
          <text:deletion>
            <office:change-info>
              <dc:creator>Fabio Vitali</dc:creator>
              <dc:date>2013-10-09T18:21:00</dc:date>
            </office:change-info>
            <text:p text:style-name="Standard">URI</text:p>
          </text:deletion>
        </text:changed-region>
        <text:changed-region xml:id="ct35818560" text:id="ct35818560">
          <text:insertion>
            <office:change-info>
              <dc:creator>Fabio Vitali</dc:creator>
              <dc:date>2013-10-09T18:21:00</dc:date>
            </office:change-info>
          </text:insertion>
        </text:changed-region>
        <text:changed-region xml:id="ct36445104" text:id="ct36445104">
          <text:deletion>
            <office:change-info>
              <dc:creator>Fabio Vitali</dc:creator>
              <dc:date>2013-10-09T18:22:00</dc:date>
            </office:change-info>
            <text:p text:style-name="Standard">URIs</text:p>
          </text:deletion>
        </text:changed-region>
        <text:changed-region xml:id="ct36464464" text:id="ct36464464">
          <text:insertion>
            <office:change-info>
              <dc:creator>Fabio Vitali</dc:creator>
              <dc:date>2013-10-09T18:22:00</dc:date>
            </office:change-info>
          </text:insertion>
        </text:changed-region>
        <text:changed-region xml:id="ct36444864" text:id="ct36444864">
          <text:deletion>
            <office:change-info>
              <dc:creator>Fabio Vitali</dc:creator>
              <dc:date>2013-10-09T18:22:00</dc:date>
            </office:change-info>
            <text:p text:style-name="Standard">URIs</text:p>
          </text:deletion>
        </text:changed-region>
        <text:changed-region xml:id="ct34563296" text:id="ct34563296">
          <text:insertion>
            <office:change-info>
              <dc:creator>Fabio Vitali</dc:creator>
              <dc:date>2013-10-09T18:22:00</dc:date>
            </office:change-info>
          </text:insertion>
        </text:changed-region>
        <text:changed-region xml:id="ct36444624" text:id="ct36444624">
          <text:deletion>
            <office:change-info>
              <dc:creator>Fabio Vitali</dc:creator>
              <dc:date>2013-10-09T18:22:00</dc:date>
            </office:change-info>
            <text:p text:style-name="Standard">URIs</text:p>
          </text:deletion>
        </text:changed-region>
        <text:changed-region xml:id="ct36541744" text:id="ct36541744">
          <text:insertion>
            <office:change-info>
              <dc:creator>Fabio Vitali</dc:creator>
              <dc:date>2013-10-09T18:22:00</dc:date>
            </office:change-info>
          </text:insertion>
        </text:changed-region>
        <text:changed-region xml:id="ct36444384" text:id="ct36444384">
          <text:deletion>
            <office:change-info>
              <dc:creator>Fabio Vitali</dc:creator>
              <dc:date>2013-10-09T18:22:00</dc:date>
            </office:change-info>
            <text:p text:style-name="Standard">URIs</text:p>
          </text:deletion>
        </text:changed-region>
        <text:changed-region xml:id="ct36541024" text:id="ct36541024">
          <text:insertion>
            <office:change-info>
              <dc:creator>Fabio Vitali</dc:creator>
              <dc:date>2013-10-09T18:22:00</dc:date>
            </office:change-info>
          </text:insertion>
        </text:changed-region>
        <text:changed-region xml:id="ct35092752" text:id="ct35092752">
          <text:deletion>
            <office:change-info>
              <dc:creator>Fabio Vitali</dc:creator>
              <dc:date>2013-10-09T18:21:00</dc:date>
            </office:change-info>
            <text:h text:style-name="Heading_20_2" text:outline-level="2">URI</text:h>
          </text:deletion>
        </text:changed-region>
        <text:changed-region xml:id="ct35711552" text:id="ct35711552">
          <text:insertion>
            <office:change-info>
              <dc:creator>Fabio Vitali</dc:creator>
              <dc:date>2013-10-09T18:21:00</dc:date>
            </office:change-info>
          </text:insertion>
        </text:changed-region>
        <text:changed-region xml:id="ct35093664" text:id="ct35093664">
          <text:deletion>
            <office:change-info>
              <dc:creator>Fabio Vitali</dc:creator>
              <dc:date>2013-10-09T18:21:00</dc:date>
            </office:change-info>
            <text:h text:style-name="Heading_20_3" text:outline-level="3">URI</text:h>
          </text:deletion>
        </text:changed-region>
        <text:changed-region xml:id="ct34556912" text:id="ct34556912">
          <text:insertion>
            <office:change-info>
              <dc:creator>Fabio Vitali</dc:creator>
              <dc:date>2013-10-09T18:21:00</dc:date>
            </office:change-info>
          </text:insertion>
        </text:changed-region>
        <text:changed-region xml:id="ct35093184" text:id="ct35093184">
          <text:deletion>
            <office:change-info>
              <dc:creator>Fabio Vitali</dc:creator>
              <dc:date>2013-10-09T18:21:00</dc:date>
            </office:change-info>
            <text:p text:style-name="Standard">URI</text:p>
          </text:deletion>
        </text:changed-region>
        <text:changed-region xml:id="ct36432656" text:id="ct36432656">
          <text:insertion>
            <office:change-info>
              <dc:creator>Fabio Vitali</dc:creator>
              <dc:date>2013-10-09T18:21:00</dc:date>
            </office:change-info>
          </text:insertion>
        </text:changed-region>
        <text:changed-region xml:id="ct35092944" text:id="ct35092944">
          <text:deletion>
            <office:change-info>
              <dc:creator>Fabio Vitali</dc:creator>
              <dc:date>2013-10-09T18:21:00</dc:date>
            </office:change-info>
            <text:p text:style-name="Standard">URI</text:p>
          </text:deletion>
        </text:changed-region>
        <text:changed-region xml:id="ct36432416" text:id="ct36432416">
          <text:insertion>
            <office:change-info>
              <dc:creator>Fabio Vitali</dc:creator>
              <dc:date>2013-10-09T18:21:00</dc:date>
            </office:change-info>
          </text:insertion>
        </text:changed-region>
        <text:changed-region xml:id="ct34042992" text:id="ct34042992">
          <text:deletion>
            <office:change-info>
              <dc:creator>Fabio Vitali</dc:creator>
              <dc:date>2013-10-09T18:21:00</dc:date>
            </office:change-info>
            <text:p text:style-name="Standard">URI</text:p>
          </text:deletion>
        </text:changed-region>
        <text:changed-region xml:id="ct34850112" text:id="ct34850112">
          <text:insertion>
            <office:change-info>
              <dc:creator>Fabio Vitali</dc:creator>
              <dc:date>2013-10-09T18:21:00</dc:date>
            </office:change-info>
          </text:insertion>
        </text:changed-region>
        <text:changed-region xml:id="ct34042512" text:id="ct34042512">
          <text:deletion>
            <office:change-info>
              <dc:creator>Fabio Vitali</dc:creator>
              <dc:date>2013-10-09T18:21:00</dc:date>
            </office:change-info>
            <text:p text:style-name="P7">URI</text:p>
          </text:deletion>
        </text:changed-region>
        <text:changed-region xml:id="ct34849872" text:id="ct34849872">
          <text:insertion>
            <office:change-info>
              <dc:creator>Fabio Vitali</dc:creator>
              <dc:date>2013-10-09T18:21:00</dc:date>
            </office:change-info>
          </text:insertion>
        </text:changed-region>
        <text:changed-region xml:id="ct34042272" text:id="ct34042272">
          <text:deletion>
            <office:change-info>
              <dc:creator>Fabio Vitali</dc:creator>
              <dc:date>2013-10-09T18:21:00</dc:date>
            </office:change-info>
            <text:p text:style-name="Standard">URI</text:p>
          </text:deletion>
        </text:changed-region>
        <text:changed-region xml:id="ct36437952" text:id="ct36437952">
          <text:insertion>
            <office:change-info>
              <dc:creator>Fabio Vitali</dc:creator>
              <dc:date>2013-10-09T18:21:00</dc:date>
            </office:change-info>
          </text:insertion>
        </text:changed-region>
        <text:changed-region xml:id="ct36443424" text:id="ct36443424">
          <text:deletion>
            <office:change-info>
              <dc:creator>Fabio Vitali</dc:creator>
              <dc:date>2013-10-09T18:22:00</dc:date>
            </office:change-info>
            <text:p text:style-name="Standard">URIs</text:p>
          </text:deletion>
        </text:changed-region>
        <text:changed-region xml:id="ct36487616" text:id="ct36487616">
          <text:insertion>
            <office:change-info>
              <dc:creator>Fabio Vitali</dc:creator>
              <dc:date>2013-10-09T18:22:00</dc:date>
            </office:change-info>
          </text:insertion>
        </text:changed-region>
        <text:changed-region xml:id="ct34042032" text:id="ct34042032">
          <text:deletion>
            <office:change-info>
              <dc:creator>Fabio Vitali</dc:creator>
              <dc:date>2013-10-09T18:21:00</dc:date>
            </office:change-info>
            <text:h text:style-name="Heading_20_3" text:outline-level="3">URI</text:h>
          </text:deletion>
        </text:changed-region>
        <text:changed-region xml:id="ct36437712" text:id="ct36437712">
          <text:insertion>
            <office:change-info>
              <dc:creator>Fabio Vitali</dc:creator>
              <dc:date>2013-10-09T18:21:00</dc:date>
            </office:change-info>
          </text:insertion>
        </text:changed-region>
        <text:changed-region xml:id="ct36527536" text:id="ct36527536">
          <text:deletion>
            <office:change-info>
              <dc:creator>Fabio Vitali</dc:creator>
              <dc:date>2013-10-09T18:22:00</dc:date>
            </office:change-info>
            <text:p text:style-name="Standard">URIs</text:p>
          </text:deletion>
        </text:changed-region>
        <text:changed-region xml:id="ct36487856" text:id="ct36487856">
          <text:insertion>
            <office:change-info>
              <dc:creator>Fabio Vitali</dc:creator>
              <dc:date>2013-10-09T18:22:00</dc:date>
            </office:change-info>
          </text:insertion>
        </text:changed-region>
        <text:changed-region xml:id="ct36527296" text:id="ct36527296">
          <text:deletion>
            <office:change-info>
              <dc:creator>Fabio Vitali</dc:creator>
              <dc:date>2013-10-09T18:22:00</dc:date>
            </office:change-info>
            <text:p text:style-name="Standard">URIs</text:p>
          </text:deletion>
        </text:changed-region>
        <text:changed-region xml:id="ct36487376" text:id="ct36487376">
          <text:insertion>
            <office:change-info>
              <dc:creator>Fabio Vitali</dc:creator>
              <dc:date>2013-10-09T18:22:00</dc:date>
            </office:change-info>
          </text:insertion>
        </text:changed-region>
        <text:changed-region xml:id="ct34041792" text:id="ct34041792">
          <text:deletion>
            <office:change-info>
              <dc:creator>Fabio Vitali</dc:creator>
              <dc:date>2013-10-09T18:21:00</dc:date>
            </office:change-info>
            <text:p text:style-name="Standard">URI</text:p>
          </text:deletion>
        </text:changed-region>
        <text:changed-region xml:id="ct34720288" text:id="ct34720288">
          <text:insertion>
            <office:change-info>
              <dc:creator>Fabio Vitali</dc:creator>
              <dc:date>2013-10-09T18:21:00</dc:date>
            </office:change-info>
          </text:insertion>
        </text:changed-region>
        <text:changed-region xml:id="ct36352608" text:id="ct36352608">
          <text:deletion>
            <office:change-info>
              <dc:creator>Fabio Vitali</dc:creator>
              <dc:date>2013-10-09T18:21:00</dc:date>
            </office:change-info>
            <text:p text:style-name="Standard">URI</text:p>
          </text:deletion>
        </text:changed-region>
        <text:changed-region xml:id="ct36477968" text:id="ct36477968">
          <text:insertion>
            <office:change-info>
              <dc:creator>Fabio Vitali</dc:creator>
              <dc:date>2013-10-09T18:21:00</dc:date>
            </office:change-info>
          </text:insertion>
        </text:changed-region>
        <text:changed-region xml:id="ct36352368" text:id="ct36352368">
          <text:deletion>
            <office:change-info>
              <dc:creator>Fabio Vitali</dc:creator>
              <dc:date>2013-10-09T18:21:00</dc:date>
            </office:change-info>
            <text:p text:style-name="Standard">URI</text:p>
          </text:deletion>
        </text:changed-region>
        <text:changed-region xml:id="ct36477728" text:id="ct36477728">
          <text:insertion>
            <office:change-info>
              <dc:creator>Fabio Vitali</dc:creator>
              <dc:date>2013-10-09T18:21:00</dc:date>
            </office:change-info>
          </text:insertion>
        </text:changed-region>
        <text:changed-region xml:id="ct36351888" text:id="ct36351888">
          <text:deletion>
            <office:change-info>
              <dc:creator>Fabio Vitali</dc:creator>
              <dc:date>2013-10-09T18:21:00</dc:date>
            </office:change-info>
            <text:p text:style-name="Standard">URI</text:p>
          </text:deletion>
        </text:changed-region>
        <text:changed-region xml:id="ct34943088" text:id="ct34943088">
          <text:insertion>
            <office:change-info>
              <dc:creator>Fabio Vitali</dc:creator>
              <dc:date>2013-10-09T18:21:00</dc:date>
            </office:change-info>
          </text:insertion>
        </text:changed-region>
        <text:changed-region xml:id="ct34576560" text:id="ct34576560">
          <text:deletion>
            <office:change-info>
              <dc:creator>Fabio Vitali</dc:creator>
              <dc:date>2013-10-09T18:21:00</dc:date>
            </office:change-info>
            <text:h text:style-name="Heading_20_2" text:outline-level="2">URI</text:h>
          </text:deletion>
        </text:changed-region>
        <text:changed-region xml:id="ct34720048" text:id="ct34720048">
          <text:insertion>
            <office:change-info>
              <dc:creator>Fabio Vitali</dc:creator>
              <dc:date>2013-10-09T18:21:00</dc:date>
            </office:change-info>
          </text:insertion>
        </text:changed-region>
        <text:changed-region xml:id="ct36527056" text:id="ct36527056">
          <text:deletion>
            <office:change-info>
              <dc:creator>Fabio Vitali</dc:creator>
              <dc:date>2013-10-09T18:22:00</dc:date>
            </office:change-info>
            <text:p text:style-name="Standard">URIs</text:p>
          </text:deletion>
        </text:changed-region>
        <text:changed-region xml:id="ct36485936" text:id="ct36485936">
          <text:insertion>
            <office:change-info>
              <dc:creator>Fabio Vitali</dc:creator>
              <dc:date>2013-10-09T18:22:00</dc:date>
            </office:change-info>
          </text:insertion>
        </text:changed-region>
        <text:changed-region xml:id="ct36526816" text:id="ct36526816">
          <text:deletion>
            <office:change-info>
              <dc:creator>Fabio Vitali</dc:creator>
              <dc:date>2013-10-09T18:22:00</dc:date>
            </office:change-info>
            <text:p text:style-name="Standard">URIs</text:p>
          </text:deletion>
        </text:changed-region>
        <text:changed-region xml:id="ct36485696" text:id="ct36485696">
          <text:insertion>
            <office:change-info>
              <dc:creator>Fabio Vitali</dc:creator>
              <dc:date>2013-10-09T18:22:00</dc:date>
            </office:change-info>
          </text:insertion>
        </text:changed-region>
        <text:changed-region xml:id="ct36461072" text:id="ct36461072">
          <text:deletion>
            <office:change-info>
              <dc:creator>Fabio Vitali</dc:creator>
              <dc:date>2013-10-09T18:21:00</dc:date>
            </office:change-info>
            <text:p text:style-name="Standard">URI</text:p>
          </text:deletion>
        </text:changed-region>
        <text:changed-region xml:id="ct34942848" text:id="ct34942848">
          <text:insertion>
            <office:change-info>
              <dc:creator>Fabio Vitali</dc:creator>
              <dc:date>2013-10-09T18:21:00</dc:date>
            </office:change-info>
          </text:insertion>
        </text:changed-region>
        <text:changed-region xml:id="ct36460832" text:id="ct36460832">
          <text:deletion>
            <office:change-info>
              <dc:creator>Fabio Vitali</dc:creator>
              <dc:date>2013-10-09T18:21:00</dc:date>
            </office:change-info>
            <text:h text:style-name="Heading_20_3" text:outline-level="3">URI</text:h>
          </text:deletion>
        </text:changed-region>
        <text:changed-region xml:id="ct36520336" text:id="ct36520336">
          <text:insertion>
            <office:change-info>
              <dc:creator>Fabio Vitali</dc:creator>
              <dc:date>2013-10-09T18:21:00</dc:date>
            </office:change-info>
          </text:insertion>
        </text:changed-region>
        <text:changed-region xml:id="ct34580080" text:id="ct34580080">
          <text:deletion>
            <office:change-info>
              <dc:creator>Fabio Vitali</dc:creator>
              <dc:date>2013-10-09T18:21:00</dc:date>
            </office:change-info>
            <text:p text:style-name="Standard">URI</text:p>
          </text:deletion>
        </text:changed-region>
        <text:changed-region xml:id="ct36225984" text:id="ct36225984">
          <text:insertion>
            <office:change-info>
              <dc:creator>Fabio Vitali</dc:creator>
              <dc:date>2013-10-09T18:21:00</dc:date>
            </office:change-info>
          </text:insertion>
        </text:changed-region>
        <text:changed-region xml:id="ct34580320" text:id="ct34580320">
          <text:deletion>
            <office:change-info>
              <dc:creator>Fabio Vitali</dc:creator>
              <dc:date>2013-10-09T18:21:00</dc:date>
            </office:change-info>
            <text:p text:style-name="P8">URI</text:p>
          </text:deletion>
        </text:changed-region>
        <text:changed-region xml:id="ct36226224" text:id="ct36226224">
          <text:insertion>
            <office:change-info>
              <dc:creator>Fabio Vitali</dc:creator>
              <dc:date>2013-10-09T18:21:00</dc:date>
            </office:change-info>
          </text:insertion>
        </text:changed-region>
        <text:changed-region xml:id="ct34562816" text:id="ct34562816">
          <text:deletion>
            <office:change-info>
              <dc:creator>Fabio Vitali</dc:creator>
              <dc:date>2013-10-09T18:21:00</dc:date>
            </office:change-info>
            <text:p text:style-name="P8">URI</text:p>
          </text:deletion>
        </text:changed-region>
        <text:changed-region xml:id="ct36457424" text:id="ct36457424">
          <text:insertion>
            <office:change-info>
              <dc:creator>Fabio Vitali</dc:creator>
              <dc:date>2013-10-09T18:21:00</dc:date>
            </office:change-info>
          </text:insertion>
        </text:changed-region>
        <text:changed-region xml:id="ct34563056" text:id="ct34563056">
          <text:deletion>
            <office:change-info>
              <dc:creator>Fabio Vitali</dc:creator>
              <dc:date>2013-10-09T18:21:00</dc:date>
            </office:change-info>
            <text:p text:style-name="P8">URI</text:p>
          </text:deletion>
        </text:changed-region>
        <text:changed-region xml:id="ct36457664" text:id="ct36457664">
          <text:insertion>
            <office:change-info>
              <dc:creator>Fabio Vitali</dc:creator>
              <dc:date>2013-10-09T18:21:00</dc:date>
            </office:change-info>
          </text:insertion>
        </text:changed-region>
        <text:changed-region xml:id="ct34579360" text:id="ct34579360">
          <text:deletion>
            <office:change-info>
              <dc:creator>Fabio Vitali</dc:creator>
              <dc:date>2013-10-09T18:21:00</dc:date>
            </office:change-info>
            <text:p text:style-name="P8">URI</text:p>
          </text:deletion>
        </text:changed-region>
        <text:changed-region xml:id="ct36022208" text:id="ct36022208">
          <text:insertion>
            <office:change-info>
              <dc:creator>Fabio Vitali</dc:creator>
              <dc:date>2013-10-09T18:21:00</dc:date>
            </office:change-info>
          </text:insertion>
        </text:changed-region>
        <text:changed-region xml:id="ct34579120" text:id="ct34579120">
          <text:deletion>
            <office:change-info>
              <dc:creator>Fabio Vitali</dc:creator>
              <dc:date>2013-10-09T18:21:00</dc:date>
            </office:change-info>
            <text:p text:style-name="Standard">URI</text:p>
          </text:deletion>
        </text:changed-region>
        <text:changed-region xml:id="ct36520096" text:id="ct36520096">
          <text:insertion>
            <office:change-info>
              <dc:creator>Fabio Vitali</dc:creator>
              <dc:date>2013-10-09T18:21:00</dc:date>
            </office:change-info>
          </text:insertion>
        </text:changed-region>
        <text:changed-region xml:id="ct36526576" text:id="ct36526576">
          <text:deletion>
            <office:change-info>
              <dc:creator>Fabio Vitali</dc:creator>
              <dc:date>2013-10-09T18:22:00</dc:date>
            </office:change-info>
            <text:h text:style-name="Heading_20_3" text:outline-level="3">URIs</text:h>
          </text:deletion>
        </text:changed-region>
        <text:changed-region xml:id="ct36465664" text:id="ct36465664">
          <text:insertion>
            <office:change-info>
              <dc:creator>Fabio Vitali</dc:creator>
              <dc:date>2013-10-09T18:22:00</dc:date>
            </office:change-info>
          </text:insertion>
        </text:changed-region>
        <text:changed-region xml:id="ct34566160" text:id="ct34566160">
          <text:deletion>
            <office:change-info>
              <dc:creator>Fabio Vitali</dc:creator>
              <dc:date>2013-10-09T18:21:00</dc:date>
            </office:change-info>
            <text:p text:style-name="Standard">URI</text:p>
          </text:deletion>
        </text:changed-region>
        <text:changed-region xml:id="ct35830992" text:id="ct35830992">
          <text:insertion>
            <office:change-info>
              <dc:creator>Fabio Vitali</dc:creator>
              <dc:date>2013-10-09T18:21:00</dc:date>
            </office:change-info>
          </text:insertion>
        </text:changed-region>
        <text:changed-region xml:id="ct34565920" text:id="ct34565920">
          <text:deletion>
            <office:change-info>
              <dc:creator>Fabio Vitali</dc:creator>
              <dc:date>2013-10-09T18:21:00</dc:date>
            </office:change-info>
            <text:p text:style-name="Standard">URI</text:p>
          </text:deletion>
        </text:changed-region>
        <text:changed-region xml:id="ct35164800" text:id="ct35164800">
          <text:insertion>
            <office:change-info>
              <dc:creator>Fabio Vitali</dc:creator>
              <dc:date>2013-10-09T18:21:00</dc:date>
            </office:change-info>
          </text:insertion>
        </text:changed-region>
        <text:changed-region xml:id="ct34565440" text:id="ct34565440">
          <text:deletion>
            <office:change-info>
              <dc:creator>Fabio Vitali</dc:creator>
              <dc:date>2013-10-09T18:21:00</dc:date>
            </office:change-info>
            <text:p text:style-name="P8">URI</text:p>
          </text:deletion>
        </text:changed-region>
        <text:changed-region xml:id="ct35111296" text:id="ct35111296">
          <text:insertion>
            <office:change-info>
              <dc:creator>Fabio Vitali</dc:creator>
              <dc:date>2013-10-09T18:21:00</dc:date>
            </office:change-info>
          </text:insertion>
        </text:changed-region>
        <text:changed-region xml:id="ct36429536" text:id="ct36429536">
          <text:deletion>
            <office:change-info>
              <dc:creator>Fabio Vitali</dc:creator>
              <dc:date>2013-10-09T18:21:00</dc:date>
            </office:change-info>
            <text:p text:style-name="Standard">URI</text:p>
          </text:deletion>
        </text:changed-region>
        <text:changed-region xml:id="ct35124752" text:id="ct35124752">
          <text:insertion>
            <office:change-info>
              <dc:creator>Fabio Vitali</dc:creator>
              <dc:date>2013-10-09T18:21:00</dc:date>
            </office:change-info>
          </text:insertion>
        </text:changed-region>
        <text:changed-region xml:id="ct36428816" text:id="ct36428816">
          <text:deletion>
            <office:change-info>
              <dc:creator>Fabio Vitali</dc:creator>
              <dc:date>2013-10-09T18:21:00</dc:date>
            </office:change-info>
            <text:p text:style-name="P8">URI</text:p>
          </text:deletion>
        </text:changed-region>
        <text:changed-region xml:id="ct35108512" text:id="ct35108512">
          <text:insertion>
            <office:change-info>
              <dc:creator>Fabio Vitali</dc:creator>
              <dc:date>2013-10-09T18:21:00</dc:date>
            </office:change-info>
          </text:insertion>
        </text:changed-region>
        <text:changed-region xml:id="ct36428336" text:id="ct36428336">
          <text:deletion>
            <office:change-info>
              <dc:creator>Fabio Vitali</dc:creator>
              <dc:date>2013-10-09T18:21:00</dc:date>
            </office:change-info>
            <text:p text:style-name="P8">URI</text:p>
          </text:deletion>
        </text:changed-region>
        <text:changed-region xml:id="ct35157216" text:id="ct35157216">
          <text:insertion>
            <office:change-info>
              <dc:creator>Fabio Vitali</dc:creator>
              <dc:date>2013-10-09T18:21:00</dc:date>
            </office:change-info>
          </text:insertion>
        </text:changed-region>
        <text:changed-region xml:id="ct36526096" text:id="ct36526096">
          <text:deletion>
            <office:change-info>
              <dc:creator>Fabio Vitali</dc:creator>
              <dc:date>2013-10-09T18:22:00</dc:date>
            </office:change-info>
            <text:h text:style-name="Heading_20_3" text:outline-level="3">URIs</text:h>
          </text:deletion>
        </text:changed-region>
        <text:changed-region xml:id="ct36465424" text:id="ct36465424">
          <text:insertion>
            <office:change-info>
              <dc:creator>Fabio Vitali</dc:creator>
              <dc:date>2013-10-09T18:22:00</dc:date>
            </office:change-info>
          </text:insertion>
        </text:changed-region>
        <text:changed-region xml:id="ct35826864" text:id="ct35826864">
          <text:deletion>
            <office:change-info>
              <dc:creator>Fabio Vitali</dc:creator>
              <dc:date>2013-10-09T18:21:00</dc:date>
            </office:change-info>
            <text:p text:style-name="Standard">URI</text:p>
          </text:deletion>
        </text:changed-region>
        <text:changed-region xml:id="ct35813072" text:id="ct35813072">
          <text:insertion>
            <office:change-info>
              <dc:creator>Fabio Vitali</dc:creator>
              <dc:date>2013-10-09T18:21:00</dc:date>
            </office:change-info>
          </text:insertion>
        </text:changed-region>
        <text:changed-region xml:id="ct35005200" text:id="ct35005200">
          <text:deletion>
            <office:change-info>
              <dc:creator>Fabio Vitali</dc:creator>
              <dc:date>2013-10-09T18:21:00</dc:date>
            </office:change-info>
            <text:p text:style-name="Standard">URI</text:p>
          </text:deletion>
        </text:changed-region>
        <text:changed-region xml:id="ct35813472" text:id="ct35813472">
          <text:insertion>
            <office:change-info>
              <dc:creator>Fabio Vitali</dc:creator>
              <dc:date>2013-10-09T18:21:00</dc:date>
            </office:change-info>
          </text:insertion>
        </text:changed-region>
        <text:changed-region xml:id="ct35816336" text:id="ct35816336">
          <text:deletion>
            <office:change-info>
              <dc:creator>Fabio Vitali</dc:creator>
              <dc:date>2013-10-09T18:21:00</dc:date>
            </office:change-info>
            <text:p text:style-name="Standard">URI</text:p>
          </text:deletion>
        </text:changed-region>
        <text:changed-region xml:id="ct35819824" text:id="ct35819824">
          <text:insertion>
            <office:change-info>
              <dc:creator>Fabio Vitali</dc:creator>
              <dc:date>2013-10-09T18:21:00</dc:date>
            </office:change-info>
          </text:insertion>
        </text:changed-region>
        <text:changed-region xml:id="ct35006800" text:id="ct35006800">
          <text:deletion>
            <office:change-info>
              <dc:creator>Fabio Vitali</dc:creator>
              <dc:date>2013-10-09T18:21:00</dc:date>
            </office:change-info>
            <text:h text:style-name="Heading_20_2" text:outline-level="2">URI</text:h>
          </text:deletion>
        </text:changed-region>
        <text:changed-region xml:id="ct35828144" text:id="ct35828144">
          <text:insertion>
            <office:change-info>
              <dc:creator>Fabio Vitali</dc:creator>
              <dc:date>2013-10-09T18:21:00</dc:date>
            </office:change-info>
          </text:insertion>
        </text:changed-region>
        <text:changed-region xml:id="ct36525856" text:id="ct36525856">
          <text:deletion>
            <office:change-info>
              <dc:creator>Fabio Vitali</dc:creator>
              <dc:date>2013-10-09T18:22:00</dc:date>
            </office:change-info>
            <text:p text:style-name="Standard">URIs</text:p>
          </text:deletion>
        </text:changed-region>
        <text:changed-region xml:id="ct36465904" text:id="ct36465904">
          <text:insertion>
            <office:change-info>
              <dc:creator>Fabio Vitali</dc:creator>
              <dc:date>2013-10-09T18:22:00</dc:date>
            </office:change-info>
          </text:insertion>
        </text:changed-region>
        <text:changed-region xml:id="ct36525616" text:id="ct36525616">
          <text:deletion>
            <office:change-info>
              <dc:creator>Fabio Vitali</dc:creator>
              <dc:date>2013-10-09T18:22:00</dc:date>
            </office:change-info>
            <text:p text:style-name="Standard">URIs</text:p>
          </text:deletion>
        </text:changed-region>
        <text:changed-region xml:id="ct36466144" text:id="ct36466144">
          <text:insertion>
            <office:change-info>
              <dc:creator>Fabio Vitali</dc:creator>
              <dc:date>2013-10-09T18:22:00</dc:date>
            </office:change-info>
          </text:insertion>
        </text:changed-region>
        <text:changed-region xml:id="ct35006080" text:id="ct35006080">
          <text:deletion>
            <office:change-info>
              <dc:creator>Fabio Vitali</dc:creator>
              <dc:date>2013-10-09T18:21:00</dc:date>
            </office:change-info>
            <text:p text:style-name="Standard">URI</text:p>
          </text:deletion>
        </text:changed-region>
        <text:changed-region xml:id="ct35046768" text:id="ct35046768">
          <text:insertion>
            <office:change-info>
              <dc:creator>Fabio Vitali</dc:creator>
              <dc:date>2013-10-09T18:21:00</dc:date>
            </office:change-info>
          </text:insertion>
        </text:changed-region>
        <text:changed-region xml:id="ct34574288" text:id="ct34574288">
          <text:deletion>
            <office:change-info>
              <dc:creator>Fabio Vitali</dc:creator>
              <dc:date>2013-10-09T18:21:00</dc:date>
            </office:change-info>
            <text:h text:style-name="Heading_20_3" text:outline-level="3">URI</text:h>
          </text:deletion>
        </text:changed-region>
        <text:changed-region xml:id="ct35162640" text:id="ct35162640">
          <text:insertion>
            <office:change-info>
              <dc:creator>Fabio Vitali</dc:creator>
              <dc:date>2013-10-09T18:21:00</dc:date>
            </office:change-info>
          </text:insertion>
        </text:changed-region>
        <text:changed-region xml:id="ct34578096" text:id="ct34578096">
          <text:deletion>
            <office:change-info>
              <dc:creator>Fabio Vitali</dc:creator>
              <dc:date>2013-10-09T18:21:00</dc:date>
            </office:change-info>
            <text:p text:style-name="Standard">URI</text:p>
          </text:deletion>
        </text:changed-region>
        <text:changed-region xml:id="ct35158304" text:id="ct35158304">
          <text:insertion>
            <office:change-info>
              <dc:creator>Fabio Vitali</dc:creator>
              <dc:date>2013-10-09T18:21:00</dc:date>
            </office:change-info>
          </text:insertion>
        </text:changed-region>
        <text:changed-region xml:id="ct34577616" text:id="ct34577616">
          <text:deletion>
            <office:change-info>
              <dc:creator>Fabio Vitali</dc:creator>
              <dc:date>2013-10-09T18:21:00</dc:date>
            </office:change-info>
            <text:p text:style-name="P8">URI</text:p>
          </text:deletion>
        </text:changed-region>
        <text:changed-region xml:id="ct35158688" text:id="ct35158688">
          <text:insertion>
            <office:change-info>
              <dc:creator>Fabio Vitali</dc:creator>
              <dc:date>2013-10-09T18:21:00</dc:date>
            </office:change-info>
          </text:insertion>
        </text:changed-region>
        <text:changed-region xml:id="ct36525376" text:id="ct36525376">
          <text:deletion>
            <office:change-info>
              <dc:creator>Fabio Vitali</dc:creator>
              <dc:date>2013-10-09T18:22:00</dc:date>
            </office:change-info>
            <text:h text:style-name="Heading_20_3" text:outline-level="3">URIs</text:h>
          </text:deletion>
        </text:changed-region>
        <text:changed-region xml:id="ct36466384" text:id="ct36466384">
          <text:insertion>
            <office:change-info>
              <dc:creator>Fabio Vitali</dc:creator>
              <dc:date>2013-10-09T18:22:00</dc:date>
            </office:change-info>
          </text:insertion>
        </text:changed-region>
        <text:changed-region xml:id="ct36525136" text:id="ct36525136">
          <text:deletion>
            <office:change-info>
              <dc:creator>Fabio Vitali</dc:creator>
              <dc:date>2013-10-09T18:22:00</dc:date>
            </office:change-info>
            <text:p text:style-name="Standard">URIs</text:p>
          </text:deletion>
        </text:changed-region>
        <text:changed-region xml:id="ct36466624" text:id="ct36466624">
          <text:insertion>
            <office:change-info>
              <dc:creator>Fabio Vitali</dc:creator>
              <dc:date>2013-10-09T18:22:00</dc:date>
            </office:change-info>
          </text:insertion>
        </text:changed-region>
        <text:changed-region xml:id="ct35006320" text:id="ct35006320">
          <text:deletion>
            <office:change-info>
              <dc:creator>Fabio Vitali</dc:creator>
              <dc:date>2013-10-09T18:21:00</dc:date>
            </office:change-info>
            <text:p text:style-name="Standard">URI</text:p>
          </text:deletion>
        </text:changed-region>
        <text:changed-region xml:id="ct35100016" text:id="ct35100016">
          <text:insertion>
            <office:change-info>
              <dc:creator>Fabio Vitali</dc:creator>
              <dc:date>2013-10-09T18:21:00</dc:date>
            </office:change-info>
          </text:insertion>
        </text:changed-region>
        <text:changed-region xml:id="ct36503648" text:id="ct36503648">
          <text:deletion>
            <office:change-info>
              <dc:creator>Fabio Vitali</dc:creator>
              <dc:date>2013-10-09T18:21:00</dc:date>
            </office:change-info>
            <text:p text:style-name="P8">URI</text:p>
          </text:deletion>
        </text:changed-region>
        <text:changed-region xml:id="ct35175632" text:id="ct35175632">
          <text:insertion>
            <office:change-info>
              <dc:creator>Fabio Vitali</dc:creator>
              <dc:date>2013-10-09T18:21:00</dc:date>
            </office:change-info>
          </text:insertion>
        </text:changed-region>
        <text:changed-region xml:id="ct34428544" text:id="ct34428544">
          <text:deletion>
            <office:change-info>
              <dc:creator>Fabio Vitali</dc:creator>
              <dc:date>2013-10-09T18:22:00</dc:date>
            </office:change-info>
            <text:p text:style-name="Standard">URIs</text:p>
          </text:deletion>
        </text:changed-region>
        <text:changed-region xml:id="ct36467104" text:id="ct36467104">
          <text:insertion>
            <office:change-info>
              <dc:creator>Fabio Vitali</dc:creator>
              <dc:date>2013-10-09T18:22:00</dc:date>
            </office:change-info>
          </text:insertion>
        </text:changed-region>
        <text:changed-region xml:id="ct34428784" text:id="ct34428784">
          <text:deletion>
            <office:change-info>
              <dc:creator>Fabio Vitali</dc:creator>
              <dc:date>2013-10-09T18:22:00</dc:date>
            </office:change-info>
            <text:h text:style-name="Heading_20_3" text:outline-level="3">URIs</text:h>
          </text:deletion>
        </text:changed-region>
        <text:changed-region xml:id="ct36467344" text:id="ct36467344">
          <text:insertion>
            <office:change-info>
              <dc:creator>Fabio Vitali</dc:creator>
              <dc:date>2013-10-09T18:22:00</dc:date>
            </office:change-info>
          </text:insertion>
        </text:changed-region>
        <text:changed-region xml:id="ct36503168" text:id="ct36503168">
          <text:deletion>
            <office:change-info>
              <dc:creator>Fabio Vitali</dc:creator>
              <dc:date>2013-10-09T18:21:00</dc:date>
            </office:change-info>
            <text:p text:style-name="P9">URI</text:p>
          </text:deletion>
        </text:changed-region>
        <text:changed-region xml:id="ct35613328" text:id="ct35613328">
          <text:insertion>
            <office:change-info>
              <dc:creator>Fabio Vitali</dc:creator>
              <dc:date>2013-10-09T18:21:00</dc:date>
            </office:change-info>
          </text:insertion>
        </text:changed-region>
        <text:changed-region xml:id="ct36502688" text:id="ct36502688">
          <text:deletion>
            <office:change-info>
              <dc:creator>Fabio Vitali</dc:creator>
              <dc:date>2013-10-09T18:21:00</dc:date>
            </office:change-info>
            <text:h text:style-name="Heading_20_2" text:outline-level="2">URI</text:h>
          </text:deletion>
        </text:changed-region>
        <text:changed-region xml:id="ct35825680" text:id="ct35825680">
          <text:insertion>
            <office:change-info>
              <dc:creator>Fabio Vitali</dc:creator>
              <dc:date>2013-10-09T18:21:00</dc:date>
            </office:change-info>
          </text:insertion>
        </text:changed-region>
        <text:changed-region xml:id="ct34429024" text:id="ct34429024">
          <text:deletion>
            <office:change-info>
              <dc:creator>Fabio Vitali</dc:creator>
              <dc:date>2013-10-09T18:22:00</dc:date>
            </office:change-info>
            <text:p text:style-name="Standard">URIs</text:p>
          </text:deletion>
        </text:changed-region>
        <text:changed-region xml:id="ct36486176" text:id="ct36486176">
          <text:insertion>
            <office:change-info>
              <dc:creator>Fabio Vitali</dc:creator>
              <dc:date>2013-10-09T18:22:00</dc:date>
            </office:change-info>
          </text:insertion>
        </text:changed-region>
        <text:changed-region xml:id="ct34468624" text:id="ct34468624">
          <text:deletion>
            <office:change-info>
              <dc:creator>Fabio Vitali</dc:creator>
              <dc:date>2013-10-09T18:21:00</dc:date>
            </office:change-info>
            <text:h text:style-name="Heading_20_2" text:outline-level="2">URI</text:h>
          </text:deletion>
        </text:changed-region>
        <text:changed-region xml:id="ct35172752" text:id="ct35172752">
          <text:insertion>
            <office:change-info>
              <dc:creator>Fabio Vitali</dc:creator>
              <dc:date>2013-10-09T18:21:00</dc:date>
            </office:change-info>
          </text:insertion>
        </text:changed-region>
        <text:changed-region xml:id="ct34429264" text:id="ct34429264">
          <text:deletion>
            <office:change-info>
              <dc:creator>Fabio Vitali</dc:creator>
              <dc:date>2013-10-09T18:22:00</dc:date>
            </office:change-info>
            <text:p text:style-name="Standard">URIs</text:p>
          </text:deletion>
        </text:changed-region>
        <text:changed-region xml:id="ct36486656" text:id="ct36486656">
          <text:insertion>
            <office:change-info>
              <dc:creator>Fabio Vitali</dc:creator>
              <dc:date>2013-10-09T18:22:00</dc:date>
            </office:change-info>
          </text:insertion>
        </text:changed-region>
        <text:changed-region xml:id="ct35827104" text:id="ct35827104">
          <text:deletion>
            <office:change-info>
              <dc:creator>Fabio Vitali</dc:creator>
              <dc:date>2013-10-09T18:21:00</dc:date>
            </office:change-info>
            <text:p text:style-name="Standard">URI</text:p>
          </text:deletion>
        </text:changed-region>
        <text:changed-region xml:id="ct35812784" text:id="ct35812784">
          <text:insertion>
            <office:change-info>
              <dc:creator>Fabio Vitali</dc:creator>
              <dc:date>2013-10-09T18:21:00</dc:date>
            </office:change-info>
          </text:insertion>
        </text:changed-region>
        <text:changed-region xml:id="ct34572768" text:id="ct34572768">
          <text:deletion>
            <office:change-info>
              <dc:creator>Fabio Vitali</dc:creator>
              <dc:date>2013-10-09T18:21:00</dc:date>
            </office:change-info>
            <text:p text:style-name="P10">URI</text:p>
          </text:deletion>
        </text:changed-region>
        <text:changed-region xml:id="ct35113280" text:id="ct35113280">
          <text:insertion>
            <office:change-info>
              <dc:creator>Fabio Vitali</dc:creator>
              <dc:date>2013-10-09T18:21:00</dc:date>
            </office:change-info>
          </text:insertion>
        </text:changed-region>
        <text:changed-region xml:id="ct34428304" text:id="ct34428304">
          <text:deletion>
            <office:change-info>
              <dc:creator>Fabio Vitali</dc:creator>
              <dc:date>2013-10-09T18:22:00</dc:date>
            </office:change-info>
            <text:p text:style-name="Standard">URIs</text:p>
          </text:deletion>
        </text:changed-region>
        <text:changed-region xml:id="ct36487136" text:id="ct36487136">
          <text:insertion>
            <office:change-info>
              <dc:creator>Fabio Vitali</dc:creator>
              <dc:date>2013-10-09T18:22:00</dc:date>
            </office:change-info>
          </text:insertion>
        </text:changed-region>
        <text:changed-region xml:id="ct35005680" text:id="ct35005680">
          <text:deletion>
            <office:change-info>
              <dc:creator>Fabio Vitali</dc:creator>
              <dc:date>2013-10-09T18:21:00</dc:date>
            </office:change-info>
            <text:p text:style-name="Standard">URI</text:p>
          </text:deletion>
        </text:changed-region>
        <text:changed-region xml:id="ct35135552" text:id="ct35135552">
          <text:insertion>
            <office:change-info>
              <dc:creator>Fabio Vitali</dc:creator>
              <dc:date>2013-10-09T18:21:00</dc:date>
            </office:change-info>
          </text:insertion>
        </text:changed-region>
        <text:changed-region xml:id="ct34428064" text:id="ct34428064">
          <text:deletion>
            <office:change-info>
              <dc:creator>Fabio Vitali</dc:creator>
              <dc:date>2013-10-09T18:22:00</dc:date>
            </office:change-info>
            <text:p text:style-name="Standard">URIs</text:p>
          </text:deletion>
        </text:changed-region>
        <text:changed-region xml:id="ct36488096" text:id="ct36488096">
          <text:insertion>
            <office:change-info>
              <dc:creator>Fabio Vitali</dc:creator>
              <dc:date>2013-10-09T18:22:00</dc:date>
            </office:change-info>
          </text:insertion>
        </text:changed-region>
        <text:changed-region xml:id="ct35827584" text:id="ct35827584">
          <text:deletion>
            <office:change-info>
              <dc:creator>Fabio Vitali</dc:creator>
              <dc:date>2013-10-09T18:21:00</dc:date>
            </office:change-info>
            <text:p text:style-name="Standard">URI</text:p>
          </text:deletion>
        </text:changed-region>
        <text:changed-region xml:id="ct35833424" text:id="ct35833424">
          <text:insertion>
            <office:change-info>
              <dc:creator>Fabio Vitali</dc:creator>
              <dc:date>2013-10-09T18:21:00</dc:date>
            </office:change-info>
          </text:insertion>
        </text:changed-region>
        <text:changed-region xml:id="ct34573248" text:id="ct34573248">
          <text:deletion>
            <office:change-info>
              <dc:creator>Fabio Vitali</dc:creator>
              <dc:date>2013-10-09T18:21:00</dc:date>
            </office:change-info>
            <text:p text:style-name="Standard">URI</text:p>
          </text:deletion>
        </text:changed-region>
        <text:changed-region xml:id="ct35104992" text:id="ct35104992">
          <text:insertion>
            <office:change-info>
              <dc:creator>Fabio Vitali</dc:creator>
              <dc:date>2013-10-09T18:21:00</dc:date>
            </office:change-info>
          </text:insertion>
        </text:changed-region>
        <text:changed-region xml:id="ct34572288" text:id="ct34572288">
          <text:deletion>
            <office:change-info>
              <dc:creator>Fabio Vitali</dc:creator>
              <dc:date>2013-10-09T18:21:00</dc:date>
            </office:change-info>
            <text:p text:style-name="Standard">URI</text:p>
          </text:deletion>
        </text:changed-region>
        <text:changed-region xml:id="ct35110272" text:id="ct35110272">
          <text:insertion>
            <office:change-info>
              <dc:creator>Fabio Vitali</dc:creator>
              <dc:date>2013-10-09T18:21:00</dc:date>
            </office:change-info>
          </text:insertion>
        </text:changed-region>
        <text:changed-region xml:id="ct34468384" text:id="ct34468384">
          <text:deletion>
            <office:change-info>
              <dc:creator>Fabio Vitali</dc:creator>
              <dc:date>2013-10-09T18:21:00</dc:date>
            </office:change-info>
            <text:p text:style-name="Standard">URI</text:p>
          </text:deletion>
        </text:changed-region>
        <text:changed-region xml:id="ct35008384" text:id="ct35008384">
          <text:insertion>
            <office:change-info>
              <dc:creator>Fabio Vitali</dc:creator>
              <dc:date>2013-10-09T18:21:00</dc:date>
            </office:change-info>
          </text:insertion>
        </text:changed-region>
        <text:changed-region xml:id="ct34570864" text:id="ct34570864">
          <text:deletion>
            <office:change-info>
              <dc:creator>Fabio Vitali</dc:creator>
              <dc:date>2013-10-09T18:21:00</dc:date>
            </office:change-info>
            <text:p text:style-name="Standard">URI</text:p>
          </text:deletion>
        </text:changed-region>
        <text:changed-region xml:id="ct35165264" text:id="ct35165264">
          <text:insertion>
            <office:change-info>
              <dc:creator>Fabio Vitali</dc:creator>
              <dc:date>2013-10-09T18:21:00</dc:date>
            </office:change-info>
          </text:insertion>
        </text:changed-region>
        <text:changed-region xml:id="ct34430464" text:id="ct34430464">
          <text:insertion>
            <office:change-info>
              <dc:creator>Fabio Vitali</dc:creator>
              <dc:date>2013-10-11T20:43:00</dc:date>
            </office:change-info>
          </text:insertion>
        </text:changed-region>
        <text:changed-region xml:id="ct34431184" text:id="ct34431184">
          <text:insertion>
            <office:change-info>
              <dc:creator>Fabio Vitali</dc:creator>
              <dc:date>2013-10-11T20:44:00</dc:date>
            </office:change-info>
          </text:insertion>
        </text:changed-region>
        <text:changed-region xml:id="ct34430224" text:id="ct34430224">
          <text:insertion>
            <office:change-info>
              <dc:creator>Fabio Vitali</dc:creator>
              <dc:date>2013-10-11T20:43:00</dc:date>
            </office:change-info>
          </text:insertion>
        </text:changed-region>
        <text:changed-region xml:id="ct34430704" text:id="ct34430704">
          <text:insertion>
            <office:change-info>
              <dc:creator>Fabio Vitali</dc:creator>
              <dc:date>2013-10-11T20:44:00</dc:date>
            </office:change-info>
          </text:insertion>
        </text:changed-region>
        <text:changed-region xml:id="ct34429984" text:id="ct34429984">
          <text:insertion>
            <office:change-info>
              <dc:creator>Fabio Vitali</dc:creator>
              <dc:date>2013-10-11T20:43:00</dc:date>
            </office:change-info>
          </text:insertion>
        </text:changed-region>
        <text:changed-region xml:id="ct34430944" text:id="ct34430944">
          <text:insertion>
            <office:change-info>
              <dc:creator>Fabio Vitali</dc:creator>
              <dc:date>2013-10-11T20:44:00</dc:date>
            </office:change-info>
          </text:insertion>
        </text:changed-region>
        <text:changed-region xml:id="ct34431424" text:id="ct34431424">
          <text:insertion>
            <office:change-info>
              <dc:creator>Fabio Vitali</dc:creator>
              <dc:date>2013-10-11T20:45:00</dc:date>
            </office:change-info>
          </text:insertion>
        </text:changed-region>
        <text:changed-region xml:id="ct34241248" text:id="ct34241248">
          <text:insertion>
            <office:change-info>
              <dc:creator>Fabio Vitali</dc:creator>
              <dc:date>2013-09-25T17:41:00</dc:date>
            </office:change-info>
          </text:insertion>
        </text:changed-region>
        <text:changed-region xml:id="ct34138848" text:id="ct34138848">
          <text:insertion>
            <office:change-info>
              <dc:creator>Fabio Vitali</dc:creator>
              <dc:date>2013-09-25T17:43:00</dc:date>
            </office:change-info>
          </text:insertion>
        </text:changed-region>
        <text:changed-region xml:id="ct34111296" text:id="ct34111296">
          <text:insertion>
            <office:change-info>
              <dc:creator>Fabio Vitali</dc:creator>
              <dc:date>2013-09-25T17:44:00</dc:date>
            </office:change-info>
          </text:insertion>
        </text:changed-region>
        <text:changed-region xml:id="ct34090560" text:id="ct34090560">
          <text:insertion>
            <office:change-info>
              <dc:creator>Fabio Vitali</dc:creator>
              <dc:date>2013-09-25T17:45:00</dc:date>
            </office:change-info>
          </text:insertion>
        </text:changed-region>
        <text:changed-region xml:id="ct34420880" text:id="ct34420880">
          <text:insertion>
            <office:change-info>
              <dc:creator>Fabio Vitali</dc:creator>
              <dc:date>2013-09-25T17:46:00</dc:date>
            </office:change-info>
          </text:insertion>
        </text:changed-region>
        <text:changed-region xml:id="ct34361872" text:id="ct34361872">
          <text:insertion>
            <office:change-info>
              <dc:creator>Fabio Vitali</dc:creator>
              <dc:date>2013-09-25T17:47:00</dc:date>
            </office:change-info>
          </text:insertion>
        </text:changed-region>
        <text:changed-region xml:id="ct34996496" text:id="ct34996496">
          <text:insertion>
            <office:change-info>
              <dc:creator>Fabio Vitali</dc:creator>
              <dc:date>2013-09-25T17:46:00</dc:date>
            </office:change-info>
          </text:insertion>
        </text:changed-region>
        <text:changed-region xml:id="ct34420336" text:id="ct34420336">
          <text:insertion>
            <office:change-info>
              <dc:creator>Fabio Vitali</dc:creator>
              <dc:date>2013-09-25T17:47:00</dc:date>
            </office:change-info>
          </text:insertion>
        </text:changed-region>
        <text:changed-region xml:id="ct34414288" text:id="ct34414288">
          <text:insertion>
            <office:change-info>
              <dc:creator>Fabio Vitali</dc:creator>
              <dc:date>2013-09-25T17:46:00</dc:date>
            </office:change-info>
          </text:insertion>
        </text:changed-region>
        <text:changed-region xml:id="ct34991056" text:id="ct34991056">
          <text:insertion>
            <office:change-info>
              <dc:creator>Fabio Vitali</dc:creator>
              <dc:date>2013-09-25T17:47:00</dc:date>
            </office:change-info>
          </text:insertion>
        </text:changed-region>
        <text:changed-region xml:id="ct34421424" text:id="ct34421424">
          <text:insertion>
            <office:change-info>
              <dc:creator>Fabio Vitali</dc:creator>
              <dc:date>2013-09-25T17:46:00</dc:date>
            </office:change-info>
          </text:insertion>
        </text:changed-region>
        <text:changed-region xml:id="ct34997648" text:id="ct34997648">
          <text:insertion>
            <office:change-info>
              <dc:creator>Fabio Vitali</dc:creator>
              <dc:date>2013-09-25T17:48:00</dc:date>
            </office:change-info>
          </text:insertion>
        </text:changed-region>
        <text:changed-region xml:id="ct34967504" text:id="ct34967504">
          <text:insertion>
            <office:change-info>
              <dc:creator>Fabio Vitali</dc:creator>
              <dc:date>2013-09-25T17:46:00</dc:date>
            </office:change-info>
          </text:insertion>
        </text:changed-region>
        <text:changed-region xml:id="ct34932640" text:id="ct34932640">
          <text:insertion>
            <office:change-info>
              <dc:creator>Fabio Vitali</dc:creator>
              <dc:date>2013-09-25T17:48:00</dc:date>
            </office:change-info>
          </text:insertion>
        </text:changed-region>
        <text:changed-region xml:id="ct34986288" text:id="ct34986288">
          <text:insertion>
            <office:change-info>
              <dc:creator>Fabio Vitali</dc:creator>
              <dc:date>2013-09-25T17:45:00</dc:date>
            </office:change-info>
          </text:insertion>
        </text:changed-region>
        <text:changed-region xml:id="ct34921520" text:id="ct34921520">
          <text:insertion>
            <office:change-info>
              <dc:creator>Fabio Vitali</dc:creator>
              <dc:date>2013-09-25T17:49:00</dc:date>
            </office:change-info>
          </text:insertion>
        </text:changed-region>
        <text:changed-region xml:id="ct34423168" text:id="ct34423168">
          <text:insertion>
            <office:change-info>
              <dc:creator>Fabio Vitali</dc:creator>
              <dc:date>2013-09-25T17:50:00</dc:date>
            </office:change-info>
          </text:insertion>
        </text:changed-region>
        <text:changed-region xml:id="ct35059504" text:id="ct35059504">
          <text:insertion>
            <office:change-info>
              <dc:creator>Fabio Vitali</dc:creator>
              <dc:date>2013-09-25T17:51:00</dc:date>
            </office:change-info>
          </text:insertion>
        </text:changed-region>
        <text:changed-region xml:id="ct34415376" text:id="ct34415376">
          <text:insertion>
            <office:change-info>
              <dc:creator>Fabio Vitali</dc:creator>
              <dc:date>2013-09-25T17:50:00</dc:date>
            </office:change-info>
          </text:insertion>
        </text:changed-region>
        <text:changed-region xml:id="ct34201088" text:id="ct34201088">
          <text:insertion>
            <office:change-info>
              <dc:creator>Fabio Vitali</dc:creator>
              <dc:date>2013-09-25T17:51:00</dc:date>
            </office:change-info>
          </text:insertion>
        </text:changed-region>
        <text:changed-region xml:id="ct34557792" text:id="ct34557792">
          <text:insertion>
            <office:change-info>
              <dc:creator>Fabio Vitali</dc:creator>
              <dc:date>2013-09-25T17:52:00</dc:date>
            </office:change-info>
          </text:insertion>
        </text:changed-region>
        <text:changed-region xml:id="ct34408944" text:id="ct34408944">
          <text:insertion>
            <office:change-info>
              <dc:creator>Fabio Vitali</dc:creator>
              <dc:date>2013-09-25T17:53:00</dc:date>
            </office:change-info>
          </text:insertion>
        </text:changed-region>
        <text:changed-region xml:id="ct34422560" text:id="ct34422560">
          <text:insertion>
            <office:change-info>
              <dc:creator>Fabio Vitali</dc:creator>
              <dc:date>2013-09-25T17:52:00</dc:date>
            </office:change-info>
          </text:insertion>
        </text:changed-region>
        <text:changed-region xml:id="ct34408704" text:id="ct34408704">
          <text:insertion>
            <office:change-info>
              <dc:creator>Fabio Vitali</dc:creator>
              <dc:date>2013-09-25T17:53:00</dc:date>
            </office:change-info>
          </text:insertion>
        </text:changed-region>
        <text:changed-region xml:id="ct36542608" text:id="ct36542608">
          <text:insertion>
            <office:change-info>
              <dc:creator>Fabio Vitali</dc:creator>
              <dc:date>2013-09-25T17:54:00</dc:date>
            </office:change-info>
          </text:insertion>
        </text:changed-region>
        <text:changed-region xml:id="ct34562032" text:id="ct34562032">
          <text:insertion>
            <office:change-info>
              <dc:creator>Fabio Vitali</dc:creator>
              <dc:date>2013-09-25T17:55:00</dc:date>
            </office:change-info>
          </text:insertion>
        </text:changed-region>
        <text:changed-region xml:id="ct33824512" text:id="ct33824512">
          <text:insertion>
            <office:change-info>
              <dc:creator>Fabio Vitali</dc:creator>
              <dc:date>2013-09-25T17:54:00</dc:date>
            </office:change-info>
          </text:insertion>
        </text:changed-region>
        <text:changed-region xml:id="ct33824272" text:id="ct33824272">
          <text:insertion>
            <office:change-info>
              <dc:creator>Fabio Vitali</dc:creator>
              <dc:date>2013-09-25T17:53:00</dc:date>
            </office:change-info>
          </text:insertion>
        </text:changed-region>
        <text:changed-region xml:id="ct34561792" text:id="ct34561792">
          <text:insertion>
            <office:change-info>
              <dc:creator>Fabio Vitali</dc:creator>
              <dc:date>2013-09-25T17:55:00</dc:date>
            </office:change-info>
          </text:insertion>
        </text:changed-region>
        <text:changed-region xml:id="ct34555856" text:id="ct34555856">
          <text:insertion>
            <office:change-info>
              <dc:creator>Fabio Vitali</dc:creator>
              <dc:date>2013-09-25T17:56:00</dc:date>
            </office:change-info>
          </text:insertion>
        </text:changed-region>
        <text:changed-region xml:id="ct36542368" text:id="ct36542368">
          <text:insertion>
            <office:change-info>
              <dc:creator>Fabio Vitali</dc:creator>
              <dc:date>2013-09-25T17:55:00</dc:date>
            </office:change-info>
          </text:insertion>
        </text:changed-region>
        <text:changed-region xml:id="ct34556096" text:id="ct34556096">
          <text:insertion>
            <office:change-info>
              <dc:creator>Fabio Vitali</dc:creator>
              <dc:date>2013-09-25T17:56:00</dc:date>
            </office:change-info>
          </text:insertion>
        </text:changed-region>
        <text:changed-region xml:id="ct36514752" text:id="ct36514752">
          <text:insertion>
            <office:change-info>
              <dc:creator>Fabio Vitali</dc:creator>
              <dc:date>2013-09-25T17:58:00</dc:date>
            </office:change-info>
          </text:insertion>
        </text:changed-region>
        <text:changed-region xml:id="ct36514512" text:id="ct36514512">
          <text:insertion>
            <office:change-info>
              <dc:creator>Fabio Vitali</dc:creator>
              <dc:date>2013-09-25T17:56:00</dc:date>
            </office:change-info>
          </text:insertion>
        </text:changed-region>
        <text:changed-region xml:id="ct34405168" text:id="ct34405168">
          <text:insertion>
            <office:change-info>
              <dc:creator>Fabio Vitali</dc:creator>
              <dc:date>2013-09-25T17: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Akoma Ntoso 3.0 Release Notes</text:p>
      <text:p text:style-name="P1">Release <text:change text:change-id="ct36533184"/><text:change-start text:change-id="ct36529440"/>CSD06 <text:change-end text:change-id="ct36529440"/>– <text:change text:change-id="ct33943552"/><text:change-start text:change-id="ct36529968"/>23 September<text:change-end text:change-id="ct36529968"/> 2013<text:change-start text:change-id="ct35192784"/> – Modified <text:change-end text:change-id="ct35192784"/><text:change-start text:change-id="ct34429744"/>11<text:change-end text:change-id="ct34429744"/><text:change-start text:change-id="ct34568304"/> October 2013<text:change-end text:change-id="ct34568304"/></text:p>
      <text:p text:style-name="P1">Technical Supervision: Fabio Vitali</text:p>
      <text:p text:style-name="P1">Legal Domain Supervision: Monica Palmirani</text:p>
      <text:p text:style-name="P1">University of Bologna</text:p>
      <text:p text:style-name="P121"/>
      <text:p text:style-name="P121"/>
      <text:p text:style-name="P121"/>
      <text:p text:style-name="Heading_20_1_20_no_20_TOC"><text:bookmark-start text:name="__RefHeading__1_368501875"/>Table of content<text:bookmark-end text:name="__RefHeading__1_368501875"/></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20"><text:a xlink:type="simple" xlink:href="#__RefHeading__1_368501875" text:style-name="Index_20_Link" text:visited-style-name="Index_20_Link"><text:s/>Table of content<text:tab/>1</text:a></text:p>
          <text:p text:style-name="P120"><text:a xlink:type="simple" xlink:href="#__RefHeading__3_368501875" text:style-name="Index_20_Link" text:visited-style-name="Index_20_Link">1 Introduction<text:tab/>3</text:a></text:p>
          <text:p text:style-name="P120"><text:a xlink:type="simple" xlink:href="#__RefHeading__5_368501875" text:style-name="Index_20_Link" text:visited-style-name="Index_20_Link">2 Namespaces<text:tab/>3</text:a></text:p>
          <text:p text:style-name="P120"><text:a xlink:type="simple" xlink:href="#__RefHeading__7_368501875" text:style-name="Index_20_Link" text:visited-style-name="Index_20_Link">3 Global overview of the schema<text:tab/>3</text:a></text:p>
          <text:p text:style-name="P120"><text:a xlink:type="simple" xlink:href="#__RefHeading__9_368501875" text:style-name="Index_20_Link" text:visited-style-name="Index_20_Link">4 Patterns<text:tab/>4</text:a></text:p>
          <text:p text:style-name="P120"><text:a xlink:type="simple" xlink:href="#__RefHeading__11_368501875" text:style-name="Index_20_Link" text:visited-style-name="Index_20_Link">5 Metadata elements<text:tab/>6</text:a></text:p>
          <text:p text:style-name="P120"><text:a xlink:type="simple" xlink:href="#__RefHeading__13_368501875" text:style-name="Index_20_Link" text:visited-style-name="Index_20_Link">6 Amendments, versions and document lifecycle <text:tab/>6</text:a></text:p>
          <text:p text:style-name="P120"><text:a xlink:type="simple" xlink:href="#__RefHeading__15_368501875" text:style-name="Index_20_Link" text:visited-style-name="Index_20_Link">7 References<text:tab/>8</text:a></text:p>
          <text:p text:style-name="P120"><text:a xlink:type="simple" xlink:href="#__RefHeading__17_368501875" text:style-name="Index_20_Link" text:visited-style-name="Index_20_Link">8 AKOMA NTOSO Naming Convention<text:tab/>16</text:a></text:p>
          <text:p text:style-name="P120"><text:a xlink:type="simple" xlink:href="#__RefHeading__19_368501875" text:style-name="Index_20_Link" text:visited-style-name="Index_20_Link">9 Differences from previous releases<text:tab/>33</text:a></text:p>
        </text:index-body>
      </text:table-of-content>
      <text:p text:style-name="P13"/>
      <text:p text:style-name="P14"/>
      <text:h text:style-name="P118" text:outline-level="1"><text:bookmark-start text:name="__RefHeading__3_368501875"/>Introduction<text:bookmark-end text:name="__RefHeading__3_368501875"/></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9">,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0">all</text:span> AKOMA NTOSO documents). <text:s/></text:p>
      <text:h text:style-name="Heading_20_1" text:outline-level="1"><text:bookmark-start text:name="__RefHeading__5_368501875"/>Namespaces<text:bookmark-end text:name="__RefHeading__5_368501875"/></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7_368501875"/>Global overview of the schema<text:bookmark-end text:name="__RefHeading__7_368501875"/></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1599372698" text:style-name="WW8Num49">
        <text:list-item>
          <text:p text:style-name="P15">The root element <text:span text:style-name="code">&lt;akomantoso&gt;</text:span></text:p>
        </text:list-item>
        <text:list-item>
          <text:p text:style-name="P15">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5">The shared container elements, one for each main part of the abovementioned structures, except for <text:span text:style-name="Macchina_20_da_20_scrivere_20_HTML">&lt;meta&gt;</text:span>, which is described in the apposite section.</text:p>
        </text:list-item>
        <text:list-item>
          <text:p text:style-name="P15">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5">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5">Elements for judgements, particularly <text:span text:style-name="code">&lt;background&gt;, &lt;motivation&gt;, &lt;decision&gt;,</text:span> and for open structures, particularly <text:span text:style-name="code">&lt;item&gt;</text:span>.</text:p>
        </text:list-item>
        <text:list-item>
          <text:p text:style-name="P15">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5">Generic elements: the list of available generic elements (one for each of the main categories of content models). </text:p>
        </text:list-item>
        <text:list-item>
          <text:p text:style-name="P15">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5">Metadata elements within the <text:span text:style-name="Macchina_20_da_20_scrivere_20_HTML">&lt;meta&gt;</text:span> element provide a location for all relevant information about a AKOMA NTOSO document that <text:span text:style-name="T3">does not belong to its actual content</text:span>. Metadata thus are all, by definition, editorial additions to the text as originally composing the document.</text:p>
        </text:list-item>
      </text:list>
      <text:h text:style-name="Heading_20_1" text:outline-level="1"><text:bookmark-start text:name="__RefHeading__9_368501875"/>Patterns<text:bookmark-end text:name="__RefHeading__9_368501875"/></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7">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874156894" text:style-name="WW8Num64">
        <text:list-item>
          <text:p text:style-name="P16">The <text:span text:style-name="T3">markers</text:span>: markers are content-less elements that are placed here and there in the document and are meaningful for their position, their names and their attributes. Markers are also known as <text:span text:style-name="T3">empty elements</text:span> or <text:span text:style-name="T3">milestones</text:span>. There are two main families of markers in the AKOMA NTOSO schema: <text:span text:style-name="T3">placeholders</text:span> in the text content (e.g., note references) that can appear in any position that also has text, and <text:span text:style-name="T3">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6">The <text:span text:style-name="T3">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6">The <text:span text:style-name="T3">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6">The <text:span text:style-name="T3">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16">The <text:span text:style-name="T3">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6">The <text:span text:style-name="T3">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7">There are two exceptions to the systematic use of patterns: </text:p>
      <text:list xml:id="list2073370595" text:style-name="WW8Num24">
        <text:list-item>
          <text:p text:style-name="P18">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8">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368501875"/>Metadata elements<text:bookmark-end text:name="__RefHeading__11_368501875"/></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2">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3_368501875"/>Amendments, versions and document lifecycle <text:bookmark-end text:name="__RefHeading__13_368501875"/></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032733078" text:style-name="WW8Num53">
        <text:list-item>
          <text:p text:style-name="P19">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9">Amendments and events in the life cycle are due to the enactment of a specific, individual document that can be objectively traced back and identified with an <text:change text:change-id="ct34042752"/><text:change-start text:change-id="ct35594944"/>IRI<text:change-end text:change-id="ct35594944"/>.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text:change text:change-id="ct36488576"/><text:change-start text:change-id="ct36541984"/>IRIs<text:change-end text:change-id="ct36541984"/>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625496647" text:style-name="WW8Num57">
        <text:list-item>
          <text:p text:style-name="P20"><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20"><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0">must</text:span> be all mentioned in the <text:span text:style-name="Macchina_20_da_20_scrivere_20_HTML">&lt;lifecycle&gt;</text:span> element. Individual additions and deletions are not marked in the content. </text:p>
        </text:list-item>
        <text:list-item>
          <text:p text:style-name="P20"><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368501875"/>References<text:bookmark-end text:name="__RefHeading__15_368501875"/></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260621887" text:style-name="WW8Num23">
        <text:list-item>
          <text:p text:style-name="P21"><text:span text:style-name="Macchina_20_da_20_scrivere_20_HTML">href</text:span>: the <text:change text:change-id="ct34576080"/><text:change-start text:change-id="ct35829120"/>IRI<text:change-end text:change-id="ct35829120"/>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1"><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1"><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1"><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64180146" text:style-name="WW8Num17">
        <text:list-item>
          <text:p text:style-name="P22"><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2"><text:span text:style-name="Macchina_20_da_20_scrivere_20_HTML">href</text:span>: contains the <text:change text:change-id="ct36352848"/><text:change-start text:change-id="ct36381712"/>IRI<text:change-end text:change-id="ct36381712"/> of a instance of an FRBR document class or of a web page. Furthermore, it signals the application that the reference must be considered navigable, i.e., activatable by the user (e.g. via a link). </text:p>
        </text:list-item>
        <text:list-item>
          <text:p text:style-name="P22"><text:span text:style-name="Macchina_20_da_20_scrivere_20_HTML">upTo</text:span>: for range references (e.g., <text:span text:style-name="Macchina_20_da_20_scrivere_20_HTML">rref</text:span> and <text:span text:style-name="Macchina_20_da_20_scrivere_20_HTML">rmod</text:span>) this specifies the <text:change text:change-id="ct34579840"/><text:change-start text:change-id="ct36433824"/>IRI<text:change-end text:change-id="ct36433824"/> of the last, or highest, element of the range being referred to. </text:p>
        </text:list-item>
        <text:list-item>
          <text:p text:style-name="P22"><text:span text:style-name="Macchina_20_da_20_scrivere_20_HTML">by</text:span>: points to a person, i.e., an instance of the class TLCPerson in the references section, relative to the person by which the content has been provided. </text:p>
        </text:list-item>
        <text:list-item>
          <text:p text:style-name="P22"><text:span text:style-name="Macchina_20_da_20_scrivere_20_HTML">as</text:span>: points to a role, i.e., an instance of the class TLCRole in the references, relative to the role held by the person when uttering the content. </text:p>
        </text:list-item>
        <text:list-item>
          <text:p text:style-name="P22"><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408094566" text:style-name="WW8Num56">
        <text:list-item>
          <text:p text:style-name="P23">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3"><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3"><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3">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2">The following inline elements may appear to be references, but are rather definitions: </text:p>
      <text:list xml:id="list388839482" text:style-name="WW8Num39">
        <text:list-item>
          <text:p text:style-name="P24"><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24"><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4"><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text:change text:change-id="ct34709312"/><text:change-start text:change-id="ct34569648"/>up to three <text:change-end text:change-id="ct34569648"/>identifier<text:change-start text:change-id="ct34404048"/>s<text:change-end text:change-id="ct34404048"/>. Most relevant elements and sections <text:span text:style-name="T3">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ext:change-start text:change-id="ct33961952"/>the <text:change-end text:change-id="ct33961952"/>identifier<text:change text:change-id="ct33963344"/><text:change-start text:change-id="ct34083184"/> values<text:change-end text:change-id="ct34083184"/>, <text:change text:change-id="ct34078304"/><text:change-start text:change-id="ct33955344"/>but it recommends a conceptual schema that is described <text:change-end text:change-id="ct33955344"/>here in human readable format. Identifier<text:change-start text:change-id="ct33960784"/> value<text:change-end text:change-id="ct33960784"/>s are composed by juxtaposing sub<text:change-start text:change-id="ct36522608"/>-<text:change-end text:change-id="ct36522608"/>identifiers of the path needed to access them<text:change-start text:change-id="ct33948464"/>, and separating them with the “_” character<text:change-end text:change-id="ct33948464"/>.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text:change text:change-id="ct33967520"/><text:change-start text:change-id="ct33966128"/>value <text:change-end text:change-id="ct33966128"/>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7">Element</text:p>
          </table:table-cell>
          <table:table-cell table:style-name="Table1.A1" office:value-type="string">
            <text:p text:style-name="P67">Identifier</text:p>
          </table:table-cell>
          <table:table-cell table:style-name="Table1.A1" office:value-type="string">
            <text:p text:style-name="P67">Example</text:p>
          </table:table-cell>
          <table:table-cell table:style-name="Table1.D1" office:value-type="string">
            <text:p text:style-name="P67">Identifier of example</text:p>
          </table:table-cell>
        </table:table-row>
        <table:table-row table:style-name="Table1.1">
          <table:table-cell table:style-name="Table1.A1" office:value-type="string">
            <text:p text:style-name="P2"><text:span text:style-name="code"><text:span text:style-name="T1">&lt;book&gt;</text:span></text:span></text:p>
          </table:table-cell>
          <table:table-cell table:style-name="Table1.A1" office:value-type="string">
            <text:p text:style-name="P2"><text:span text:style-name="code"><text:span text:style-name="T1">secXX</text:span></text:span></text:p>
          </table:table-cell>
          <table:table-cell table:style-name="Table1.A1" office:value-type="string">
            <text:p text:style-name="P3">Book 2 of this act</text:p>
          </table:table-cell>
          <table:table-cell table:style-name="Table1.D1" office:value-type="string">
            <text:p text:style-name="P2"><text:span text:style-name="code"><text:span text:style-name="T1">Bck2</text:span></text:span></text:p>
          </table:table-cell>
        </table:table-row>
        <table:table-row table:style-name="Table1.1">
          <table:table-cell table:style-name="Table1.A1" office:value-type="string">
            <text:p text:style-name="P2"><text:span text:style-name="code"><text:span text:style-name="T1">&lt;part&gt;</text:span></text:span></text:p>
          </table:table-cell>
          <table:table-cell table:style-name="Table1.A1" office:value-type="string">
            <text:p text:style-name="P2"><text:span text:style-name="code"><text:span text:style-name="T1">prtXX</text:span></text:span></text:p>
          </table:table-cell>
          <table:table-cell table:style-name="Table1.A1" office:value-type="string">
            <text:p text:style-name="P3">Part 1 of book 2 of this act</text:p>
          </table:table-cell>
          <table:table-cell table:style-name="Table1.D1" office:value-type="string">
            <text:p text:style-name="P2"><text:span text:style-name="code"><text:span text:style-name="T1">bck2</text:span></text:span><text:change text:change-id="ct35055584"/><text:change-start text:change-id="ct34888368"/><text:span text:style-name="code"><text:span text:style-name="T1">_</text:span></text:span><text:change-end text:change-id="ct34888368"/><text:span text:style-name="code"><text:span text:style-name="T1">prt1</text:span></text:span></text:p>
          </table:table-cell>
        </table:table-row>
        <text:soft-page-break/>
        <table:table-row table:style-name="Table1.1">
          <table:table-cell table:style-name="Table1.A1" office:value-type="string">
            <text:p text:style-name="P2"><text:span text:style-name="code"><text:span text:style-name="T1">&lt;paragraph&gt;</text:span></text:span></text:p>
          </table:table-cell>
          <table:table-cell table:style-name="Table1.A1" office:value-type="string">
            <text:p text:style-name="P2"><text:span text:style-name="code"><text:span text:style-name="T1">parXX</text:span></text:span></text:p>
          </table:table-cell>
          <table:table-cell table:style-name="Table1.A1" office:value-type="string">
            <text:p text:style-name="P3">Paragraph 3 of part 1 of book 2 of this act</text:p>
          </table:table-cell>
          <table:table-cell table:style-name="Table1.D1" office:value-type="string">
            <text:p text:style-name="P2"><text:span text:style-name="code"><text:span text:style-name="T1">bck2</text:span></text:span><text:change text:change-id="ct35054672"/><text:change-start text:change-id="ct35053904"/><text:span text:style-name="code"><text:span text:style-name="T1">_</text:span></text:span><text:change-end text:change-id="ct35053904"/><text:span text:style-name="code"><text:span text:style-name="T1">prt1</text:span></text:span><text:change text:change-id="ct35054864"/><text:change-start text:change-id="ct35054096"/><text:span text:style-name="code"><text:span text:style-name="T1">_</text:span></text:span><text:change-end text:change-id="ct35054096"/><text:span text:style-name="code"><text:span text:style-name="T1">par3</text:span></text:span></text:p>
          </table:table-cell>
        </table:table-row>
        <table:table-row table:style-name="Table1.1">
          <table:table-cell table:style-name="Table1.A1" office:value-type="string">
            <text:p text:style-name="P2"><text:span text:style-name="code"><text:span text:style-name="T1">&lt;chapter&gt;</text:span></text:span></text:p>
          </table:table-cell>
          <table:table-cell table:style-name="Table1.A1" office:value-type="string">
            <text:p text:style-name="P2"><text:span text:style-name="code"><text:span text:style-name="T1">chpXX</text:span></text:span></text:p>
          </table:table-cell>
          <table:table-cell table:style-name="Table1.A1" office:value-type="string">
            <text:p text:style-name="P3">Chapter 5 of paragraph 3 of part 1 of book 2 <text:change text:change-id="ct35057680"/></text:p>
          </table:table-cell>
          <table:table-cell table:style-name="Table1.D1" office:value-type="string">
            <text:p text:style-name="P2"><text:span text:style-name="code"><text:span text:style-name="T1">bck2</text:span></text:span><text:change-start text:change-id="ct35054288"/><text:span text:style-name="code"><text:span text:style-name="T1">_</text:span></text:span><text:change-end text:change-id="ct35054288"/><text:change text:change-id="ct35055056"/><text:span text:style-name="code"><text:span text:style-name="T1">prt1</text:span></text:span><text:change text:change-id="ct35055248"/><text:change-start text:change-id="ct35054480"/><text:span text:style-name="code"><text:span text:style-name="T1">_</text:span></text:span><text:change-end text:change-id="ct35054480"/><text:span text:style-name="code"><text:span text:style-name="T1">par3</text:span></text:span><text:change text:change-id="ct35055968"/><text:change-start text:change-id="ct35055776"/><text:span text:style-name="code"><text:span text:style-name="T1">_</text:span></text:span><text:change-end text:change-id="ct35055776"/><text:span text:style-name="code"><text:span text:style-name="T1">chp5</text:span></text:span></text:p>
          </table:table-cell>
        </table:table-row>
        <table:table-row table:style-name="Table1.1">
          <table:table-cell table:style-name="Table1.A1" office:value-type="string">
            <text:p text:style-name="P2"><text:span text:style-name="code"><text:span text:style-name="T1">&lt;article&gt;</text:span></text:span></text:p>
          </table:table-cell>
          <table:table-cell table:style-name="Table1.A1" office:value-type="string">
            <text:p text:style-name="P2"><text:span text:style-name="code"><text:span text:style-name="T1">artXX</text:span></text:span></text:p>
          </table:table-cell>
          <table:table-cell table:style-name="Table1.A1" office:value-type="string">
            <text:p text:style-name="P3">Article 12</text:p>
          </table:table-cell>
          <table:table-cell table:style-name="Table1.D1" office:value-type="string">
            <text:p text:style-name="P2"><text:span text:style-name="code"><text:span text:style-name="T1">art12</text:span></text:span></text:p>
          </table:table-cell>
        </table:table-row>
        <table:table-row table:style-name="Table1.1">
          <table:table-cell table:style-name="Table1.A1" office:value-type="string">
            <text:p text:style-name="P2"><text:span text:style-name="code"><text:span text:style-name="T1">&lt;clause&gt;</text:span></text:span></text:p>
          </table:table-cell>
          <table:table-cell table:style-name="Table1.A1" office:value-type="string">
            <text:p text:style-name="P2"><text:span text:style-name="code"><text:span text:style-name="T1">claXX</text:span></text:span></text:p>
          </table:table-cell>
          <table:table-cell table:style-name="Table1.A1" office:value-type="string">
            <text:p text:style-name="P3">Clause 3 of article 12</text:p>
          </table:table-cell>
          <table:table-cell table:style-name="Table1.D1" office:value-type="string">
            <text:p text:style-name="P2"><text:span text:style-name="code"><text:span text:style-name="T1">art12</text:span></text:span><text:change-start text:change-id="ct35056208"/><text:span text:style-name="code"><text:span text:style-name="T1">_</text:span></text:span><text:change-end text:change-id="ct35056208"/><text:change text:change-id="ct35057872"/><text:span text:style-name="code"><text:span text:style-name="T1">cla3</text:span></text:span></text:p>
          </table:table-cell>
        </table:table-row>
        <table:table-row table:style-name="Table1.1">
          <table:table-cell table:style-name="Table1.A1" office:value-type="string">
            <text:p text:style-name="P2"><text:span text:style-name="code"><text:span text:style-name="T1">&lt;li&gt;</text:span></text:span></text:p>
          </table:table-cell>
          <table:table-cell table:style-name="Table1.A1" office:value-type="string">
            <text:p text:style-name="P2"><text:span text:style-name="code"><text:span text:style-name="T1">itmXX</text:span></text:span></text:p>
          </table:table-cell>
          <table:table-cell table:style-name="Table1.A1" office:value-type="string">
            <text:p text:style-name="P3">item “c” of clause 3 of article 12</text:p>
          </table:table-cell>
          <table:table-cell table:style-name="Table1.D1" office:value-type="string">
            <text:p text:style-name="P2"><text:span text:style-name="code"><text:span text:style-name="T1">art12</text:span></text:span><text:change text:change-id="ct35058064"/><text:change-start text:change-id="ct35056448"/><text:span text:style-name="code"><text:span text:style-name="T1">_</text:span></text:span><text:change-end text:change-id="ct35056448"/><text:span text:style-name="code"><text:span text:style-name="T1">cla3</text:span></text:span><text:change text:change-id="ct35058256"/><text:change-start text:change-id="ct35056688"/><text:span text:style-name="code"><text:span text:style-name="T1">_</text:span></text:span><text:change-end text:change-id="ct35056688"/><text:span text:style-name="code"><text:span text:style-name="T1">itm3</text:span></text:span></text:p>
          </table:table-cell>
        </table:table-row>
        <table:table-row table:style-name="Table1.1">
          <table:table-cell table:style-name="Table1.A1" office:value-type="string">
            <text:p text:style-name="P2"><text:span text:style-name="code"><text:span text:style-name="T1">&lt;p&gt;</text:span></text:span></text:p>
          </table:table-cell>
          <table:table-cell table:style-name="Table1.A1" office:value-type="string">
            <text:p text:style-name="P2"><text:span text:style-name="code"><text:span text:style-name="T1">blkXX</text:span></text:span></text:p>
          </table:table-cell>
          <table:table-cell table:style-name="Table1.A1" office:value-type="string">
            <text:p text:style-name="P3">Third paragraph of clause 3 of article 12</text:p>
          </table:table-cell>
          <table:table-cell table:style-name="Table1.D1" office:value-type="string">
            <text:p text:style-name="P2"><text:span text:style-name="code"><text:span text:style-name="T1">art12</text:span></text:span><text:change text:change-id="ct35058496"/><text:change-start text:change-id="ct35056928"/><text:span text:style-name="code"><text:span text:style-name="T1">_</text:span></text:span><text:change-end text:change-id="ct35056928"/><text:span text:style-name="code"><text:span text:style-name="T1">cla3</text:span></text:span><text:change text:change-id="ct35058736"/><text:change-start text:change-id="ct35057168"/><text:span text:style-name="code"><text:span text:style-name="T1">_</text:span></text:span><text:change-end text:change-id="ct35057168"/><text:span text:style-name="code"><text:span text:style-name="T1">blk3</text:span></text:span></text:p>
          </table:table-cell>
        </table:table-row>
      </table:table>
      <text:p text:style-name="Standard"/>
      <text:p text:style-name="Standard"><text:change-start text:change-id="ct33956880"/>The first and most important identifier is called <text:span text:style-name="Macchina_20_da_20_scrivere_20_HTML">currentId</text:span>. The <text:change-end text:change-id="ct33956880"/><text:change-start text:change-id="ct34086144"/>value of <text:span text:style-name="Macchina_20_da_20_scrivere_20_HTML">currentId</text:span> represents the structural role <text:change-end text:change-id="ct34086144"/><text:change-start text:change-id="ct33973664"/>of the corresponding element according to the model described previously, and needs to be updated regularly whenever the structural role of <text:change-end text:change-id="ct33973664"/><text:change-start text:change-id="ct33976448"/>t<text:change-end text:change-id="ct33976448"/><text:change-start text:change-id="ct33970768"/>he element changes (<text:change-end text:change-id="ct33970768"/><text:change-start text:change-id="ct33977840"/>i.e.<text:change-end text:change-id="ct33977840"/><text:change-start text:change-id="ct34849632"/>, the element is renumbered or changed in nature, e<text:change-end text:change-id="ct34849632"/><text:change-start text:change-id="ct33979232"/>.<text:change-end text:change-id="ct33979232"/><text:change-start text:change-id="ct33969664"/>g.<text:change-end text:change-id="ct33969664"/><text:change-start text:change-id="ct33980624"/>,<text:change-end text:change-id="ct33980624"/><text:change-start text:change-id="ct33972272"/> <text:change-end text:change-id="ct33972272"/><text:change-start text:change-id="ct34132448"/>f<text:change-end text:change-id="ct34132448"/><text:change-start text:change-id="ct33975056"/>rom article to clause).<text:change-end text:change-id="ct33975056"/></text:p>
      <text:p text:style-name="Standard"><text:change-start text:change-id="ct34044928"/>The <text:span text:style-name="Macchina_20_da_20_scrivere_20_HTML">originalId</text:span> <text:change-end text:change-id="ct34044928"/><text:change text:change-id="ct33953952"/><text:change-start text:change-id="ct34046400"/>identifier<text:change-end text:change-id="ct34046400"/><text:change-start text:change-id="ct33982016"/> is only added when the <text:span text:style-name="Macchina_20_da_20_scrivere_20_HTML">currentId</text:span> changes from one version to another. In this situation, the attribute <text:span text:style-name="Macchina_20_da_20_scrivere_20_HTML">originalId</text:span> is added to contain the original value of the <text:span text:style-name="Macchina_20_da_20_scrivere_20_HTML">currentId</text:span> as it was when the document was first created. From this moment onward, the value<text:change-end text:change-id="ct33982016"/><text:change-start text:change-id="ct34057856"/> <text:change-end text:change-id="ct34057856"/><text:span text:style-name="T10">never change</text:span><text:change-start text:change-id="ct33952528"/><text:span text:style-name="T10">s</text:span><text:change-end text:change-id="ct33952528"/> <text:change-start text:change-id="ct33991504"/>again, <text:change-end text:change-id="ct33991504"/>even if <text:change text:change-id="ct33997600"/>the elements get <text:change text:change-id="ct33998992"/>renumbered<text:change-start text:change-id="ct33993168"/> again<text:change-end text:change-id="ct33993168"/>. <text:change-start text:change-id="ct34398560"/>For justification and instructions on when and why to use <text:span text:style-name="Macchina_20_da_20_scrivere_20_HTML">originalId</text:span> and <text:span text:style-name="Macchina_20_da_20_scrivere_20_HTML">currentId</text:span>, see the next section. <text:change-end text:change-id="ct34398560"/><text:change-start text:change-id="ct34205600"/></text:p>
      <text:p text:style-name="Standard">Finally<text:change-end text:change-id="ct34205600"/><text:change-start text:change-id="ct34003168"/>,<text:change-end text:change-id="ct34003168"/><text:change-start text:change-id="ct34194304"/> <text:span text:style-name="Macchina_20_da_20_scrivere_20_HTML">GUID</text:span><text:change-end text:change-id="ct34194304"/><text:change-start text:change-id="ct34227520"/> (<text:span text:style-name="T3">Globally Unique Identifiers</text:span>) are application-specific identifiers that a local implementation <text:change-end text:change-id="ct34227520"/><text:change-start text:change-id="ct34247728"/>may need to add to elements according to local rules and syntaxes. <text:span text:style-name="Macchina_20_da_20_scrivere_20_HTML">GUID</text:span> are not required attributes, and its use and specification is totally dependent on the <text:change-end text:change-id="ct34247728"/><text:change-start text:change-id="ct34007344"/>representation and storage requirements of the author of the Manifestation. </text:p>
      <text:p text:style-name="Standard">Neither <text:span text:style-name="Macchina_20_da_20_scrivere_20_HTML">currentId</text:span>, nor <text:span text:style-name="Macchina_20_da_20_scrivere_20_HTML">originalId</text:span> nor <text:span text:style-name="Macchina_20_da_20_scrivere_20_HTML">GUID</text:span> are, in fact, plain IDs as far as XML is concerned. Composite documents, in fact, make it impossible to require <text:change-end text:change-id="ct34007344"/><text:change-start text:change-id="ct34019120"/>uniqueness of identifiers<text:change-end text:change-id="ct34019120"/><text:change-start text:change-id="ct34010128"/> over the whole XML document<text:change-end text:change-id="ct34010128"/><text:change-start text:change-id="ct34020512"/>, considering that they might be the result of composing individual documents where the same ids where created independently. Thus, instead of defining them as <text:change-end text:change-id="ct34020512"/><text:change-start text:change-id="ct34025312"/>IDs, a <text:change-end text:change-id="ct34025312"/><text:change-start text:change-id="ct34040400"/>uniqueness<text:change-end text:change-id="ct34040400"/><text:change-start text:change-id="ct34023952"/> requirement <text:change-end text:change-id="ct34023952"/><text:change-start text:change-id="ct34032272"/>exists on<text:change-end text:change-id="ct34032272"/><text:change-start text:change-id="ct34321200"/> all simple document types (i.e., bills, acts, reports, docs, amendments and judgments<text:change-end text:change-id="ct34321200"/><text:change-start text:change-id="ct34033664"/>, etc<text:change-end text:change-id="ct34033664"/><text:change-start text:change-id="ct34035056"/>.<text:change-end text:change-id="ct34035056"/><text:change-start text:change-id="ct34026704"/>, but not composite documents<text:change-end text:change-id="ct34026704"/><text:change-start text:change-id="ct33986912"/>)<text:change-end text:change-id="ct33986912"/><text:change-start text:change-id="ct34028096"/> of uniqueness of ids within their structure. Thus it <text:change-end text:change-id="ct34028096"/><text:change-start text:change-id="ct34379728"/>is <text:change-end text:change-id="ct34379728"/><text:change-start text:change-id="ct34029488"/>invalid to use the same identifier within a single document, but it is possible and valid to use the same id <text:change-end text:change-id="ct34029488"/><text:change-start text:change-id="ct34036448"/>for<text:change-end text:change-id="ct34036448"/><text:change-start text:change-id="ct34030880"/> two <text:change-end text:change-id="ct34030880"/><text:change-start text:change-id="ct34037840"/>fragments of two different documents within a single composite document. <text:change-end text:change-id="ct34037840"/></text:p>
      <text:p text:style-name="Standard">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text:change-start text:change-id="ct33983408"/>current <text:change-end text:change-id="ct33983408"/>IDs<text:change-start text:change-id="ct34087968"/> and using original IDs<text:change-end text:change-id="ct34087968"/></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text:soft-page-break/>identify the concept of <text:span text:style-name="T3">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text:change-start text:change-id="ct33964736"/>s<text:change-end text:change-id="ct33964736"/> is being introduced. <text:s/></text:p>
      <text:p text:style-name="Standard">The problems in the permanence of ids appear in four situations: </text:p>
      <text:list xml:id="list1078359518" text:style-name="WW8Num55">
        <text:list-item>
          <text:p text:style-name="P26">in a multilingual document, the concurrence of two similarly named structures in two languages, say art.2 in the French and art.2 in the English part of the document</text:p>
        </text:list-item>
        <text:list-item>
          <text:p text:style-name="P26">in a multi-version document, the concurrence of two similarly named structures from two versions, say art.2 in the past version and art.2 in the current version. </text:p>
        </text:list-item>
        <text:list-item>
          <text:p text:style-name="P26">in a modification act, the concurrence of two similarly named structures in the amending and in the amended document, say I am amending art.2 of the amended act, and of course an art.2 exists already in the amending act. </text:p>
        </text:list-item>
        <text:list-item>
          <text:p text:style-name="P26">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6">First use case – renumbering in bills: an approved amendment A inserts a new article between art.1 and art.2 of version 1 of bill B. Because of this decision, art.2 is known in version 2 of B as art.3, art.3 is known as art.4, etc. </text:p>
            </text:list-item>
            <text:list-item>
              <text:p text:style-name="P26">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text:change text:change-id="ct33984800"/>maintain<text:change-start text:change-id="ct34001776"/>s<text:change-end text:change-id="ct34001776"/> some fundamental principles: <text:s/></text:p>
      <text:list xml:id="list1994704297" text:style-name="WW8Num47">
        <text:list-item>
          <text:p text:style-name="P27"><text:span text:style-name="T3">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7"><text:span text:style-name="T3">Proportionality of impact</text:span>: the approach taken for a rare occurrence must not affect the solutions taken for the rather more frequent occurrences. It is better for the solution of a rare occurrence to be very convoluted than for the solution to a frequent occurrence <text:soft-page-break/>to be even only mildly convoluted. <text:s/></text:p>
        </text:list-item>
        <text:list-item>
          <text:p text:style-name="P27"><text:span text:style-name="T3">Unicity</text:span>: the id of a part must be unique within the document. </text:p>
        </text:list-item>
        <text:list-item>
          <text:p text:style-name="P27"><text:span text:style-name="T3">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27"><text:span text:style-name="T3">Navigability</text:span>: the id of a part must be usable in <text:change text:change-id="ct36428576"/><text:change-start text:change-id="ct35139888"/>IRI<text:change-end text:change-id="ct35139888"/> as the fragment part (after the # sign), even in the hypertext link of a separate document, and the link must remain traversable to the right place regardless of what happened to the document. </text:p>
        </text:list-item>
        <text:list-item>
          <text:p text:style-name="P27"><text:span text:style-name="T3">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27"><text:span text:style-name="T3">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4"><text:s/></text:span>Contiguity does NOT mean that the id must be called "id", or that it must be the only attribute to exhibit identification characteristics</text:p></text:note-body></text:note></text:span>. </text:p>
        </text:list-item>
        <text:list-item>
          <text:p text:style-name="P27"><text:span text:style-name="T3">Meaningfulness</text:span>: the id of a part must, as much as possible, express basic facts about its nature, position, or relation to superior and/or neighboring elements that are meaningful to the local tradition. <text:s/></text:p>
        </text:list-item>
        <text:list-item>
          <text:p text:style-name="P27"><text:span text:style-name="T3">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4"><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ext:change-start text:change-id="ct34000384"/>One <text:change-end text:change-id="ct34000384"/><text:change text:change-id="ct34011520"/>is persistent, while the <text:change text:change-id="ct34013552"/><text:change-start text:change-id="ct33996256"/>other <text:change-end text:change-id="ct33996256"/>is evolving in time. Whenever the persistent id and the evolving id do not differ, only <text:change text:change-id="ct34291056"/><text:change-start text:change-id="ct33990112"/>one of them <text:change-end text:change-id="ct33990112"/>is specified in the document. </text:p>
      <text:p text:style-name="Standard">When a situation occurs<text:change text:change-id="ct34004560"/> that requires the <text:change text:change-id="ct34292688"/><text:change-start text:change-id="ct33969184"/>two <text:change-end text:change-id="ct33969184"/>id<text:change-start text:change-id="ct33988720"/>s<text:change-end text:change-id="ct33988720"/> to differ from <text:change text:change-id="ct34005952"/><text:change-start text:change-id="ct34187648"/>each other<text:change-end text:change-id="ct34187648"/>, such as one of the above-mentioned situations 1, 2, 3 or 4, then the <text:change text:change-id="ct35002400"/><text:change-start text:change-id="ct33951136"/><text:span text:style-name="Macchina_20_da_20_scrivere_20_HTML">currentID</text:span> <text:change-end text:change-id="ct33951136"/>attribute <text:change text:change-id="ct34933040"/><text:change-start text:change-id="ct33949696"/>is updated to reflect the new role and number of the element in the structure<text:change-end text:change-id="ct33949696"/>, while the <text:change text:change-id="ct35104672"/><text:change-start text:change-id="ct34014944"/><text:span text:style-name="Macchina_20_da_20_scrivere_20_HTML">originalId</text:span> <text:change-end text:change-id="ct34014944"/>attribute <text:change-start text:change-id="ct34063024"/>is first added and <text:change-end text:change-id="ct34063024"/>contains the <text:change text:change-id="ct35043072"/><text:change-start text:change-id="ct34016336"/>value <text:change-end text:change-id="ct34016336"/>that <text:change text:change-id="ct34887312"/>used <text:change text:change-id="ct34829344"/><text:change-start text:change-id="ct34017728"/>to be of the <text:span text:style-name="Macchina_20_da_20_scrivere_20_HTML">currentId</text:span> attribute<text:change-end text:change-id="ct34017728"/>. Thus, after any change in the document, the persistent id <text:change-start text:change-id="ct34850672"/>(<text:span text:style-name="Macchina_20_da_20_scrivere_20_HTML">originalId</text:span>) appears and <text:change-end text:change-id="ct34850672"/>never changes, and the evolving id <text:change-start text:change-id="ct34940848"/>(<text:span text:style-name="Macchina_20_da_20_scrivere_20_HTML">currentId</text:span>) <text:change-end text:change-id="ct34940848"/><text:change text:change-id="ct33958880"/><text:change-start text:change-id="ct35002096"/>keeps on being <text:change-end text:change-id="ct35002096"/>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904109990" text:style-name="WW8Num65">
        <text:list-item>
          <text:p text:style-name="P28"><text:soft-page-break/><text:span text:style-name="T3">Multi-lingual document</text:span>: The fragment in the default language uses the basic id, the <text:s/>fragment is any further language uses a modified id<text:change text:change-id="ct34043376"/><text:change text:change-id="ct34920256"/><text:change-start text:change-id="ct34117968"/>:<text:change-end text:change-id="ct34117968"/><text:change text:change-id="ct34085600"/> E.g.:</text:p>
        </text:list-item>
      </text:list>
      <text:p text:style-name="P2"/>
      <text:p text:style-name="P4"><text:span text:style-name="Macchina_20_da_20_scrivere_20_HTML">&lt;art </text:span><text:change text:change-id="ct34701920"/><text:change text:change-id="ct34163216"/><text:change text:change-id="ct34220112"/><text:change-start text:change-id="ct35111040"/><text:span text:style-name="Macchina_20_da_20_scrivere_20_HTML">currentId</text:span><text:change-end text:change-id="ct35111040"/><text:span text:style-name="Macchina_20_da_20_scrivere_20_HTML">="art2"&gt;</text:span></text:p>
      <text:p text:style-name="P4"><text:span text:style-name="Macchina_20_da_20_scrivere_20_HTML"><text:span text:style-name="T14"><text:s/></text:span></text:span><text:span text:style-name="Macchina_20_da_20_scrivere_20_HTML">&lt;num&gt;2&lt;/num&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text:span text:style-name="T14"><text:s text:c="3"/></text:span></text:span><text:span text:style-name="Macchina_20_da_20_scrivere_20_HTML">&lt;p&gt;Some text in English&lt;/p&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lt;/art&gt;</text:span></text:p>
      <text:p text:style-name="P4"><text:span text:style-name="Macchina_20_da_20_scrivere_20_HTML">&lt;art </text:span><text:change-start text:change-id="ct35000336"/><text:span text:style-name="Macchina_20_da_20_scrivere_20_HTML">originalId</text:span><text:change-end text:change-id="ct35000336"/><text:change text:change-id="ct34990160"/><text:span text:style-name="Macchina_20_da_20_scrivere_20_HTML">="art2</text:span><text:change text:change-id="ct34149296"/><text:span text:style-name="Macchina_20_da_20_scrivere_20_HTML">" </text:span><text:change text:change-id="ct34260944"/><text:change-start text:change-id="ct34981072"/><text:span text:style-name="Macchina_20_da_20_scrivere_20_HTML">currentId</text:span><text:change-end text:change-id="ct34981072"/><text:span text:style-name="Macchina_20_da_20_scrivere_20_HTML">="art2</text:span><text:change-start text:change-id="ct34156576"/><text:span text:style-name="Macchina_20_da_20_scrivere_20_HTML">fra</text:span><text:change-end text:change-id="ct34156576"/><text:span text:style-name="Macchina_20_da_20_scrivere_20_HTML">"&gt;</text:span></text:p>
      <text:p text:style-name="P4"><text:span text:style-name="Macchina_20_da_20_scrivere_20_HTML"><text:span text:style-name="T14"><text:s/></text:span></text:span><text:span text:style-name="Macchina_20_da_20_scrivere_20_HTML">&lt;num&gt;2&lt;/num&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text:span text:style-name="T14"><text:s text:c="3"/></text:span></text:span><text:span text:style-name="Macchina_20_da_20_scrivere_20_HTML">&lt;p&gt;Du texte en Français&lt;/p&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lt;/art&gt;</text:span></text:p>
      <text:p text:style-name="P5"><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552014303" text:style-name="WW8Num50">
        <text:list-item>
          <text:p text:style-name="P29"><text:span text:style-name="T3">Multi-version document</text:span>: The "default" fragment uses a plain id, the "secondary" destination uses a modified id<text:change text:change-id="ct33825872"/><text:change text:change-id="ct34209344"/>. </text:p>
        </text:list-item>
      </text:list>
      <text:p text:style-name="P4"><text:span text:style-name="Macchina_20_da_20_scrivere_20_HTML">&lt;art </text:span><text:change text:change-id="ct34806416"/><text:change text:change-id="ct34058528"/><text:change text:change-id="ct34176544"/><text:change-start text:change-id="ct34302784"/><text:span text:style-name="Macchina_20_da_20_scrivere_20_HTML">currentId</text:span><text:change-end text:change-id="ct34302784"/><text:span text:style-name="Macchina_20_da_20_scrivere_20_HTML">="art2"&gt;</text:span></text:p>
      <text:p text:style-name="P4"><text:span text:style-name="Macchina_20_da_20_scrivere_20_HTML"><text:span text:style-name="T14"><text:s/></text:span></text:span><text:span text:style-name="Macchina_20_da_20_scrivere_20_HTML">&lt;num&gt;2&lt;/num&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text:span text:style-name="T14"><text:s text:c="3"/></text:span></text:span><text:span text:style-name="Macchina_20_da_20_scrivere_20_HTML">&lt;p&gt;New version of art.2&lt;/p&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lt;/art&gt;</text:span></text:p>
      <text:p text:style-name="P4"><text:span text:style-name="Macchina_20_da_20_scrivere_20_HTML">&lt;art </text:span><text:change-start text:change-id="ct34169872"/><text:span text:style-name="Macchina_20_da_20_scrivere_20_HTML">originalId</text:span><text:change-end text:change-id="ct34169872"/><text:change text:change-id="ct34184064"/><text:span text:style-name="Macchina_20_da_20_scrivere_20_HTML">="art2</text:span><text:change text:change-id="ct34571472"/><text:span text:style-name="Macchina_20_da_20_scrivere_20_HTML">" </text:span><text:change text:change-id="ct34104160"/><text:change-start text:change-id="ct34941472"/><text:span text:style-name="Macchina_20_da_20_scrivere_20_HTML">currentId</text:span><text:change-end text:change-id="ct34941472"/><text:span text:style-name="Macchina_20_da_20_scrivere_20_HTML">="art2</text:span><text:change-start text:change-id="ct34699664"/><text:span text:style-name="Macchina_20_da_20_scrivere_20_HTML">v1</text:span><text:change-end text:change-id="ct34699664"/><text:span text:style-name="Macchina_20_da_20_scrivere_20_HTML">"&gt;</text:span></text:p>
      <text:p text:style-name="P4"><text:span text:style-name="Macchina_20_da_20_scrivere_20_HTML"><text:span text:style-name="T14"><text:s/></text:span></text:span><text:span text:style-name="Macchina_20_da_20_scrivere_20_HTML">&lt;num&gt;2&lt;/num&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text:span text:style-name="T14"><text:s text:c="3"/></text:span></text:span><text:span text:style-name="Macchina_20_da_20_scrivere_20_HTML">&lt;p&gt;Old version of art.2&lt;/p&gt;</text:span></text:p>
      <text:p text:style-name="P4"><text:span text:style-name="Macchina_20_da_20_scrivere_20_HTML"><text:span text:style-name="T14"><text:s/></text:span></text:span><text:span text:style-name="Macchina_20_da_20_scrivere_20_HTML">&lt;/content&gt;</text:span></text:p>
      <text:p text:style-name="P4"><text:span text:style-name="Macchina_20_da_20_scrivere_20_HTML">&lt;/art&gt;</text:span></text:p>
      <text:p text:style-name="P7">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987229048" text:continue-numbering="true" text:style-name="WW8Num50">
        <text:list-item>
          <text:p text:style-name="P29"><text:span text:style-name="T3">Amending act</text:span>: the structured content use<text:change-start text:change-id="ct34373264"/>s<text:change-end text:change-id="ct34373264"/> <text:change text:change-id="ct34366112"/><text:change-start text:change-id="ct34348416"/>originalId <text:change-end text:change-id="ct34348416"/>as a suggestion of the id that the structure will have in the new version of the amended document: </text:p>
        </text:list-item>
      </text:list>
      <text:p text:style-name="P4"><text:span text:style-name="Macchina_20_da_20_scrivere_20_HTML">&lt;mod id="mod1"&gt;</text:span></text:p>
      <text:p text:style-name="P4"><text:span text:style-name="Macchina_20_da_20_scrivere_20_HTML"><text:tab/>Art. 5 is changed as follows: </text:span></text:p>
      <text:p text:style-name="P4"><text:span text:style-name="Macchina_20_da_20_scrivere_20_HTML"><text:tab/>&lt;quotedStructure id="mod1-quo1"&gt;</text:span></text:p>
      <text:p text:style-name="P4"><text:span text:style-name="Macchina_20_da_20_scrivere_20_HTML"><text:tab/><text:tab/>&lt;art id="mod1-quo1-art5" </text:span><text:change text:change-id="ct34851152"/><text:change-start text:change-id="ct34553360"/><text:span text:style-name="Macchina_20_da_20_scrivere_20_HTML">originalId</text:span><text:change-end text:change-id="ct34553360"/><text:span text:style-name="Macchina_20_da_20_scrivere_20_HTML">="art5"&gt;</text:span></text:p>
      <text:p text:style-name="P4"><text:span text:style-name="Macchina_20_da_20_scrivere_20_HTML"><text:tab/><text:tab/><text:tab/>...</text:span></text:p>
      <text:p text:style-name="P4"><text:span text:style-name="Macchina_20_da_20_scrivere_20_HTML"><text:tab/><text:tab/>&lt;/art&gt;</text:span></text:p>
      <text:p text:style-name="P4"><text:span text:style-name="Macchina_20_da_20_scrivere_20_HTML"><text:tab/>&lt;/quotedStructure&gt;</text:span></text:p>
      <text:p text:style-name="P4"><text:span text:style-name="Macchina_20_da_20_scrivere_20_HTML">&lt;/mod&gt;</text:span></text:p>
      <text:list xml:id="list644643817" text:continue-numbering="true" text:style-name="WW8Num50">
        <text:list-item>
          <text:p text:style-name="P29"><text:span text:style-name="T3">Renumbering of bill (see use case 4.1)</text:span>: The first version of the bill has simple ids: </text:p>
        </text:list-item>
      </text:list>
      <text:p text:style-name="Standard"/>
      <text:p text:style-name="P4"><text:span text:style-name="Macchina_20_da_20_scrivere_20_HTML"><text:tab/><text:tab/>&lt;article id="art1"&gt;</text:span></text:p>
      <text:p text:style-name="P4"><text:span text:style-name="Macchina_20_da_20_scrivere_20_HTML"><text:tab/><text:tab/><text:tab/>&lt;num&gt;1&lt;/num&gt;</text:span></text:p>
      <text:p text:style-name="P4"><text:span text:style-name="Macchina_20_da_20_scrivere_20_HTML"><text:tab/><text:tab/><text:tab/>&lt;content&gt;&lt;p&gt;Originally article 1&lt;/p&gt;&lt;/content&gt;</text:span></text:p>
      <text:p text:style-name="P4"><text:span text:style-name="Macchina_20_da_20_scrivere_20_HTML"><text:tab/><text:tab/>&lt;/article&gt;</text:span></text:p>
      <text:p text:style-name="P4"><text:span text:style-name="Macchina_20_da_20_scrivere_20_HTML"><text:tab/><text:tab/>&lt;article id="art2"&gt;</text:span></text:p>
      <text:p text:style-name="P4"><text:span text:style-name="Macchina_20_da_20_scrivere_20_HTML"><text:tab/><text:tab/><text:tab/>&lt;num&gt;2&lt;/num&gt;</text:span></text:p>
      <text:p text:style-name="P4"><text:soft-page-break/><text:span text:style-name="Macchina_20_da_20_scrivere_20_HTML"><text:tab/><text:tab/><text:tab/>&lt;content&gt;&lt;p&gt;Originally article 2&lt;/p&gt;&lt;/content&gt;</text:span></text:p>
      <text:p text:style-name="P4"><text:span text:style-name="Macchina_20_da_20_scrivere_20_HTML"><text:tab/><text:tab/>&lt;/article&gt;</text:span></text:p>
      <text:p text:style-name="P4"><text:span text:style-name="Macchina_20_da_20_scrivere_20_HTML"><text:tab/><text:tab/>&lt;article id="art3"&gt;</text:span></text:p>
      <text:p text:style-name="P4"><text:span text:style-name="Macchina_20_da_20_scrivere_20_HTML"><text:tab/><text:tab/><text:tab/>&lt;num&gt;3&lt;/num&gt;</text:span></text:p>
      <text:p text:style-name="P4"><text:span text:style-name="Macchina_20_da_20_scrivere_20_HTML"><text:tab/><text:tab/><text:tab/>&lt;content&gt;&lt;p&gt;Originally article 3&lt;/p&gt;&lt;/content&gt;</text:span></text:p>
      <text:p text:style-name="P4"><text:span text:style-name="Macchina_20_da_20_scrivere_20_HTML"><text:tab/><text:tab/>&lt;/article&gt;</text:span></text:p>
      <text:p text:style-name="Standard"/>
      <text:p text:style-name="P5"><text:tab/>The second version of the bill, after a new article 2 was inserted, generating a renumbering of the subsequent articles, uses id to specify the original ids, regardless of the position, and uses <text:change text:change-id="ct34999904"/><text:change-start text:change-id="ct36535504"/>currentId<text:change-end text:change-id="ct36535504"/> to specify the id each article should have if this were a new document.</text:p>
      <text:p text:style-name="Standard"/>
      <text:p text:style-name="P4"><text:span text:style-name="Macchina_20_da_20_scrivere_20_HTML"><text:tab/><text:tab/>&lt;article id="art1"&gt;</text:span></text:p>
      <text:p text:style-name="P4"><text:span text:style-name="Macchina_20_da_20_scrivere_20_HTML"><text:tab/><text:tab/><text:tab/>&lt;num&gt;1&lt;/num&gt;</text:span></text:p>
      <text:p text:style-name="P4"><text:span text:style-name="Macchina_20_da_20_scrivere_20_HTML"><text:tab/><text:tab/><text:tab/>&lt;content&gt;&lt;p&gt;Originally article 1&lt;/p&gt;&lt;/content&gt;</text:span></text:p>
      <text:p text:style-name="P4"><text:span text:style-name="Macchina_20_da_20_scrivere_20_HTML"><text:tab/><text:tab/>&lt;/article&gt;</text:span></text:p>
      <text:p text:style-name="P4"><text:span text:style-name="Macchina_20_da_20_scrivere_20_HTML"><text:tab/><text:tab/>&lt;article </text:span><text:change text:change-id="ct34238944"/><text:change-start text:change-id="ct34316880"/><text:span text:style-name="Macchina_20_da_20_scrivere_20_HTML">currentId</text:span><text:change-end text:change-id="ct34316880"/><text:span text:style-name="Macchina_20_da_20_scrivere_20_HTML">="art2</text:span><text:change text:change-id="ct34394992"/><text:span text:style-name="Macchina_20_da_20_scrivere_20_HTML">"</text:span><text:change text:change-id="ct34252016"/><text:span text:style-name="Macchina_20_da_20_scrivere_20_HTML">&gt;</text:span></text:p>
      <text:p text:style-name="P4"><text:span text:style-name="Macchina_20_da_20_scrivere_20_HTML"><text:tab/><text:tab/><text:tab/>&lt;num&gt;2&lt;/num&gt;</text:span></text:p>
      <text:p text:style-name="P4"><text:span text:style-name="Macchina_20_da_20_scrivere_20_HTML"><text:tab/><text:tab/><text:tab/>&lt;content&gt;&lt;p&gt;New article 2&lt;/p&gt;&lt;/content&gt;</text:span></text:p>
      <text:p text:style-name="P4"><text:span text:style-name="Macchina_20_da_20_scrivere_20_HTML"><text:tab/><text:tab/>&lt;/article&gt;</text:span></text:p>
      <text:p text:style-name="P4"><text:span text:style-name="Macchina_20_da_20_scrivere_20_HTML"><text:tab/><text:tab/>&lt;article </text:span><text:change text:change-id="ct34280208"/><text:change-start text:change-id="ct34327696"/><text:span text:style-name="Macchina_20_da_20_scrivere_20_HTML">originalId</text:span><text:change-end text:change-id="ct34327696"/><text:span text:style-name="Macchina_20_da_20_scrivere_20_HTML">="art2" </text:span><text:change text:change-id="ct34097376"/><text:change-start text:change-id="ct35052112"/><text:span text:style-name="Macchina_20_da_20_scrivere_20_HTML">currentId</text:span><text:change-end text:change-id="ct35052112"/><text:span text:style-name="Macchina_20_da_20_scrivere_20_HTML">="art3"&gt;</text:span></text:p>
      <text:p text:style-name="P4"><text:span text:style-name="Macchina_20_da_20_scrivere_20_HTML"><text:tab/><text:tab/><text:tab/>&lt;num&gt;3&lt;/num&gt;</text:span></text:p>
      <text:p text:style-name="P4"><text:span text:style-name="Macchina_20_da_20_scrivere_20_HTML"><text:tab/><text:tab/><text:tab/>&lt;content&gt;&lt;p&gt;Originally article 2&lt;/p&gt;&lt;/content&gt;</text:span></text:p>
      <text:p text:style-name="P4"><text:span text:style-name="Macchina_20_da_20_scrivere_20_HTML"><text:tab/><text:tab/>&lt;/article&gt;</text:span></text:p>
      <text:p text:style-name="P4"><text:span text:style-name="Macchina_20_da_20_scrivere_20_HTML"><text:tab/><text:tab/>&lt;article </text:span><text:change-start text:change-id="ct34341776"/><text:span text:style-name="Macchina_20_da_20_scrivere_20_HTML">originalId</text:span><text:change-end text:change-id="ct34341776"/><text:change text:change-id="ct34291600"/><text:span text:style-name="Macchina_20_da_20_scrivere_20_HTML">="art3" </text:span><text:change text:change-id="ct34145760"/><text:change-start text:change-id="ct34008704"/><text:span text:style-name="Macchina_20_da_20_scrivere_20_HTML">currentId</text:span><text:change-end text:change-id="ct34008704"/><text:span text:style-name="Macchina_20_da_20_scrivere_20_HTML">="art4"&gt;</text:span></text:p>
      <text:p text:style-name="P4"><text:span text:style-name="Macchina_20_da_20_scrivere_20_HTML"><text:tab/><text:tab/><text:tab/>&lt;num&gt;4&lt;/num&gt;</text:span></text:p>
      <text:p text:style-name="P4"><text:span text:style-name="Macchina_20_da_20_scrivere_20_HTML"><text:tab/><text:tab/><text:tab/>&lt;content&gt;&lt;p&gt;Originally article 3&lt;/p&gt;&lt;/content&gt;</text:span></text:p>
      <text:p text:style-name="P4"><text:span text:style-name="Macchina_20_da_20_scrivere_20_HTML"><text:tab/><text:tab/>&lt;/article&gt;</text:span></text:p>
      <text:p text:style-name="P5"><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1938331940" text:continue-numbering="true" text:style-name="WW8Num50">
        <text:list-item>
          <text:p text:style-name="P29"><text:span text:style-name="T3">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9">in act X the reference is <text:span text:style-name="Macchina_20_da_20_scrivere_20_HTML">Y#art2</text:span>. This corresponds to the structure that in version 1 had <text:change text:change-id="ct34124624"/><text:change-start text:change-id="ct34355008"/><text:span text:style-name="Macchina_20_da_20_scrivere_20_HTML">currentId</text:span><text:change-end text:change-id="ct34355008"/><text:span text:style-name="Macchina_20_da_20_scrivere_20_HTML">="art2"</text:span><text:change-start text:change-id="ct34212880"/><text:span text:style-name="Macchina_20_da_20_scrivere_20_HTML">.</text:span><text:change-end text:change-id="ct34212880"/><text:change text:change-id="ct36538272"/></text:p>
            </text:list-item>
            <text:list-item>
              <text:p text:style-name="P29">in act W the reference is <text:span text:style-name="Macchina_20_da_20_scrivere_20_HTML">Y#art15</text:span>. This corresponds to the structure that in version 2 had <text:change text:change-id="ct34056240"/><text:change-start text:change-id="ct34047184"/><text:span text:style-name="Macchina_20_da_20_scrivere_20_HTML">currentId</text:span><text:change-end text:change-id="ct34047184"/><text:span text:style-name="Macchina_20_da_20_scrivere_20_HTML">="art15" </text:span>and<text:span text:style-name="Macchina_20_da_20_scrivere_20_HTML"> </text:span><text:change text:change-id="ct34295840"/><text:change-start text:change-id="ct34386384"/><text:span text:style-name="Macchina_20_da_20_scrivere_20_HTML">originalId</text:span><text:change-end text:change-id="ct34386384"/><text:span text:style-name="Macchina_20_da_20_scrivere_20_HTML">="art2"</text:span></text:p>
            </text:list-item>
            <text:list-item>
              <text:p text:style-name="P29">in act Z the reference is <text:span text:style-name="Macchina_20_da_20_scrivere_20_HTML">Y#art2</text:span>. This corresponds to the structure that in version 2 had <text:change text:change-id="ct34979168"/><text:change-start text:change-id="ct34267456"/><text:span text:style-name="Macchina_20_da_20_scrivere_20_HTML">currentId</text:span><text:change-end text:change-id="ct34267456"/><text:span text:style-name="Macchina_20_da_20_scrivere_20_HTML">="art2" </text:span>and<text:change-start text:change-id="ct34943424"/> no<text:change-end text:change-id="ct34943424"/><text:span text:style-name="Macchina_20_da_20_scrivere_20_HTML"> </text:span><text:change-start text:change-id="ct34334352"/><text:span text:style-name="Macchina_20_da_20_scrivere_20_HTML">original</text:span><text:change-end text:change-id="ct34334352"/><text:change text:change-id="ct34306320"/><text:change-start text:change-id="ct34313040"/><text:span text:style-name="Macchina_20_da_20_scrivere_20_HTML">Id</text:span><text:change-end text:change-id="ct34313040"/>. </text:p>
            </text:list-item>
          </text:list>
        </text:list-item>
      </text:list>
      <text:h text:style-name="Heading_20_2" text:outline-level="2">Document <text:change text:change-id="ct36524656"/><text:change-start text:change-id="ct34564256"/>IRIs<text:change-end text:change-id="ct34564256"/></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text:soft-page-break/></text:p>
      <text:h text:style-name="P117" text:outline-level="1"><text:bookmark-start text:name="__RefHeading__17_368501875"/>AKOMA NTOSO Naming Convention<text:bookmark-end text:name="__RefHeading__17_368501875"/></text:h>
      <text:p text:style-name="P11"/>
      <text:p text:style-name="Standard">The Akoma Ntoso standard defines a number of referenceable concepts that are used in many situations in the lifecycle of legal documents. The purpose of this section is to provide a standard referencing mechanism to these concepts through the use of <text:change-start text:change-id="ct35192976"/>I<text:change-end text:change-id="ct35192976"/><text:change text:change-id="ct34568544"/>RI references<text:change-start text:change-id="ct34429504"/><text:span text:style-name="Footnote_20_Symbol"><text:note text:id="ftn3" text:note-class="footnote"><text:note-citation>3</text:note-citation><text:note-body><text:p text:style-name="Footnote"><text:change-start text:change-id="ct35200288"/><text:span text:style-name="T15">As of September 2013, all mentions </text:span><text:change-end text:change-id="ct35200288"/><text:change-start text:change-id="ct35192064"/><text:span text:style-name="T15">of</text:span><text:change-end text:change-id="ct35192064"/><text:change-start text:change-id="ct35190144"/><text:span text:style-name="T15"> </text:span><text:change-end text:change-id="ct35190144"/><text:change-start text:change-id="ct35191584"/><text:span text:style-name="T15">Uniform Resource Identifiers </text:span><text:change-end text:change-id="ct35191584"/><text:change-start text:change-id="ct35191824"/><text:span text:style-name="T15">(URIs) </text:span><text:change-end text:change-id="ct35191824"/><text:change-start text:change-id="ct35057408"/><text:span text:style-name="T15">in</text:span><text:change-end text:change-id="ct35057408"/><text:change-start text:change-id="ct35191392"/><text:span text:style-name="T15"> these Release Notes and </text:span><text:change-end text:change-id="ct35191392"/><text:change-start text:change-id="ct35192544"/><text:span text:style-name="T15">in</text:span><text:change-end text:change-id="ct35192544"/><text:change-start text:change-id="ct35191200"/><text:span text:style-name="T15"> the documentation associated </text:span><text:change-end text:change-id="ct35191200"/><text:change-start text:change-id="ct35156480"/><text:span text:style-name="T15">with</text:span><text:change-end text:change-id="ct35156480"/><text:change-start text:change-id="ct35190336"/><text:span text:style-name="T15"> the Akoma Ntoso schema have been replaced with as many mentions of </text:span><text:change-end text:change-id="ct35190336"/><text:change-start text:change-id="ct35192304"/><text:span text:style-name="T15">International Resource Identifiers (IRIs), as per </text:span><text:change-end text:change-id="ct35192304"/><text:change-start text:change-id="ct35193312"/><text:span text:style-name="T15">RFC 3987 ( </text:span><text:a xlink:type="simple" xlink:href="http://tools.ietf.org/html/rfc3987"><text:span text:style-name="Internet_20_link"><text:span text:style-name="T15">http://tools.ietf.org/html/rfc3987</text:span></text:span></text:a><text:span text:style-name="T15"> ). </text:span><text:change-end text:change-id="ct35193312"/></text:p></text:note-body></text:note></text:span><text:change-end text:change-id="ct34429504"/> associated to classes and instances of an <text:span text:style-name="T3">ad</text:span> <text:span text:style-name="T3">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3">International Federation of Library Associations (IFLA) - Functional Requirements for Bibliographic Records (FRBR) http://www.ifla.org/VII/s13/frbr/frbr.pdf</text:span>):</text:p>
      <text:list xml:id="list1241643890" text:style-name="WW8Num20">
        <text:list-item>
          <text:p text:style-name="P72">WORK – the abstract concept of the legal resource (e.g., act 3 of 2005).</text:p>
        </text:list-item>
        <text:list-item>
          <text:p text:style-name="P72">EXPRESSION - any version of the WORK whose content is specified and different from others for any reason: language, versions, etc. (e.g., act 3 of 2005 as in the version following the amendments entered into force on July 3<text:span text:style-name="T16">rd</text:span>, 2006).</text:p>
        </text:list-item>
        <text:list-item>
          <text:p text:style-name="P72">MANIFESTATION - any electronic or physical format of the EXPRESSION: MS Word, Open Office, XML, TIFF, PDF, etc (e.g., PDF representation of act 3 of 2005 as in the version following the amendments entered into force on July 3<text:span text:style-name="T16">rd</text:span>, 2006).</text:p>
        </text:list-item>
        <text:list-item>
          <text:p text:style-name="P7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6">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3">subdocuments</text:span> form the whole document as it appears to the reader (i.e., a main body possibly followed by a number of attachments such as schedules and tables): </text:p>
      <text:list xml:id="list1647531286" text:style-name="WW8Num37">
        <text:list-item>
          <text:p text:style-name="P80">WorkComponents (e.g., main, schedule, table, etc) - the WorkComponents are abstract entities that can be referenced to refer to different ExpressionComponents in time. </text:p>
        </text:list-item>
        <text:list-item>
          <text:p text:style-name="P80">ExpressionComponent (e.g., main, schedule, table, etc.) - the ExpressionComponents represent the visible division of the document as generated by the content author (Parliament, etc.)</text:p>
        </text:list-item>
        <text:list-item>
          <text:p text:style-name="P80">ManifestationComponent (e.g., xml files, PDF files, TIFF images, etc.) - the ManifestationComponents represent the division of the document as generated by the manifestation author (e.g., the XML editor).</text:p>
        </text:list-item>
        <text:list-item>
          <text:p text:style-name="P8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text:soft-page-break/>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201255615" text:style-name="WW8Num62">
        <text:list-item>
          <text:p text:style-name="P31"><text:span text:style-name="T4">MEANINGFULNESS</text:span>: the name is a meaningful and logical description of the resource and not of its physical path</text:p>
        </text:list-item>
        <text:list-item>
          <text:p text:style-name="P31"><text:span text:style-name="T4">PERMANENCE</text:span>: the name must be permanent and stable over time</text:p>
        </text:list-item>
        <text:list-item>
          <text:p text:style-name="P31"><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text:change text:change-id="ct36502928"/><text:change-start text:change-id="ct36381472"/>IRI<text:change-end text:change-id="ct36381472"/> for the correct FRBR level of document. We describe here a few particularly frequent situations: </text:p>
      <text:list xml:id="list874291323" text:style-name="WW8Num60">
        <text:list-item>
          <text:p text:style-name="P81">Legislative references will most probably refer to WORKs: acts referring to other acts do so regardless of the actual version, and references must be to something independent of all possible expressions, e.g., to the work. </text:p>
        </text:list-item>
        <text:list-item>
          <text:p text:style-name="P81">The list of attachments and schedules belong to a specific EXPRESSION, so references to ExpressionComponents is specific of the expression level. </text:p>
        </text:list-item>
        <text:list-item>
          <text:p text:style-name="P81">Yet the specific Manifestation that is the Akoma Ntoso XML format uses an XML-based syntax to refer to ExpressionComponents, and associate them to the corresponding ManifestationComponents containing the appropriate content. Therefore within XML files the <text:change text:change-id="ct34570624"/><text:change-start text:change-id="ct35817712"/>IRI<text:change-end text:change-id="ct35817712"/> of the ManifestationComponents must be used to refer to all components, including the main document, all attachments and all schedules.</text:p>
        </text:list-item>
        <text:list-item>
          <text:p text:style-name="P81">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text:change text:change-id="ct35816816"/><text:change-start text:change-id="ct35817952"/>IRI<text:change-end text:change-id="ct35817952"/>.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8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8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text:change text:change-id="ct35816096"/><text:change-start text:change-id="ct35818192"/>IRI<text:change-end text:change-id="ct35818192"/> of the concept as specified in this document. </text:p>
        </text:list-item>
      </text:list>
      <text:p text:style-name="Standard"/>
      <text:p text:style-name="Standard">Since the most important concepts in Akoma Ntoso are connected to documents, the main part of this section is devoted to detailing the <text:change text:change-id="ct34427104"/><text:change-start text:change-id="ct36464704"/>IRIs<text:change-end text:change-id="ct36464704"/> of document-related concepts, and in particular Works, Expressions, and Manifestations. Items are by definition outside of the scope of<text:soft-page-break/> this standard, and are only briefly described. The final part of the section provides a <text:change text:change-id="ct34574528"/><text:change-start text:change-id="ct36434256"/>IRI<text:change-end text:change-id="ct36434256"/>-based naming mechanism for non-document entities (as well as for document entities when they are handled in a similar way to non-document entities). </text:p>
      <text:h text:style-name="Heading_20_2" text:outline-level="2">Absolute and relative <text:change text:change-id="ct34427344"/><text:change-start text:change-id="ct36541264"/>IRIs<text:change-end text:change-id="ct36541264"/></text:h>
      <text:p text:style-name="P33">Absolute and relative URIs. </text:p>
      <text:p text:style-name="Standard">At all levels, the Akoma Ntoso <text:change text:change-id="ct34427824"/><text:change-start text:change-id="ct34564496"/>IRIs<text:change-end text:change-id="ct34564496"/> belong to the http:// scheme and are normally resolved using mechanisms widely available in browsers and web servers. Within documents, <text:change text:change-id="ct34427584"/><text:change-start text:change-id="ct36540304"/>IRIs<text:change-end text:change-id="ct36540304"/> are used as references to addressable resources, and are thus called <text:change text:change-id="ct34468864"/><text:change-start text:change-id="ct36381952"/><text:span text:style-name="T3">IRI</text:span><text:change-end text:change-id="ct36381952"/><text:span text:style-name="T3"> references</text:span>. </text:p>
      <text:p text:style-name="Standard">According to the authoritative source RFC 3986<text:span text:style-name="Footnote_20_Symbol"><text:note text:id="ftn4" text:note-class="footnote"><text:note-citation>4</text:note-citation><text:note-body><text:p text:style-name="Footnote"><text:span text:style-name="T14"><text:s/></text:span>http://tools.ietf.org/html/rfc3986</text:p></text:note-body></text:note></text:span>, all http:// <text:change text:change-id="ct34468144"/><text:change-start text:change-id="ct35828640"/>IRI<text:change-end text:change-id="ct35828640"/> references are divided into <text:span text:style-name="T3">absolute </text:span><text:change text:change-id="ct34572528"/><text:change-start text:change-id="ct34560144"/><text:span text:style-name="T3">IRI</text:span><text:change-end text:change-id="ct34560144"/> and <text:span text:style-name="T3">relative </text:span><text:change text:change-id="ct35827344"/><text:change-start text:change-id="ct34560624"/><text:span text:style-name="T3">IRI</text:span><text:change-end text:change-id="ct34560624"/><text:span text:style-name="T3"> references</text:span>. An absolute <text:change text:change-id="ct34577856"/><text:change-start text:change-id="ct34560384"/>IRI<text:change-end text:change-id="ct34560384"/>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text:change text:change-id="ct34574768"/><text:change-start text:change-id="ct35817216"/>IRI<text:change-end text:change-id="ct35817216"/> corresponding to the relative <text:change text:change-id="ct36503408"/><text:change-start text:change-id="ct35167248"/>IRI<text:change-end text:change-id="ct35167248"/> by adding at the beginning of the provided <text:change text:change-id="ct35004960"/><text:change-start text:change-id="ct35003488"/>IRI<text:change-end text:change-id="ct35003488"/> the missing parts that are taken from the <text:change text:change-id="ct35005440"/><text:change-start text:change-id="ct34557392"/>IRI<text:change-end text:change-id="ct34557392"/> of a base resource. <text:s/></text:p>
      <text:p text:style-name="Standard"><text:span text:style-name="T4">In XML manifestations of Akoma Ntoso documents, </text:span><text:change text:change-id="ct34573008"/><text:change-start text:change-id="ct35182304"/><text:span text:style-name="T4">IRI</text:span><text:change-end text:change-id="ct35182304"/><text:span text:style-name="T4"> references shall always be expressed in relative forms</text:span>. This implies that any resolution is carried out by the source of the base document (e.g., the one where the <text:change text:change-id="ct34469104"/><text:change-start text:change-id="ct35182544"/>IRI<text:change-end text:change-id="ct35182544"/> reference is stored). This makes all <text:change text:change-id="ct36488336"/><text:change-start text:change-id="ct36466864"/>IRIs<text:change-end text:change-id="ct36466864"/>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text:change text:change-id="ct34571104"/><text:change-start text:change-id="ct35811344"/>IRI<text:change-end text:change-id="ct35811344"/>, it is the responsibility of the active application to provide a base <text:change text:change-id="ct34574048"/><text:change-start text:change-id="ct35815584"/>IRI<text:change-end text:change-id="ct35815584"/>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text:change text:change-id="ct35006560"/><text:change-start text:change-id="ct33994560"/>IRI<text:change-end text:change-id="ct33994560"/> is resolved out of a work-level, a expression-level or a manifestation-level <text:change text:change-id="ct35816576"/><text:change-start text:change-id="ct33995040"/>IRI<text:change-end text:change-id="ct33995040"/> reference. This in practice means that protocol and authority are, in resolution, not contributing information, and are thus interchangeable. Any party interested in absolute <text:change text:change-id="ct36526336"/><text:change-start text:change-id="ct36465184"/>IRIs<text:change-end text:change-id="ct36465184"/> for Akoma Ntoso are required to produce their own resolution engine and use its protocol and authority for the purpose. </text:p>
      <text:p text:style-name="Standard">Another distinction is between <text:span text:style-name="T3">global</text:span> and <text:span text:style-name="T3">local</text:span> <text:change text:change-id="ct36429056"/><text:change-start text:change-id="ct33994800"/>IRI<text:change-end text:change-id="ct33994800"/> refs<text:span text:style-name="Footnote_20_Symbol"><text:note text:id="ftn5" text:note-class="footnote"><text:note-citation>5</text:note-citation><text:note-body><text:p text:style-name="Footnote">in fact, this is a simplification of RFC 3986, that calls global <text:change text:change-id="ct35268848"/><text:change-start text:change-id="ct35274816"/>IRI<text:change-end text:change-id="ct35274816"/> refs as “absolute path references” and local <text:change text:change-id="ct35275232"/><text:change-start text:change-id="ct35268656"/>IRI<text:change-end text:change-id="ct35268656"/> refs as “relative path references”. </text:p></text:note-body></text:note></text:span>. A global <text:change text:change-id="ct34565680"/><text:change-start text:change-id="ct35815824"/>IRI<text:change-end text:change-id="ct35815824"/> ref is a relative <text:change text:change-id="ct34566640"/><text:change-start text:change-id="ct35815344"/>IRI<text:change-end text:change-id="ct35815344"/> ref where all parts are present except for protocol and authority (i.e., domain name). Thus a global <text:change text:change-id="ct34579600"/><text:change-start text:change-id="ct35811584"/>IRI<text:change-end text:change-id="ct35811584"/> ref <text:span text:style-name="T3">always</text:span> starts with a slash, to indicate that <text:span text:style-name="T3">all</text:span> other parts are explicitly specified. A local <text:change text:change-id="ct34580560"/><text:change-start text:change-id="ct35003008"/>IRI<text:change-end text:change-id="ct35003008"/> ref, on the other hand, may have one or more parts missing (necessarily from left to right), and the corresponding global (and, subsequently, absolute) <text:change text:change-id="ct36460592"/><text:change-start text:change-id="ct35002768"/>IRI<text:change-end text:change-id="ct35002768"/> reference is determined by adding the corresponding parts taken from the base document, as usual with relative <text:change text:change-id="ct34576320"/><text:change-start text:change-id="ct35594608"/>IRI<text:change-end text:change-id="ct35594608"/> refs with missing parts. In the following we will call all <text:change text:change-id="ct36352128"/><text:change-start text:change-id="ct35594368"/>IRI<text:change-end text:change-id="ct35594368"/> references as simply <text:change text:change-id="ct36460352"/><text:change-start text:change-id="ct34557152"/>IRI<text:change-end text:change-id="ct34557152"/> (they are <text:span text:style-name="T3">all</text:span> references, after all), and distinguish between absolute <text:change text:change-id="ct36524896"/><text:change-start text:change-id="ct36486896"/>IRIs<text:change-end text:change-id="ct36486896"/>, global <text:change text:change-id="ct36443904"/><text:change-start text:change-id="ct36486416"/>IRIs<text:change-end text:change-id="ct36486416"/> and local <text:change text:change-id="ct36444144"/><text:change-start text:change-id="ct36464944"/>IRIs<text:change-end text:change-id="ct36464944"/>. </text:p>
      <text:p text:style-name="Standard">In XML manifestations of Akoma Ntoso documents, all work, expression and manifestation level references to whole documents must be <text:span text:style-name="T3">global</text:span>, and all references to individual components within the same level (or lower levels) must be <text:span text:style-name="T3">local</text:span> and are stored <text:soft-page-break/>simply as the name of the corresponding component.</text:p>
      <text:p text:style-name="Standard">Thus, for instance, "/kn/act/2007-01-01/1/schedule1" is the relative, global work-level <text:change text:change-id="ct35093424"/><text:change-start text:change-id="ct35828880"/>IRI<text:change-end text:change-id="ct35828880"/> for schedule 1 of act 1/2007 of Kenya, but a work-level reference to schedule 1 placed within the main document of the act will only contain the local <text:change text:change-id="ct34575600"/><text:change-start text:change-id="ct36434016"/>IRI<text:change-end text:change-id="ct36434016"/>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text:change text:change-id="ct36446064"/><text:change-start text:change-id="ct36541504"/>IRIs<text:change-end text:change-id="ct36541504"/> only, while <text:span text:style-name="Macchina_20_da_20_scrivere_20_HTML">object, img </text:span>and<text:span text:style-name="Macchina_20_da_20_scrivere_20_HTML"> attachment</text:span> always point to manifestation-level <text:change text:change-id="ct36443664"/><text:change-start text:change-id="ct36540544"/>IRIs<text:change-end text:change-id="ct36540544"/>. As the global/local distinction is involved, <text:span text:style-name="Macchina_20_da_20_scrivere_20_HTML">ref, mref and rref</text:span> elements always use global <text:change text:change-id="ct36446304"/><text:change-start text:change-id="ct34564016"/>IRIs<text:change-end text:change-id="ct34564016"/>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34">as specified in &lt;ref href="/kn/act/2006-08-10/123#sec12"&gt;section 12 of act 13/2006&lt;/ref&gt;</text:p>
      <text:p text:style-name="Standard"/>
      <text:p text:style-name="Standard">while a reference to a specific attachment of the same act is always local:</text:p>
      <text:p text:style-name="Standard"/>
      <text:p text:style-name="P34">as specified in &lt;ref href="schedule01#par12"&gt;paragraph 12 of schedule 1 of this act&lt;/ref&gt;</text:p>
      <text:p text:style-name="Standard"/>
      <text:p text:style-name="Standard">Analogously multimedia fragments (e.g., images) within the main document are specified using a local <text:change text:change-id="ct36429296"/><text:change-start text:change-id="ct36022448"/>IRI<text:change-end text:change-id="ct36022448"/>:</text:p>
      <text:p text:style-name="Standard"/>
      <text:p text:style-name="P34">&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text:change text:change-id="ct34566400"/><text:change-start text:change-id="ct35053616"/>IRI<text:change-end text:change-id="ct35053616"/>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text:change text:change-id="ct35093904"/><text:change-start text:change-id="ct35819472"/>IRI<text:change-end text:change-id="ct35819472"/>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text:change text:change-id="ct36445824"/><text:change-start text:change-id="ct34563776"/>IRIs<text:change-end text:change-id="ct34563776"/></text:h>
      <text:p text:style-name="Standard">The AKOMA NTOSO naming architecture is built so as not to rely on the existence of a single storage architecture, since the <text:change text:change-id="ct36445584"/><text:change-start text:change-id="ct34563536"/>IRIs<text:change-end text:change-id="ct34563536"/> stored within documents are differentiated from the ones physically representing the resource being sought.</text:p>
      <text:p text:style-name="Standard">The mapping from architecture-independent <text:change text:change-id="ct36445344"/><text:change-start text:change-id="ct36540784"/>IRIs<text:change-end text:change-id="ct36540784"/> into accessible architecture-dependent URLs (representing the best ITEM for the document being sought) are realized through specific applications called <text:change text:change-id="ct36461312"/><text:change-start text:change-id="ct35826448"/><text:span text:style-name="T3">IRI</text:span><text:change-end text:change-id="ct35826448"/><text:span text:style-name="T3"> resolvers</text:span>. </text:p>
      <text:p text:style-name="Standard">The AKOMA NTOSO naming architecture is built so as not to rely on the existence of any individual <text:change text:change-id="ct34575840"/><text:change-start text:change-id="ct35818560"/>IRI<text:change-end text:change-id="ct35818560"/> resolver, but assumes that all <text:change text:change-id="ct36445104"/><text:change-start text:change-id="ct36464464"/>IRIs<text:change-end text:change-id="ct36464464"/> are always correctly resolved to the best available ITEM regardless of the resolving mechanisms. In fact, each naming authority is given the global task of resolving any possible Akoma Ntoso <text:change text:change-id="ct36444864"/><text:change-start text:change-id="ct34563296"/>IRIs<text:change-end text:change-id="ct34563296"/>, regardless of whether it belongs or not to the country or countries managed by the naming authority.</text:p>
      <text:p text:style-name="Standard">This implies that the authority-specific details of <text:change text:change-id="ct36444624"/><text:change-start text:change-id="ct36541744"/>IRIs<text:change-end text:change-id="ct36541744"/> are purposefully omitted in this specification, and need to be considered only when first accessing a document. </text:p>
      <text:p text:style-name="Standard">For this reason, all <text:change text:change-id="ct36444384"/><text:change-start text:change-id="ct36541024"/>IRIs<text:change-end text:change-id="ct36541024"/> in this specification are prefixed with the arbitrary domain name <text:span text:style-name="T21">[http://www.authority.org]</text:span> that stands for any of an arbitrarily large number of equivalent naming authorities. </text:p>
      <text:h text:style-name="Heading_20_2" text:outline-level="2">The <text:change text:change-id="ct35092752"/><text:change-start text:change-id="ct35711552"/>IRI<text:change-end text:change-id="ct35711552"/> of a Work</text:h>
      <text:h text:style-name="Heading_20_3" text:outline-level="3">The <text:change text:change-id="ct35093664"/><text:change-start text:change-id="ct34556912"/>IRI<text:change-end text:change-id="ct34556912"/> for the Work as a whole</text:h>
      <text:p text:style-name="P33">The URI of a Work</text:p>
      <text:p text:style-name="Standard">The <text:change text:change-id="ct35093184"/><text:change-start text:change-id="ct36432656"/>IRI<text:change-end text:change-id="ct36432656"/> for the WORK is the baseline for building the <text:change text:change-id="ct35092944"/><text:change-start text:change-id="ct36432416"/>IRI<text:change-end text:change-id="ct36432416"/> for the EXPRESSION, which is the baseline for the <text:change text:change-id="ct34042992"/><text:change-start text:change-id="ct34850112"/>IRI<text:change-end text:change-id="ct34850112"/> of the MANIFESTATION. </text:p>
      <text:p text:style-name="Standard"/>
      <text:p text:style-name="P7">The <text:change text:change-id="ct34042512"/><text:change-start text:change-id="ct34849872"/>IRI<text:change-end text:change-id="ct34849872"/> for the WORK consists of the following pieces:</text:p>
      <text:list xml:id="list370943598" text:style-name="WW8Num35">
        <text:list-item>
          <text:p text:style-name="P36">The base URL of a naming authority with <text:change text:change-id="ct34042272"/><text:change-start text:change-id="ct36437952"/>IRI<text:change-end text:change-id="ct36437952"/>-resolving capabilities <text:span text:style-name="T3">(not relevant for the Naming Convention)</text:span></text:p>
        </text:list-item>
        <text:list-item>
          <text:p text:style-name="P36">A detail fragment organizing in a hierarchical fashion the additional data:</text:p>
        </text:list-item>
      </text:list>
      <text:p text:style-name="P90"/>
      <text:list xml:id="list119564204" text:continue-numbering="true" text:style-name="WW8Num35">
        <text:list-item>
          <text:p text:style-name="P91">Country (a two-letter code according to ISO 3166-1 alpha-2) – in case of an Akoma Ntoso XML representation, this value must correspond to the content of element FRBRcountry in the metadata. </text:p>
        </text:list-item>
        <text:list-item>
          <text:p text:style-name="P91">Type of document – in case of an Akoma Ntoso XML representation, this value must correspond to the element immediately below the akomaNtoso root element (e.g., act, bill, debateReport, etc.).</text:p>
        </text:list-item>
        <text:list-item>
          <text:p text:style-name="P91">Any specification of document subtype, if appropriate – in case of an Akoma Ntoso XML representation, this value must correspond to the content of element FRBRsubtype in the metadata.</text:p>
        </text:list-item>
        <text:list-item>
          <text:p text:style-name="P91">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91">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91"><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text:change text:change-id="ct36443424"/><text:change-start text:change-id="ct36487616"/>IRIs<text:change-end text:change-id="ct36487616"/> in references.</text:p>
      <text:list xml:id="list1195979185" text:style-name="WW8Num52">
        <text:list-item>
          <text:p text:style-name="P37"><text:span text:style-name="T21">[http://www.authority.org]</text:span><text:span text:style-name="T19">/dz/debaterecord/2004-12-21</text:span><text:a xlink:type="simple" xlink:href="http://www.authority.org/dz/debaterecord/2004-12-21"><text:span text:style-name="Internet_20_link_20__28_user_29_"><text:line-break/></text:span></text:a><text:span text:style-name="T18">Algerian parliamentary debate record, 21</text:span><text:span text:style-name="T23">st</text:span><text:span text:style-name="T18"> December 2004. </text:span></text:p>
        </text:list-item>
        <text:list-item>
          <text:p text:style-name="P37"><text:span text:style-name="T21">[http://www.authority.org]</text:span><text:span text:style-name="T10">/sl/act/2004-02-13/2</text:span><text:a xlink:type="simple" xlink:href="http://www.authority.org/sl/act/2004-02-13/2"><text:span text:style-name="Internet_20_link_20__28_user_29_"><text:line-break/></text:span></text:a><text:span text:style-name="T18">Sierra Leone enacted Legislation. Act number 2 of 2004. </text:span></text:p>
        </text:list-item>
        <text:list-item>
          <text:p text:style-name="P37"><text:span text:style-name="T21">[http://www.authority.org]</text:span><text:span text:style-name="T19">/ng/bill/2003-05-14/19</text:span><text:a xlink:type="simple" xlink:href="http://www.authority.org/ng/bill/2003-05-14/19"><text:span text:style-name="Internet_20_link_20__28_user_29_"><text:line-break/></text:span></text:a><text:span text:style-name="T18">Namibia Bill number 19 of 2003</text:span></text:p>
        </text:list-item>
        <text:list-item>
          <text:p text:style-name="P37"><text:span text:style-name="T21">[http://www.authority.org]</text:span><text:span text:style-name="T19">/mg/act/2003-03-12/3</text:span><text:a xlink:type="simple" xlink:href="http://www.authority.org/mg/act/2003-03-12/3"><text:span text:style-name="Internet_20_link_20__28_user_29_"><text:line-break/></text:span></text:a><text:span text:style-name="T18">Madagascar. Act 3 from 2003</text:span></text:p>
        </text:list-item>
        <text:list-item>
          <text:p text:style-name="P37"><text:span text:style-name="T21">[http://www.authority.org]</text:span><text:span text:style-name="T19">/ke/act/decree/MinistryForeignAffairs/2005-07-12/3</text:span><text:span text:style-name="Internet_20_link_20__28_user_29_">: </text:span><text:span text:style-name="T18">Kenya, Decree n. 3 of 2005 by the Ministry of Foreign Affairs</text:span></text:p>
        </text:list-item>
        <text:list-item>
          <text:p text:style-name="P37"/>
        </text:list-item>
      </text:list>
      <text:h text:style-name="Heading_20_3" text:outline-level="3">The <text:change text:change-id="ct34042032"/><text:change-start text:change-id="ct36437712"/>IRI<text:change-end text:change-id="ct36437712"/> for WorkComponents</text:h>
      <text:p text:style-name="Standard">Although components are really belonging to expressions only, it often happens that the legislator makes work-level references to components, which thus need to have work-level <text:change text:change-id="ct36527536"/><text:change-start text:change-id="ct36487856"/>IRIs<text:change-end text:change-id="ct36487856"/>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text:change text:change-id="ct36527296"/><text:change-start text:change-id="ct36487376"/>IRIs<text:change-end text:change-id="ct36487376"/> for Work Components. These are to be used when referring in a work-level fashion to components that have official names and positions, but may change in name and position with time. </text:p>
      <text:p text:style-name="Standard">One problem is that a work-level component <text:change text:change-id="ct34041792"/><text:change-start text:change-id="ct34720288"/>IRI<text:change-end text:change-id="ct34720288"/> has no expression-level part, and yet the component part is AFTER the expression level part. Therefore, it is necessary to make sure that a work-level <text:change text:change-id="ct36352608"/><text:change-start text:change-id="ct36477968"/>IRI<text:change-end text:change-id="ct36477968"/> fragment is never mistaken for an expression-level or a component-level <text:change text:change-id="ct36352368"/><text:change-start text:change-id="ct36477728"/>IRI<text:change-end text:change-id="ct36477728"/> fragment.</text:p>
      <text:p text:style-name="Standard">But since:</text:p>
      <text:list xml:id="list1439784938" text:style-name="WW8Num29">
        <text:list-item>
          <text:p text:style-name="P38">The number part of the work-level <text:change text:change-id="ct36351888"/><text:change-start text:change-id="ct34943088"/>IRI<text:change-end text:change-id="ct34943088"/> (<text:span text:style-name="Macchina_20_da_20_scrivere_20_HTML">/nn/</text:span>) is required even in unnumbered documents ("<text:span text:style-name="Macchina_20_da_20_scrivere_20_HTML">/nn/</text:span>" <text:s/>for <text:span text:style-name="T3">not numbered</text:span>).</text:p>
        </text:list-item>
        <text:list-item>
          <text:p text:style-name="P3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929776747" text:style-name="WW8Num15">
        <text:list-item>
          <text:p text:style-name="P35"><text:span text:style-name="T22">[http://www.authority.org]</text:span><text:span text:style-name="T10">/kn/act/2007-01-01/1/schedule1</text:span></text:p>
        </text:list-item>
      </text:list>
      <text:p text:style-name="P93">Kenya, schedule 1 of act 1 from 2007 (WorkComponent)</text:p>
      <text:h text:style-name="Heading_20_2" text:outline-level="2"><text:soft-page-break/>The <text:change text:change-id="ct34576560"/><text:change-start text:change-id="ct34720048"/>IRI<text:change-end text:change-id="ct34720048"/> of an Expression</text:h>
      <text:p text:style-name="P32">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text:change text:change-id="ct36527056"/><text:change-start text:change-id="ct36485936"/>IRIs<text:change-end text:change-id="ct36485936"/>.</text:p>
      <text:p text:style-name="Standard">Expressions are organized in components (the ExpressionComponents), and therefore we need to identify separately the Expression as a whole from the individual <text:change text:change-id="ct36526816"/><text:change-start text:change-id="ct36485696"/>IRIs<text:change-end text:change-id="ct36485696"/> for each ExpressionComponent. All of them are all immediately derived from the baseline, which is the <text:change text:change-id="ct36461072"/><text:change-start text:change-id="ct34942848"/>IRI<text:change-end text:change-id="ct34942848"/> for the Work. </text:p>
      <text:h text:style-name="Heading_20_3" text:outline-level="3">The <text:change text:change-id="ct36460832"/><text:change-start text:change-id="ct36520336"/>IRI<text:change-end text:change-id="ct36520336"/> for the expression as a whole</text:h>
      <text:p text:style-name="Standard">The <text:change text:change-id="ct34580080"/><text:change-start text:change-id="ct36225984"/>IRI<text:change-end text:change-id="ct36225984"/> for the EXPRESSION as a whole consists of the following pieces: </text:p>
      <text:list xml:id="list637914149" text:style-name="WW8Num7">
        <text:list-item>
          <text:p text:style-name="P73">The <text:change text:change-id="ct34580320"/><text:change-start text:change-id="ct36226224"/>IRI<text:change-end text:change-id="ct36226224"/> of the corresponding WORK </text:p>
        </text:list-item>
        <text:list-item>
          <text:p text:style-name="P73">The character “/”</text:p>
        </text:list-item>
        <text:list-item>
          <text:p text:style-name="P7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73">The “@” character (required)</text:p>
        </text:list-item>
        <text:list-item>
          <text:p text:style-name="P73">Zero or more comma-separated version identifiers as follows:</text:p>
          <text:list>
            <text:list-item>
              <text:p text:style-name="P83">If an approved act, the version date of the expression in syntax YYYY-MM-DD – in case of an Akoma Ntoso XML representation, this value must correspond to the content of element FRBRdate in the FRBRExpression section of the metadata. </text:p>
            </text:list-item>
            <text:list-item>
              <text:p text:style-name="P83">If a bill, the presentation date is appropriate, or the stage in the approval process that the current draft is the result of.</text:p>
            </text:list-item>
          </text:list>
        </text:list-item>
        <text:list-item>
          <text:p text:style-name="P73">The “#” character (required only if an optional part is added)</text:p>
        </text:list-item>
        <text:list-item>
          <text:p text:style-name="P7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73">Any content-specification date (as opposed to validity dates) (optional)</text:p>
        </text:list-item>
      </text:list>
      <text:p text:style-name="Standard">The absence of the version identifiers signals two different situations depending on the type of document: </text:p>
      <text:list xml:id="list1829491887" text:continue-numbering="true" text:style-name="WW8Num7">
        <text:list-item>
          <text:p text:style-name="P73">If the document is not versioned (e.g., the debate record of an assembly) then version identifier need not and cannot be present.</text:p>
        </text:list-item>
        <text:list-item>
          <text:p text:style-name="P73">If the document is versioned (e.g., an act in force), then the lack of version identifiers refers to the version in force at the moment of the resolution of the <text:change text:change-id="ct34562816"/><text:change-start text:change-id="ct36457424"/>IRI<text:change-end text:change-id="ct36457424"/> (i.e., the “current” version of the act, where “current” refers to the moment in time in which the <text:change text:change-id="ct34563056"/><text:change-start text:change-id="ct36457664"/>IRI<text:change-end text:change-id="ct36457664"/> is dereferenced, rather than the moment in time in which the document containing the <text:change text:change-id="ct34579360"/><text:change-start text:change-id="ct36022208"/>IRI<text:change-end text:change-id="ct36022208"/> was created: <text:span text:style-name="T3">today</text:span> for the reader, as opposed to <text:span text:style-name="T3">today</text:span> for the author of the references). </text:p>
        </text:list-item>
      </text:list>
      <text:p text:style-name="P30"/>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text:change text:change-id="ct34579120"/><text:change-start text:change-id="ct36520096"/>IRI<text:change-end text:change-id="ct36520096"/> with a dangling "@" character (which implies that the actual version date is the first appropriate date for that work).</text:p>
      <text:p text:style-name="Standard"/>
      <text:list xml:id="list551021976" text:style-name="WW8Num8">
        <text:list-item>
          <text:p text:style-name="P95"><text:span text:style-name="T21">[http://www.authority.org]</text:span><text:span text:style-name="T10">/dz/debaterecord/2004-12-21/fra</text:span><text:line-break/>Algerian parliamentary debate record, 21st December 2004., French version </text:p>
        </text:list-item>
        <text:list-item>
          <text:p text:style-name="P95"><text:span text:style-name="T21">[http://www.authority.org]</text:span><text:span text:style-name="T10">/sl/act/2004-02-13/2/eng</text:span><text:line-break/>Sierra Leone enacted Legislation. Act number 2 of 2004. <text:s/>English version, current version (as accessed today [according to the reader])</text:p>
        </text:list-item>
        <text:list-item>
          <text:p text:style-name="P95"><text:span text:style-name="T21">[http://www.authority.org]</text:span><text:span text:style-name="T10">/sl/act/2004-02-13/2/eng@</text:span><text:line-break/>Sierra Leone enacted Legislation. Act number 2 of 2004. <text:s/>English version, original version</text:p>
        </text:list-item>
        <text:list-item>
          <text:p text:style-name="P95"><text:span text:style-name="T21">[http://www.authority.org]</text:span><text:span text:style-name="T10">/sl/act/2004-02-13/2/eng@2004-07-21</text:span><text:line-break/>Sierra Leone enacted Legislation. Act number 2 of 2004. <text:s/>English version, as amended on July 2004</text:p>
        </text:list-item>
        <text:list-item>
          <text:p text:style-name="P95"><text:span text:style-name="T21">[http://www.authority.org]</text:span><text:span text:style-name="T10">/ng/bill/2003-05-14/19/eng@first</text:span><text:line-break/>Namibia Bill number 19 of 2003, first stage, English version</text:p>
        </text:list-item>
        <text:list-item>
          <text:p text:style-name="P95"><text:span text:style-name="T21">[http://www.authority.org]</text:span><text:span text:style-name="T10">/mg/act/2003-03-12/3/mul</text:span><text:line-break/>Madagascar. Act 3 from 2003 in French and Malagasy.</text:p>
        </text:list-item>
        <text:list-item>
          <text:p text:style-name="P95"><text:span text:style-name="T21">[http://www.auth.org]</text:span><text:span text:style-name="T10">/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text:change text:change-id="ct36526576"/><text:change-start text:change-id="ct36465664"/>IRIs<text:change-end text:change-id="ct36465664"/>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16" text:outline-level="4">The expression is only composed of one component</text:h>
      <text:p text:style-name="Standard">In this case, the <text:change text:change-id="ct34566160"/><text:change-start text:change-id="ct35830992"/>IRI<text:change-end text:change-id="ct35830992"/> for the expression as a whole and for its main component are identical plus the name “main”.</text:p>
      <text:h text:style-name="Heading_20_4" text:outline-level="4">The expression is composed of many components</text:h>
      <text:h text:style-name="P116" text:outline-level="4">The expression is composed of many components</text:h>
      <text:p text:style-name="Standard">The <text:change text:change-id="ct34565920"/><text:change-start text:change-id="ct35164800"/>IRI<text:change-end text:change-id="ct35164800"/> for each ExpressionComponent consist in this case of the following pieces: </text:p>
      <text:list xml:id="list2092160559" text:style-name="WW8Num6">
        <text:list-item>
          <text:p text:style-name="P74">The <text:change text:change-id="ct34565440"/><text:change-start text:change-id="ct35111296"/>IRI<text:change-end text:change-id="ct35111296"/> of the corresponding EXPRESSION as a whole</text:p>
        </text:list-item>
        <text:list-item>
          <text:p text:style-name="P74">The character “/”</text:p>
        </text:list-item>
        <text:list-item>
          <text:p text:style-name="P74">Either</text:p>
        </text:list-item>
      </text:list>
      <text:p text:style-name="P96"><text:span text:style-name="T24">1.<text:tab/></text:span>A unique name for the attachment </text:p>
      <text:p text:style-name="P96"><text:span text:style-name="T24">2.<text:tab/></text:span>The name “main” which is reserved for the main document. It we have different main they are numbered sequentially: main1, main2, etc.</text:p>
      <text:p text:style-name="Standard"/>
      <text:list xml:id="list1247950087" text:continue-list="list551021976" text:style-name="WW8Num8">
        <text:list-item>
          <text:p text:style-name="P95"><text:span text:style-name="T21">[http://www.authority.org]</text:span><text:span text:style-name="T10">/dz/minutes/2004-12-21/fra/main</text:span><text:line-break/><text:soft-page-break/>Algerian parliamentary debate record, 21st December 2004., French version, main document</text:p>
        </text:list-item>
        <text:list-item>
          <text:p text:style-name="P95"><text:span text:style-name="T21">[http://www.authority.org]</text:span><text:span text:style-name="T10">/sl/act/2004-02-13/2/eng/main</text:span><text:line-break/>Main body of the Sierra Leone enacted Legislation. Act number 2 of 2004. <text:s/>English version, current version (as accessed today)</text:p>
        </text:list-item>
        <text:list-item>
          <text:p text:style-name="P95"><text:span text:style-name="T21">[http://www.authority.org]</text:span><text:span text:style-name="T10">/sl/act/2004-02-13/2/eng@2004-07-21/main/schedule1</text:span><text:line-break/>Attachment “schedule01” of Sierra Leone enacted Legislation. Act number 2 of 2004. <text:s/>English version, as amended on July 2004</text:p>
        </text:list-item>
        <text:list-item>
          <text:p text:style-name="P95"><text:span text:style-name="T21">[http://www.authority.org]</text:span><text:span text:style-name="T10">/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text:change text:change-id="ct36429536"/><text:change-start text:change-id="ct35124752"/>IRI<text:change-end text:change-id="ct35124752"/> of attachments are as follows: </text:p>
      <text:list xml:id="list235078207" text:style-name="WW8Num5">
        <text:list-item>
          <text:p text:style-name="P75">if the attachment does not have further attachments, its <text:change text:change-id="ct36428816"/><text:change-start text:change-id="ct35108512"/>IRI<text:change-end text:change-id="ct35108512"/> is provided as detailed in the previous section, without further addenda. </text:p>
        </text:list-item>
        <text:list-item>
          <text:p text:style-name="P75">If the attachment has further attachments, the <text:change text:change-id="ct36428336"/><text:change-start text:change-id="ct35157216"/>IRI<text:change-end text:change-id="ct35157216"/> as detailed in the previous section refers to the whole attachment, including its own attachments.</text:p>
        </text:list-item>
        <text:list-item>
          <text:p text:style-name="P75">To refer to the main document of an attachment that has further attachments, a further “/main” part should be added. </text:p>
        </text:list-item>
        <text:list-item>
          <text:p text:style-name="P75">To refer to any further attachment of an attachment, a further “/” followed by a unique name for the attachment must be added to the attachment itself. </text:p>
        </text:list-item>
      </text:list>
      <text:p text:style-name="Standard"/>
      <text:list xml:id="list1982269895" text:continue-list="list1247950087" text:style-name="WW8Num8">
        <text:list-item>
          <text:p text:style-name="P95"><text:span text:style-name="T21">[http://www.authority.org]</text:span><text:span text:style-name="T10">/sl/act/2004-02-13/2/eng@2004-07-21/main/schedule1</text:span><text:line-break/>Whole attachment “schedule01” of the Sierra Leone enacted Legislation. Act number 2 of 2004. <text:s/>English version, English version, as amended on July 2004. </text:p>
        </text:list-item>
        <text:list-item>
          <text:p text:style-name="P95"><text:span text:style-name="T21">[http://www.authority.org]</text:span><text:span text:style-name="T10">/sl/act/2004-02-13/2/eng@2004-07-21/main/schedule1/main</text:span><text:line-break/>Main document of the attachment “schedule01” of Sierra Leone enacted Legislation. Act number 2 of 2004. <text:s/>English version, as amended on July 2004</text:p>
        </text:list-item>
        <text:list-item>
          <text:p text:style-name="P95"><text:span text:style-name="T21">[http://www.authority.org]</text:span><text:span text:style-name="T10">/sl/act/2004-02-13/2/eng@2004-07-21/main/schedule1/tableA</text:span><text:line-break/>Attachment “Table A” of the attachment “schedule01” of Sierra Leone enacted Legislation. Act number 2 of 2004. <text:s/>English version, as amended on July 2004</text:p>
        </text:list-item>
        <text:list-item>
          <text:p text:style-name="P95"><text:span text:style-name="T21">[http://www.authority.org]</text:span><text:span text:style-name="T10">/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h text:style-name="Heading_20_3" text:outline-level="3">The <text:change text:change-id="ct36526096"/><text:change-start text:change-id="ct36465424"/>IRIs<text:change-end text:change-id="ct36465424"/> for virtual expressions</text:h>
      <text:p text:style-name="Standard">In some situations the information such as the actual enter-in-force date of the expression or the language is not known in advance, and it is necessary to create references or mentions of documents whose <text:change text:change-id="ct35826864"/><text:change-start text:change-id="ct35813072"/>IRI<text:change-end text:change-id="ct35813072"/> is now known completely (possibly, because their exact delivery date is not known yet). These are called <text:span text:style-name="T3">virtual expressions </text:span>(i.e., references to expressions that probably do not exist yet or ever, but can be unambiguously deduced once all relevant information is made available).</text:p>
      <text:p text:style-name="P32"/>
      <text:p text:style-name="Standard">There are at least three cases where such situation may take place: </text:p>
      <text:list xml:id="list551310893" text:style-name="WW8Num4">
        <text:list-item>
          <text:p text:style-name="P76">the information is not known by the author of the expression (e.g., the legislator), in which case the act of actually retrieving the correct information is in itself an act of interpretation; </text:p>
        </text:list-item>
        <text:list-item>
          <text:p text:style-name="P7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6">the information is not know by the query system.</text:p>
        </text:list-item>
      </text:list>
      <text:p text:style-name="P30"/>
      <text:p text:style-name="Standard">In these cases, the syntax for the <text:change text:change-id="ct35005200"/><text:change-start text:change-id="ct35813472"/>IRI<text:change-end text:change-id="ct35813472"/> of the virtual expression uses a similar syntax to the specification of the actual expression, but the character “:” is used before each unknown value and instead of the “@” at the end of the specification of the work <text:change text:change-id="ct35816336"/><text:change-start text:change-id="ct35819824"/>IRI<text:change-end text:change-id="ct35819824"/>.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272506245" text:continue-list="list1982269895" text:style-name="WW8Num8">
        <text:list-item>
          <text:p text:style-name="P84"><text:span text:style-name="T21">[http://www.authority.org]</text:span><text:span text:style-name="T10">/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2159755241" text:continue-numbering="true" text:style-name="WW8Num8">
        <text:list-item>
          <text:p text:style-name="P84"><text:span text:style-name="T21">[http://www.authority.org]</text:span><text:span text:style-name="T10">/ch/act/2009-05-09/432/:deu</text:span><text:line-break/>Swiss enacted Legislation. Act number 432 of 2009. <text:s/>Dynamic reference to any of the German versions.</text:p>
        </text:list-item>
        <text:list-item>
          <text:p text:style-name="P84"/>
        </text:list-item>
      </text:list>
      <text:h text:style-name="Heading_20_2" text:outline-level="2">The <text:change text:change-id="ct35006800"/><text:change-start text:change-id="ct35828144"/>IRI<text:change-end text:change-id="ct35828144"/>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text:change text:change-id="ct36525856"/><text:change-start text:change-id="ct36465904"/>IRIs<text:change-end text:change-id="ct36465904"/>. </text:p>
      <text:p text:style-name="Standard">Manifestations are organized in components (the ManifestationComponents), and therefore we must identify separately the Manifestation as a whole and the individual <text:change text:change-id="ct36525616"/><text:change-start text:change-id="ct36466144"/>IRIs<text:change-end text:change-id="ct36466144"/> for each ManifestationComponent. All of them are all immediately derived from the baseline, which is the <text:change text:change-id="ct35006080"/><text:change-start text:change-id="ct35046768"/>IRI<text:change-end text:change-id="ct35046768"/> for the EXPRESSION.</text:p>
      <text:h text:style-name="Heading_20_3" text:outline-level="3"><text:soft-page-break/>The <text:change text:change-id="ct34574288"/><text:change-start text:change-id="ct35162640"/>IRI<text:change-end text:change-id="ct35162640"/> for the manifestation as a whole</text:h>
      <text:p text:style-name="Standard">The <text:change text:change-id="ct34578096"/><text:change-start text:change-id="ct35158304"/>IRI<text:change-end text:change-id="ct35158304"/> for the Manifestation as a whole consists of the following pieces: </text:p>
      <text:list xml:id="list1261208462" text:continue-list="list1829491887" text:style-name="WW8Num7">
        <text:list-item>
          <text:p text:style-name="P73">The <text:change text:change-id="ct34577616"/><text:change-start text:change-id="ct35158688"/>IRI<text:change-end text:change-id="ct35158688"/> of the corresponding EXPRESSION as a whole</text:p>
        </text:list-item>
        <text:list-item>
          <text:p text:style-name="P73">The character “#” (only required if any of the optional parts is added)</text:p>
        </text:list-item>
        <text:list-item>
          <text:p text:style-name="P73">The <text:span text:style-name="T26">markup authoring information</text:span> (useful to determine the authoritativeness of the<text:span text:style-name="T27"> markup and metadata) (optional)</text:span> – in case of an Akoma Ntoso XML representation, this value must correspond to the content of element FRBRauthor in the FRBRManifestation section of the metadata.</text:p>
        </text:list-item>
        <text:list-item>
          <text:p text:style-name="P73">Any relevant <text:span text:style-name="T26">markup-specific date (optional)</text:span> – in case of an Akoma Ntoso XML representation, this value must correspond to the content of element FRBRdate in the FRBRManifestation section of the metadata.</text:p>
        </text:list-item>
        <text:list-item>
          <text:p text:style-name="P73">Any additional <text:span text:style-name="T26">markup-related annotation</text:span> (e.g., the existence of multiple versions, of annotations, etc.) (optional)</text:p>
        </text:list-item>
        <text:list-item>
          <text:p text:style-name="P73">The character “.” (required)</text:p>
        </text:list-item>
        <text:list-item>
          <text:p text:style-name="P7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94"/>
      <text:list xml:id="list1660960926" text:continue-list="list2159755241" text:style-name="WW8Num8">
        <text:list-item>
          <text:p text:style-name="P95"><text:span text:style-name="T21">[http://www.authority.org]</text:span><text:span text:style-name="T10">/dz/debaterecord/2004-12-21/fra/main.doc</text:span><text:line-break/>Word version of the Algerian parliamentary debate record, 21st December 2004., French version</text:p>
        </text:list-item>
        <text:list-item>
          <text:p text:style-name="P95"><text:span text:style-name="T21">[http://www.authority.org]</text:span><text:span text:style-name="T10">/sl/act/2004-02-13/2/eng/main.pdf</text:span><text:line-break/>PDF version of the Sierra Leone enacted Legislation. Act number 2 of 2004. <text:s/>English version, current version (as accessed today)</text:p>
        </text:list-item>
        <text:list-item>
          <text:p text:style-name="P95"><text:span text:style-name="T21">[http://www.authority.org]</text:span><text:span text:style-name="T10">/sl/act/2004-02-13/2/eng@2004-07-21/main.akn</text:span><text:line-break/>Package of all documents including XML versions of the Sierra Leone enacted Legislation. Act number 2 of 2004. <text:s/>English version, as amended in July 2004</text:p>
        </text:list-item>
        <text:list-item>
          <text:p text:style-name="P95"><text:span text:style-name="T21">[http://www.authority.org]</text:span><text:span text:style-name="T10">/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text:change text:change-id="ct36525376"/><text:change-start text:change-id="ct36466384"/>IRIs<text:change-end text:change-id="ct36466384"/>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text:change text:change-id="ct36525136"/><text:change-start text:change-id="ct36466624"/>IRIs<text:change-end text:change-id="ct36466624"/>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text:change text:change-id="ct35006320"/><text:change-start text:change-id="ct35100016"/>IRI<text:change-end text:change-id="ct35100016"/> for each ManifestationComponent consists of the following pieces: </text:p>
      <text:list xml:id="list907590768" text:style-name="WW8Num3">
        <text:list-item>
          <text:p text:style-name="P77">The <text:change text:change-id="ct36503648"/><text:change-start text:change-id="ct35175632"/>IRI<text:change-end text:change-id="ct35175632"/> of the corresponding EXPRESSION as a whole</text:p>
        </text:list-item>
        <text:list-item>
          <text:p text:style-name="P77">The character “#” (only required if any of the optional parts is added)</text:p>
        </text:list-item>
        <text:list-item>
          <text:p text:style-name="P77"><text:soft-page-break/>The <text:span text:style-name="T26">markup authoring information</text:span> to determine the authoritativeness of the<text:span text:style-name="T27"> markup and metadata (optional)</text:span></text:p>
        </text:list-item>
        <text:list-item>
          <text:p text:style-name="P77">Any relevant <text:span text:style-name="T26">markup-specific date (optional)</text:span></text:p>
        </text:list-item>
        <text:list-item>
          <text:p text:style-name="P77">Any additional <text:span text:style-name="T26">markup-related annotation</text:span> (e.g., the existence of multiple versions, of annotations, etc.) (optional)</text:p>
        </text:list-item>
        <text:list-item>
          <text:p text:style-name="P77">The character “/”</text:p>
        </text:list-item>
        <text:list-item>
          <text:p text:style-name="P77">Some unique identification of the ManifestationComponent with respect either to the manifestation as a whole or to the ExpressionComponent the component is the manifestation of. </text:p>
        </text:list-item>
        <text:list-item>
          <text:p text:style-name="P77">The character “.“</text:p>
        </text:list-item>
        <text:list-item>
          <text:p text:style-name="P77">A unique extension of the data format in which the manifestation is drafted. The acronym can be “pdf” for PDF, “doc” for MS Word, “xml” for XML documents, “tif” for image formats, etc. </text:p>
        </text:list-item>
      </text:list>
      <text:p text:style-name="P97"/>
      <text:p text:style-name="Standard">In the next section we will examine the format of the package and the relevant <text:change text:change-id="ct34428544"/><text:change-start text:change-id="ct36467104"/>IRIs<text:change-end text:change-id="ct36467104"/> for a specific manifestation of Akoma Ntoso documents, the XML format. </text:p>
      <text:h text:style-name="Heading_20_3" text:outline-level="3">The <text:change text:change-id="ct34428784"/><text:change-start text:change-id="ct36467344"/>IRIs<text:change-end text:change-id="ct36467344"/>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734718945" text:style-name="WW8Num2">
        <text:list-item>
          <text:p text:style-name="P78">If the document is just composed of text and does not refer to any multimedia fragment of any form, then the ZIP package contains a single document called “main.xml”. </text:p>
        </text:list-item>
        <text:list-item>
          <text:p text:style-name="P78">If the document is composed of many ManifestationComponents but does not refer to any multimedia fragment of any form, then the zip package is composed of many XML files, <text:span text:style-name="T10">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0"><text:s/></text:span></text:p>
        </text:list-item>
        <text:list-item>
          <text:p text:style-name="P7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text:soft-page-break/></text:p>
      <text:list xml:id="list624709531" text:continue-list="list1660960926" text:style-name="WW8Num8">
        <text:list-item>
          <text:p text:style-name="P98">attachment1.xml<text:line-break/>Manifestation of the first attachment of the current document</text:p>
        </text:list-item>
        <text:list-item>
          <text:p text:style-name="P98">schedule3.xml<text:line-break/>Manifestation of the third attachment of the current document</text:p>
        </text:list-item>
        <text:list-item>
          <text:p text:style-name="P98">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614344642" text:style-name="WW8Num1">
        <text:list-item>
          <text:p text:style-name="P99">The <text:change text:change-id="ct36503168"/><text:change-start text:change-id="ct35613328"/>IRI<text:change-end text:change-id="ct35613328"/> of the corresponding EXPRESSION as a whole</text:p>
        </text:list-item>
        <text:list-item>
          <text:p text:style-name="P99">The character “/”</text:p>
        </text:list-item>
        <text:list-item>
          <text:p text:style-name="P101">The relative reference to the required ManifestationComponent as specified above. </text:p>
        </text:list-item>
      </text:list>
      <text:h text:style-name="Heading_20_2" text:outline-level="2">The <text:change text:change-id="ct36502688"/><text:change-start text:change-id="ct35825680"/>IRI<text:change-end text:change-id="ct35825680"/> of an Item</text:h>
      <text:p text:style-name="Standard">Akoma Ntoso makes no assumption on the physical storage mechanism employed to record actual manifestations. As such, there is NO rule for <text:change text:change-id="ct34429024"/><text:change-start text:change-id="ct36486176"/>IRIs<text:change-end text:change-id="ct36486176"/>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text:change text:change-id="ct34468624"/><text:change-start text:change-id="ct35172752"/>IRI<text:change-end text:change-id="ct35172752"/>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3">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4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3">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text:soft-page-break/>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text:change text:change-id="ct34429264"/><text:change-start text:change-id="ct36486656"/>IRIs<text:change-end text:change-id="ct36486656"/>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3">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0">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text:change text:change-id="ct35827104"/><text:change-start text:change-id="ct35812784"/>IRI<text:change-end text:change-id="ct35812784"/> for non-document entities consists of the following pieces:</text:p>
      <text:list xml:id="list534642798" text:continue-list="list624709531" text:style-name="WW8Num8">
        <text:list-item>
          <text:p text:style-name="P41">The base URL of a naming authority with <text:change text:change-id="ct34572768"/><text:change-start text:change-id="ct35113280"/>IRI<text:change-end text:change-id="ct35113280"/>-resolving capabilities</text:p>
        </text:list-item>
        <text:list-item>
          <text:p text:style-name="P41">A detail fragment organizing in a hierarchical fashion the additional data:</text:p>
          <text:list>
            <text:list-item>
              <text:p text:style-name="P43">The string “/ontology”</text:p>
            </text:list-item>
            <text:list-item>
              <text:p text:style-name="P43">The official name of the appropriate TLC</text:p>
            </text:list-item>
            <text:list-item>
              <text:p text:style-name="P43">Any number (including none) of slash-separated subclasses of the TLC, as long as they all refer to correct properties of the corresponding instance </text:p>
            </text:list-item>
            <text:list-item>
              <text:p text:style-name="P43">The ID of the instance, guaranteed to be unique within the TLC. </text:p>
            </text:list-item>
          </text:list>
        </text:list-item>
      </text:list>
      <text:p text:style-name="P40"/>
      <text:p text:style-name="Standard">All components are separated by forward slashes (“/”) so as to exploit relative <text:change text:change-id="ct34428304"/><text:change-start text:change-id="ct36487136"/>IRIs<text:change-end text:change-id="ct36487136"/> in references. </text:p>
      <text:p text:style-name="P94"/>
      <text:list xml:id="list1553437445" text:continue-numbering="true" text:style-name="WW8Num8">
        <text:list-item>
          <text:p text:style-name="P95"><text:span text:style-name="T21">[http://www.authority.org]</text:span><text:span text:style-name="T10">/ontology/person/kn.joe.smith.1964-12-22</text:span><text:line-break/><text:soft-page-break/>Joe Smith </text:p>
        </text:list-item>
        <text:list-item>
          <text:p text:style-name="P95"><text:span text:style-name="T21">[http://www.authority.org]</text:span><text:span text:style-name="T10">/ontology/person/kn/kn.joe.smith.1964-12-22</text:span><text:line-break/>Joe Smith (implying that he is a Kenyan)</text:p>
        </text:list-item>
        <text:list-item>
          <text:p text:style-name="P95"><text:span text:style-name="T21">[http://www.authority.org]</text:span><text:span text:style-name="T10">/ontology/person/kn/judge/kn.joe.smith.1964-12-22</text:span><text:line-break/>Joe Smith (implying that he is a Kenyan who is a judge)</text:p>
        </text:list-item>
        <text:list-item>
          <text:p text:style-name="P95"><text:span text:style-name="T21">[http://www.authority.org]</text:span><text:span text:style-name="T10">/ontology/person/judge/kn/kn.joe.smith.1964-12-22</text:span><text:line-break/>Joe Smith (implying that he is a judge who is a Kenyan)</text:p>
        </text:list-item>
        <text:list-item>
          <text:p text:style-name="P95"><text:span text:style-name="T21">[http://www.authority.org]</text:span><text:span text:style-name="T10">/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text:change text:change-id="ct35005680"/><text:change-start text:change-id="ct35135552"/>IRI<text:change-end text:change-id="ct35135552"/> that refers to exactly the same entity. </text:p>
      <text:p text:style-name="Standard">Therefore, the following <text:change text:change-id="ct34428064"/><text:change-start text:change-id="ct36488096"/>IRIs<text:change-end text:change-id="ct36488096"/> are equivalent pair-wise, and refer to the same entities:</text:p>
      <text:p text:style-name="Standard"/>
      <text:list xml:id="list1290564767" text:continue-numbering="true" text:style-name="WW8Num8">
        <text:list-item>
          <text:p text:style-name="P95"><text:span text:style-name="T21">[http://www.authority.org]</text:span>/sl/act/2004-02-13/2<text:line-break/><text:span text:style-name="T21">[http://www.authority.org]</text:span>/ontology/work/sl.act.2004-02-13.2</text:p>
        </text:list-item>
        <text:list-item>
          <text:p text:style-name="P95"><text:span text:style-name="T21">[http://www.authority.org]</text:span>/sl/act/2004-02-13/2/eng@2004-07-21<text:line-break/><text:span text:style-name="T21">[http://www.authority.org]</text:span>/ontology/expression/sl.act.2004-02-13.2.eng@2004-07-21</text:p>
        </text:list-item>
        <text:list-item>
          <text:p text:style-name="P95"><text:span text:style-name="T21">[http://www.authority.org]</text:span>/sl/act/2004-02-13/2/eng@2004-07-21/main/schedule1<text:line-break/><text:span text:style-name="T21">[http://www.authority.org]</text:span>/ontology/expression.component/sl.act.2004-02-13.2.eng@2004-07-21.main.schedule1</text:p>
        </text:list-item>
        <text:list-item>
          <text:p text:style-name="P95"><text:span text:style-name="T21">[http://www.authority.org]</text:span>/sl/act/2004-02-13/2/eng@2004-07-21/main.akn<text:line-break/><text:span text:style-name="T21">[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4"><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2038378968" text:style-name="WW8Num41">
        <text:list-item>
          <text:p text:style-name="P45"><text:span text:style-name="T10">kn.joe.smith.1964-12-22<text:line-break/></text:span><text:soft-page-break/>Mr. Joe Smith, the only Kenyan citizen with that name born on December 22nd, 1964 </text:p>
        </text:list-item>
      </text:list>
      <text:h text:style-name="Heading_20_3" text:outline-level="3">TLC Organization</text:h>
      <text:p text:style-name="Standard"><text:span text:style-name="T14"><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145957097" text:continue-numbering="true" text:style-name="WW8Num41">
        <text:list-item>
          <text:p text:style-name="P45"><text:span text:style-name="T10">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786027747" text:continue-numbering="true" text:style-name="WW8Num41">
        <text:list-item>
          <text:p text:style-name="P45"><text:span text:style-name="T10">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2154140229" text:continue-numbering="true" text:style-name="WW8Num41">
        <text:list-item>
          <text:p text:style-name="P45"><text:span text:style-name="Macchina_20_da_20_scrivere_20_HTML"><text:span text:style-name="T19">wikipedia.weapon</text:span></text:span><text:span text:style-name="Macchina_20_da_20_scrivere_20_HTML"><text:span text:style-name="T20"><text:line-break/></text:span></text:span><text:span text:style-name="T17">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727574991" text:continue-numbering="true" text:style-name="WW8Num41">
        <text:list-item>
          <text:p text:style-name="P45"><text:span text:style-name="Macchina_20_da_20_scrivere_20_HTML"><text:span text:style-name="T19">wikipedia.world.war.ii</text:span></text:span><text:span text:style-name="Macchina_20_da_20_scrivere_20_HTML"><text:span text:style-name="T20"><text:line-break/></text:span></text:span><text:span text:style-name="T20">The second World War as defined in Wikipedia</text:span></text:p>
        </text:list-item>
      </text:list>
      <text:h text:style-name="Heading_20_3" text:outline-level="3">TLC Location</text:h>
      <text:p text:style-name="Standard">Places must refer to a specific reference resource that can be used to disambiguate the <text:soft-page-break/>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295433379" text:continue-numbering="true" text:style-name="WW8Num41">
        <text:list-item>
          <text:p text:style-name="P45"><text:span text:style-name="Macchina_20_da_20_scrivere_20_HTML"><text:span text:style-name="T19">wikipedia.rome</text:span></text:span><text:span text:style-name="Macchina_20_da_20_scrivere_20_HTML"><text:span text:style-name="T20"><text:line-break/></text:span></text:span><text:span text:style-name="T2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2063033898" text:continue-numbering="true" text:style-name="WW8Num41">
        <text:list-item>
          <text:p text:style-name="P45"><text:span text:style-name="Macchina_20_da_20_scrivere_20_HTML"><text:span text:style-name="T19">wikipedia.kn.promulgation</text:span></text:span><text:span text:style-name="Macchina_20_da_20_scrivere_20_HTML"><text:span text:style-name="T20"><text:line-break/></text:span></text:span><text:span text:style-name="T2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325961664" text:continue-numbering="true" text:style-name="WW8Num41">
        <text:list-item>
          <text:p text:style-name="P45"><text:span text:style-name="Macchina_20_da_20_scrivere_20_HTML"><text:span text:style-name="T19">wikipedia.kn.speaker</text:span></text:span><text:span text:style-name="Macchina_20_da_20_scrivere_20_HTML"><text:span text:style-name="T20"><text:line-break/></text:span></text:span><text:span text:style-name="T2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90407503" text:continue-numbering="true" text:style-name="WW8Num41">
        <text:list-item>
          <text:p text:style-name="P45"><text:span text:style-name="Macchina_20_da_20_scrivere_20_HTML"><text:span text:style-name="T19">wikipedia.eng.speaker</text:span></text:span><text:span text:style-name="Macchina_20_da_20_scrivere_20_HTML"><text:span text:style-name="T20"><text:line-break/></text:span></text:span><text:span text:style-name="T20">The role of the speaker of the house as defined in Wikipedia and expressed in English.</text:span></text:p>
        </text:list-item>
      </text:list>
      <text:p text:style-name="Standard"/>
      <text:h text:style-name="Heading_20_3" text:outline-level="3"><text:soft-page-break/>TLC Work</text:h>
      <text:p text:style-name="Standard">The domain-less <text:change text:change-id="ct35827584"/><text:change-start text:change-id="ct35833424"/>IRI<text:change-end text:change-id="ct35833424"/> of the Work as specified in this document, with all slash substituted by dots. </text:p>
      <text:p text:style-name="Standard"/>
      <text:list xml:id="list213147691" text:continue-numbering="true" text:style-name="WW8Num41">
        <text:list-item>
          <text:p text:style-name="P45"><text:span text:style-name="T10">sl.act.2004-02-13.2<text:line-break/></text:span>Sierra Leone enacted Legislation. Act number 2 of 2004.</text:p>
        </text:list-item>
      </text:list>
      <text:h text:style-name="Heading_20_3" text:outline-level="3">TLC Expression</text:h>
      <text:p text:style-name="Standard">The domain-less <text:change text:change-id="ct34573248"/><text:change-start text:change-id="ct35104992"/>IRI<text:change-end text:change-id="ct35104992"/> of the Expression as specified in this document, with all slash substituted by dots. </text:p>
      <text:p text:style-name="Standard"/>
      <text:list xml:id="list723227966" text:continue-numbering="true" text:style-name="WW8Num41">
        <text:list-item>
          <text:p text:style-name="P45"><text:span text:style-name="T10">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text:change text:change-id="ct34572288"/><text:change-start text:change-id="ct35110272"/>IRI<text:change-end text:change-id="ct35110272"/> of the Expression Component as specified in this document, with all slash substituted by dots. </text:p>
      <text:p text:style-name="Standard"/>
      <text:list xml:id="list1229474844" text:continue-numbering="true" text:style-name="WW8Num41">
        <text:list-item>
          <text:p text:style-name="P45"><text:span text:style-name="T10">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text:change text:change-id="ct34468384"/><text:change-start text:change-id="ct35008384"/>IRI<text:change-end text:change-id="ct35008384"/> of the Manifestation as specified in this document, with all slash substituted by dots. </text:p>
      <text:p text:style-name="Standard"/>
      <text:list xml:id="list909203834" text:continue-numbering="true" text:style-name="WW8Num41">
        <text:list-item>
          <text:p text:style-name="P45"><text:span text:style-name="T10">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text:change text:change-id="ct34570864"/><text:change-start text:change-id="ct35165264"/>IRI<text:change-end text:change-id="ct35165264"/> of the Manifestation Component as specified in this document, with all slash substituted by dots. </text:p>
      <text:list xml:id="list1328360484" text:continue-numbering="true" text:style-name="WW8Num41">
        <text:list-item>
          <text:p text:style-name="P45"><text:span text:style-name="T10">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9_368501875"/>Differences from previous releases<text:bookmark-end text:name="__RefHeading__19_368501875"/></text:h>
      <text:h text:style-name="Heading_20_2" text:outline-level="2"><text:change-start text:change-id="ct34430464"/>Difference <text:change-end text:change-id="ct34430464"/><text:change-start text:change-id="ct34431184"/>in<text:change-end text:change-id="ct34431184"/><text:change-start text:change-id="ct34430224"/> release CSD06 – 23 September 2013 <text:change-end text:change-id="ct34430224"/><text:change-start text:change-id="ct34430704"/>as<text:change-end text:change-id="ct34430704"/><text:change-start text:change-id="ct34429984"/> Modified 11 October 2013<text:change-end text:change-id="ct34429984"/><text:change-start text:change-id="ct34430944"/></text:h>
      <text:p text:style-name="Standard">There are no differences in the schema, which for this reason does NOT change namespace or version number. </text:p>
      <text:p text:style-name="Standard">In the documentation and in these release notes, though, all references to <text:change-end text:change-id="ct34430944"/><text:change-start text:change-id="ct34431424"/>URIs have been <text:soft-page-break/>replaced with references to IRIs instead, in order to allow for the use of non-latin scripts in addresses. <text:change-end text:change-id="ct34431424"/></text:p>
      <text:h text:style-name="Heading_20_2" text:outline-level="2"><text:change-start text:change-id="ct34241248"/>Differences between release 25/9/2013 (CSD05 AN 6.0) and 23/7/2013 (CSD03 AN 5.0)<text:change-end text:change-id="ct34241248"/></text:h>
      <text:p text:style-name="Standard"><text:change-start text:change-id="ct34138848"/>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text:change-end text:change-id="ct34138848"/><text:change-start text:change-id="ct34111296"/>In particular: <text:change-end text:change-id="ct34111296"/></text:p>
      <text:list xml:id="list554242555" text:continue-list="list1938331940" text:style-name="WW8Num50">
        <text:list-item>
          <text:p text:style-name="P29"><text:change-start text:change-id="ct3409056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change-end text:change-id="ct34090560"/></text:p>
        </text:list-item>
        <text:list-item>
          <text:p text:style-name="P29"><text:change-start text:change-id="ct34420880"/>Ids have been redesigned according to the Cocoloco Agreement <text:change-end text:change-id="ct34420880"/><text:change-start text:change-id="ct34361872"/>of the<text:change-end text:change-id="ct34361872"/><text:change-start text:change-id="ct34996496"/> 6<text:span text:style-name="T16">th</text:span> of September 2013<text:change-end text:change-id="ct34996496"/><text:change-start text:change-id="ct34420336"/> at the Legislative XML Summer School in Ravenna (I). <text:change-end text:change-id="ct34420336"/><text:change-start text:change-id="ct34414288"/>Attributes id and evolvingId have been replaced with <text:span text:style-name="Macchina_20_da_20_scrivere_20_HTML">currentId</text:span> (<text:change-end text:change-id="ct34414288"/><text:change-start text:change-id="ct34991056"/>required, <text:change-end text:change-id="ct34991056"/><text:change-start text:change-id="ct34421424"/>evolving in time, semantic), <text:span text:style-name="Macchina_20_da_20_scrivere_20_HTML">originalId</text:span><text:change-end text:change-id="ct34421424"/><text:change-start text:change-id="ct34997648"/> <text:change-end text:change-id="ct34997648"/><text:change-start text:change-id="ct34967504"/>(<text:change-end text:change-id="ct34967504"/><text:change-start text:change-id="ct34932640"/>required only for renumbered documents, permanent, semantic) and <text:span text:style-name="Macchina_20_da_20_scrivere_20_HTML">GUID</text:span> (optional, permanent, without required syntax). <text:change-end text:change-id="ct34932640"/><text:change-start text:change-id="ct34986288"/><text:s/><text:change-end text:change-id="ct34986288"/><text:change-start text:change-id="ct34921520"/>Section 7.4 of these Release Notes provides examples and justifications for this modification. <text:change-end text:change-id="ct34921520"/><text:change-start text:change-id="ct34423168"/>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text:change-end text:change-id="ct34423168"/><text:change-start text:change-id="ct35059504"/>.<text:change-end text:change-id="ct35059504"/><text:change-start text:change-id="ct34415376"/>). <text:change-end text:change-id="ct34415376"/><text:change-start text:change-id="ct34201088"/>This allows composite documents to have identical ids in similarly named elements in different subdocuments. </text:p>
        </text:list-item>
        <text:list-item>
          <text:p text:style-name="P29">Attribute refersTo now allows a space-delimited <text:change-end text:change-id="ct34201088"/><text:change-start text:change-id="ct34557792"/>list of references to items in the &lt;references&gt; element of the metadata, so as to allow for multiple semantic connections between content and external <text:change-end text:change-id="ct34557792"/><text:change-start text:change-id="ct34408944"/>ontological <text:change-end text:change-id="ct34408944"/><text:change-start text:change-id="ct34422560"/>entities<text:change-end text:change-id="ct34422560"/><text:change-start text:change-id="ct34408704"/>.</text:p>
        </text:list-item>
        <text:list-item>
          <text:p text:style-name="P29">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change-end text:change-id="ct34408704"/><text:change-start text:change-id="ct36542608"/></text:p>
        </text:list-item>
        <text:list-item>
          <text:p text:style-name="P29">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text:change-end text:change-id="ct36542608"/><text:change-start text:change-id="ct34562032"/>r<text:change-end text:change-id="ct34562032"/><text:change-start text:change-id="ct33824512"/> to. <text:change-end text:change-id="ct33824512"/><text:change-start text:change-id="ct33824272"/><text:s/><text:change-end text:change-id="ct33824272"/><text:change-start text:change-id="ct34561792"/></text:p>
        </text:list-item>
        <text:list-item>
          <text:p text:style-name="P29">The separator of multipart semantic ids (e.g., <text:change-end text:change-id="ct34561792"/><text:change-start text:change-id="ct34555856"/><text:span text:style-name="Macchina_20_da_20_scrivere_20_HTML">“</text:span><text:change-end text:change-id="ct34555856"/><text:change-start text:change-id="ct36542368"/><text:span text:style-name="Macchina_20_da_20_scrivere_20_HTML">bck1-par2</text:span><text:change-end text:change-id="ct36542368"/><text:change-start text:change-id="ct34556096"/><text:span text:style-name="Macchina_20_da_20_scrivere_20_HTML">”</text:span>) has been specified as “_” instead of “-“<text:change-end text:change-id="ct34556096"/><text:change-start text:change-id="ct36514752"/> in section 7.3 of these Release Notes<text:change-end text:change-id="ct36514752"/><text:change-start text:change-id="ct36514512"/>. <text:change-end text:change-id="ct36514512"/><text:change-start text:change-id="ct34405168"/><text:s/><text:change-end text:change-id="ct34405168"/></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444743432" text:continue-numbering="true" text:style-name="WW8Num50">
        <text:list-item>
          <text:p text:style-name="P29">The spelling judgment instead of judgement has been applied consistently throughout the schema as suggested by native English speakers and approved by the TC. </text:p>
        </text:list-item>
        <text:list-item>
          <text:p text:style-name="P29">The pattern popup has been renamed subFlow, and all types, groups and attribute groups containing the word popup have been renamed accordingly. Also the generic element popup is now named subFlow. </text:p>
        </text:list-item>
        <text:list-item>
          <text:p text:style-name="P29">Three new hcontainers have been added: rule, subRule and proviso.</text:p>
        </text:list-item>
        <text:list-item>
          <text:p text:style-name="P29"><text:soft-page-break/>Element coverPage can now contain longTitle.</text:p>
        </text:list-item>
        <text:list-item>
          <text:p text:style-name="P29">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9">A new judgment section has been added called argument, to specify the argument used by the judge to evaluate a case. </text:p>
        </text:list-item>
        <text:list-item>
          <text:p text:style-name="P29">Attribute list dateTime has been removed (containing both a date and a time attributes) and replaced by a extended data type for the date attribute, allowing either a simple date value (with the usual syntax YYYY-MM-DD) or a dateTime value <text:span text:style-name="T29">YYYY-MM-DDThh:mm:ss(zzzz), where zzzzzz is either the letter “Z” (referring to UTC) or a six letter sequence composed of a plus or minus sign followed by a five-letter time offset with regard to UTC (e.g., CET would be -01:00, and EST would be +05:00)</text:span><text:span text:style-name="T30">. </text:span><text:span text:style-name="T29">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9">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9">The type collectionStructure (used by complex documents) can now contain preambles. </text:p>
        </text:list-item>
        <text:list-item>
          <text:p text:style-name="P29">The hcontainer subdivision, has been added to the list of usable hcontainers, as it was left out erroneously. </text:p>
        </text:list-item>
        <text:list-item>
          <text:p text:style-name="P29">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9">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9">Type subFlowStructure (formerly popupStructure, used by subFlow elements such as quotedStructure and extractStructure, now allow more elements, in particular all document types (e.g., bill, act, etc.) and table elements tr, th, and td.</text:p>
        </text:list-item>
        <text:list-item>
          <text:p text:style-name="P29">Element FRBRname in FRBRWork properties can now be repeated as many times as needed to specify different well-known names with which the work is known. </text:p>
        </text:list-item>
        <text:list-item>
          <text:p text:style-name="P29">Type valueType, used by many metadata elements especially is the FRBR block, can now use the refersTo and showAs attribute. </text:p>
        </text:list-item>
        <text:list-item>
          <text:p text:style-name="P29">Modifier attributes exclusion and incomplete can now be added both to whole analysis elements, as before, as well as to individual members of the analysis element such as source, destination, etc. </text:p>
        </text:list-item>
        <text:list-item>
          <text:p text:style-name="P29"><text:soft-page-break/>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6">th</text:span> February 2013, to better distinguish the product of legislative assemblies that are of a legislative nature and those that are not. In detail: </text:p>
      <text:list xml:id="list1759935725" text:continue-numbering="true" text:style-name="WW8Num50">
        <text:list-item>
          <text:p text:style-name="P29">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9">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9">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9">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6">rd</text:span> of January 2013, arising from suggestions from Veronique Parisse of the European Parliament. </text:p>
      <text:list xml:id="list350476341" text:continue-numbering="true" text:style-name="WW8Num50">
        <text:list-item>
          <text:p text:style-name="P29">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0">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9">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9">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9">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xt:soft-page-break/>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2028807768" text:style-name="WW8Num36">
        <text:list-item>
          <text:list>
            <text:list-item>
              <text:p text:style-name="P102"><text:span text:style-name="Internet_20_link"><text:span text:style-name="T31">Working Draft (WD)</text:span></text:span></text:p>
            </text:list-item>
            <text:list-item>
              <text:p text:style-name="P85"><text:span text:style-name="Internet_20_link"><text:span text:style-name="T31">Committee Specification Draft (CSD)</text:span></text:span></text:p>
            </text:list-item>
            <text:list-item>
              <text:p text:style-name="P87">Committee Specification Public Review Draft (CSPRD)</text:p>
            </text:list-item>
            <text:list-item>
              <text:p text:style-name="P87">Committee Specification (CS)</text:p>
            </text:list-item>
            <text:list-item>
              <text:p text:style-name="P87">Candidate OASIS Standard (COS)</text:p>
            </text:list-item>
            <text:list-item>
              <text:p text:style-name="P87">OASIS Standard (OS)</text:p>
            </text:list-item>
            <text:list-item>
              <text:p text:style-name="P103">Approved Errata (Errata)</text:p>
            </text:list-item>
          </text:list>
        </text:list-item>
      </text:list>
      <text:p text:style-name="Standard">, followed by a sequential number. Finally, the objective of this stage of the OASIS LegalDocML TC at this stage is to deliver the 3<text:span text:style-name="T16">rd</text:span> version of Akoma Ntoso. Therefore, the namespace of this release will be <text:a xlink:type="simple" xlink:href="http://docs.oasis-open.org/legaldocml/ns/akn/3.0/CSD01"><text:span text:style-name="Internet_20_link"><text:span text:style-name="T25">http://docs.oasis-open.org/legaldocml/ns/akn/3.0/CSD01</text:span></text:span></text:a><text:span text:style-name="T32"> .</text:span></text:p>
      <text:p text:style-name="P46">Additional differences include: </text:p>
      <text:list xml:id="list1045875635" text:continue-list="list350476341" text:style-name="WW8Num50">
        <text:list-item>
          <text:p text:style-name="P29"><text:span text:style-name="T33">A new element has been included in speech sections, called </text:span><text:span text:style-name="Macchina_20_da_20_scrivere_20_HTML">speechGroup</text:span><text:span text:style-name="T33">.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3"> element will help identify the main speaker (attribute </text:span><text:span text:style-name="Macchina_20_da_20_scrivere_20_HTML">by</text:span><text:span text:style-name="T33">), the role of the main speaker (attribute </text:span><text:span text:style-name="Macchina_20_da_20_scrivere_20_HTML">as</text:span><text:span text:style-name="T33">) and the addressees (attribute </text:span><text:span text:style-name="Macchina_20_da_20_scrivere_20_HTML">to</text:span><text:span text:style-name="T33">) as well as the individual speech elements that the overall discussion is composed by. </text:span></text:p>
        </text:list-item>
        <text:list-item>
          <text:p text:style-name="P29"><text:span text:style-name="T33">Elements </text:span><text:span text:style-name="Macchina_20_da_20_scrivere_20_HTML">recitals</text:span><text:span text:style-name="T33">, </text:span><text:span text:style-name="Macchina_20_da_20_scrivere_20_HTML">citations</text:span><text:span text:style-name="T33"> and </text:span><text:span text:style-name="Macchina_20_da_20_scrivere_20_HTML">toc</text:span><text:span text:style-name="T33"> are now provided with a list of optional heading elements (such as </text:span><text:span text:style-name="Macchina_20_da_20_scrivere_20_HTML">header</text:span><text:span text:style-name="T33">, </text:span><text:span text:style-name="Macchina_20_da_20_scrivere_20_HTML">subheader</text:span><text:span text:style-name="T33">, </text:span><text:span text:style-name="Macchina_20_da_20_scrivere_20_HTML">num</text:span><text:span text:style-name="T33">, etc.) in case the structure of the section becomes fairly complicated. This also implies that </text:span><text:span text:style-name="Macchina_20_da_20_scrivere_20_HTML">toc</text:span><text:span text:style-name="T33">, previously a block element, has been upgraded to container. </text:span></text:p>
        </text:list-item>
        <text:list-item>
          <text:p text:style-name="P29"><text:span text:style-name="T33">Two new elements from HTML have been added, </text:span><text:span text:style-name="Macchina_20_da_20_scrivere_20_HTML">abbr</text:span><text:span text:style-name="T33"> and </text:span><text:span text:style-name="Macchina_20_da_20_scrivere_20_HTML">br</text:span><text:span text:style-name="T33"> (an inline and a marker, respectively). With the same use and semantics as in HTML. </text:span></text:p>
        </text:list-item>
        <text:list-item>
          <text:p text:style-name="P29"><text:span text:style-name="T33">Two new elements have been added to </text:span><text:span text:style-name="Macchina_20_da_20_scrivere_20_HTML">judgements</text:span><text:span text:style-name="T33">, namely </text:span><text:span text:style-name="Macchina_20_da_20_scrivere_20_HTML">arguments</text:span><text:span text:style-name="T33"> and </text:span><text:span text:style-name="Macchina_20_da_20_scrivere_20_HTML">remedies</text:span><text:span text:style-name="T33">. </text:span></text:p>
        </text:list-item>
        <text:list-item>
          <text:p text:style-name="P29"><text:span text:style-name="T33">Type </text:span><text:span text:style-name="Macchina_20_da_20_scrivere_20_HTML">YesNoType</text:span><text:span text:style-name="T33"> data type has been removed and unified with the plain </text:span><text:span text:style-name="Macchina_20_da_20_scrivere_20_HTML">xsd:Boolean</text:span><text:span text:style-name="T33"> data type. Attributes that used </text:span><text:span text:style-name="Macchina_20_da_20_scrivere_20_HTML">“yes”/”no”</text:span><text:span text:style-name="T33"> values need now to use </text:span><text:span text:style-name="Macchina_20_da_20_scrivere_20_HTML">“true”/”false”</text:span><text:span text:style-name="T33"> values. </text:span></text:p>
        </text:list-item>
        <text:list-item>
          <text:p text:style-name="P29">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9"><text:span text:style-name="T3">removed</text:span>: the content of the element is present in the markup (manifestation) but is not present in the real content of the document (expression level) because it has been definitely removed (either ex tunc, as in annullments, or ex nunc, as in <text:soft-page-break/>abrogations). </text:p>
            </text:list-item>
            <text:list-item>
              <text:p text:style-name="P29"><text:span text:style-name="T3">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9"><text:span text:style-name="T3">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9"><text:span text:style-name="T3">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9"><text:span text:style-name="T3">edited</text:span>: the content of the element is different in the markup (manifestation) than in the real content of the document (expression level) because it has been amended (e.g., to remove scurrilous or offensive remarks). </text:p>
            </text:list-item>
            <text:list-item>
              <text:p text:style-name="P29"><text:span text:style-name="T3">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9"><text:span text:style-name="T3">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9"><text:span text:style-name="T3">unknown</text:span>: the content of the element or the value of a required attribute is NOT present in the markup (manifestation), although it should, because the author of the manifestation does not know it.</text:p>
            </text:list-item>
            <text:list-item>
              <text:p text:style-name="P29"><text:span text:style-name="T3">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9"><text:span text:style-name="T3">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9">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9"><text:span text:style-name="T33">All containers and hcontainers can now be empty. This is meant to help in using </text:span><text:span text:style-name="Macchina_20_da_20_scrivere_20_HTML">status=”omissis”</text:span><text:span text:style-name="T33"> on a structure, or any other situation in which content exist but is not represented in the XML document. </text:span></text:p>
        </text:list-item>
        <text:list-item>
          <text:p text:style-name="P29"><text:soft-page-break/><text:span text:style-name="T33">Elements </text:span><text:span text:style-name="Macchina_20_da_20_scrivere_20_HTML">formula</text:span><text:span text:style-name="T33"> and </text:span><text:span text:style-name="Macchina_20_da_20_scrivere_20_HTML">FRBRAlias</text:span><text:span text:style-name="T33"> have now a </text:span><text:span text:style-name="Macchina_20_da_20_scrivere_20_HTML">name</text:span><text:span text:style-name="T33"> attribute to help identify the kind of formula it is. </text:span></text:p>
        </text:list-item>
        <text:list-item>
          <text:p text:style-name="P29">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9">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9">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9"><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9">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9">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9">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9">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1507272404" text:continue-numbering="true" text:style-name="WW8Num50">
        <text:list-item>
          <text:p text:style-name="P29">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9">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9">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426528931" text:continue-numbering="true" text:style-name="WW8Num50">
        <text:list-item>
          <text:p text:style-name="P29">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9">Element <text:span text:style-name="Macchina_20_da_20_scrivere_20_HTML">FRBRtitle</text:span> has been renamed into <text:span text:style-name="Macchina_20_da_20_scrivere_20_HTML">FRBRname</text:span>, as title was considered <text:soft-page-break/>inappropriate for the role in the determination of the contribution of the document’s name for the Work URI .</text:p>
        </text:list-item>
        <text:list-item>
          <text:p text:style-name="P29">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9">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9">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9">Element <text:span text:style-name="Macchina_20_da_20_scrivere_20_HTML">fragment</text:span> is now available as a document type, for fragments physically stored elsewhere than their main document. </text:p>
        </text:list-item>
        <text:list-item>
          <text:p text:style-name="P29">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684372260" text:continue-numbering="true" text:style-name="WW8Num50">
        <text:list-item>
          <text:p text:style-name="P29"><text:span text:style-name="T4">anyAttribute</text:span>: All elements now allow any attribute as long as they are specified in a different namespace than Akoma Ntoso. </text:p>
        </text:list-item>
        <text:list-item>
          <text:p text:style-name="P29">Element <text:span text:style-name="Macchina_20_da_20_scrivere_20_HTML">division</text:span> is now an <text:span text:style-name="T3">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9">A new manifestation-level structure has been created by extending the reach of <text:span text:style-name="Macchina_20_da_20_scrivere_20_HTML">componentRef</text:span> to <text:span text:style-name="T4">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9">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9"><text:soft-page-break/>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9">A new preface inline element, <text:span text:style-name="Macchina_20_da_20_scrivere_20_HTML">shortTitle</text:span>, has been added for the identification of the short Title of an act. </text:p>
        </text:list-item>
        <text:list-item>
          <text:p text:style-name="P29">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9">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9">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9">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9">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9"><text:span text:style-name="T3">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9"><text:span text:style-name="T3">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9"><text:span text:style-name="T3">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9"><text:span text:style-name="T3">Bug fix</text:span>: attribute <text:span text:style-name="Macchina_20_da_20_scrivere_20_HTML">authoritative</text:span> in element <text:span text:style-name="Macchina_20_da_20_scrivere_20_HTML">FRBRtranslation</text:span> has been <text:span text:style-name="T3">really</text:span> introduced (it was documented in Release 15/7/2011, but it was not actually present). </text:p>
        </text:list-item>
        <text:list-item>
          <text:p text:style-name="P29"><text:span text:style-name="T3">Bug fix</text:span>: the automatically generated documentation within the XML Schema does not report spurious Akoma Ntoso 1.0 namespace declarations everywhere. <text:s/></text:p>
        </text:list-item>
        <text:list-item>
          <text:p text:style-name="P29"><text:span text:style-name="T3">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text:soft-page-break/>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564227229" text:continue-numbering="true" text:style-name="WW8Num50">
        <text:list-item>
          <text:p text:style-name="P29">A new attribute, <text:span text:style-name="Macchina_20_da_20_scrivere_20_HTML">number</text:span>, has been specified for the metadata <text:span text:style-name="Macchina_20_da_20_scrivere_20_HTML">publication</text:span> element</text:p>
        </text:list-item>
        <text:list-item>
          <text:p text:style-name="P29">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9">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9">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9">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9">Element <text:span text:style-name="Macchina_20_da_20_scrivere_20_HTML">subheading</text:span> can now be placed within a <text:span text:style-name="Macchina_20_da_20_scrivere_20_HTML">quotedStructure</text:span></text:p>
        </text:list-item>
        <text:list-item>
          <text:p text:style-name="P29">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9">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936300298" text:style-name="WW8Num18">
        <text:list-item>
          <text:p text:style-name="P4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227343881" text:style-name="WW8Num51">
        <text:list-item>
          <text:p text:style-name="P48"><text:span text:style-name="T10">Specifying the main language(s) of a document</text:span>: the new expression-level <text:span text:style-name="Macchina_20_da_20_scrivere_20_HTML">FRBRlanguage</text:span> element was added to the <text:span text:style-name="Macchina_20_da_20_scrivere_20_HTML">FRBRExpression</text:span> structure of the <text:soft-page-break/>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8"><text:span text:style-name="T10">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8"><text:span text:style-name="T10">Specifying translations</text:span>:<text:span text:style-name="T10">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8">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2"/>
      <text:p text:style-name="P6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span><text:soft-page-break/><text:span text:style-name="Macchina_20_da_20_scrivere_20_HTML"><text:tab/><text:tab/><text:tab/>&lt;/act&gt;<text:line-break/><text:tab/><text:tab/><text:tab/>&lt;interstitial id=”int1”&gt;<text:line-break/><text:tab/><text:tab/><text:tab/><text:tab/>&lt;p&gt;Any text is in the collection but</text:span></text:p>
      <text:p text:style-name="P69"><text:span text:style-name="Macchina_20_da_20_scrivere_20_HTML"><text:span text:style-name="T14"><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Macchina_20_da_20_scrivere_20_HTML"><text:tab/><text:tab/>&lt;/collectionContent&gt;<text:line-break/><text:tab/>&lt;/documentCollection&gt;<text:line-break/>&lt;/akomaNtoso&gt;</text:span></text:p>
      <text:list xml:id="list217803564" text:continue-list="list1936300298" text:style-name="WW8Num18">
        <text:list-item>
          <text:p text:style-name="P4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913366891" text:continue-numbering="true" text:style-name="WW8Num18">
        <text:list-item>
          <text:p text:style-name="P47">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5">Before: </text:p>
      <text:p text:style-name="P86"><text:span text:style-name="Macchina_20_da_20_scrivere_20_HTML">&lt;metadata&gt;</text:span></text:p>
      <text:p text:style-name="P86"><text:span text:style-name="Macchina_20_da_20_scrivere_20_HTML"><text:span text:style-name="T14"><text:s text:c="2"/></text:span></text:span><text:span text:style-name="Macchina_20_da_20_scrivere_20_HTML">&lt;lifecycle source="#fv"&gt;</text:span></text:p>
      <text:p text:style-name="P86"><text:soft-page-break/><text:span text:style-name="Macchina_20_da_20_scrivere_20_HTML"><text:span text:style-name="T14"><text:s text:c="4"/></text:span></text:span><text:span text:style-name="Macchina_20_da_20_scrivere_20_HTML">&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6"><text:span text:style-name="Macchina_20_da_20_scrivere_20_HTML"><text:span text:style-name="T14"><text:s text:c="2"/></text:span></text:span><text:span text:style-name="Macchina_20_da_20_scrivere_20_HTML">&lt;/lifecycle&gt;</text:span></text:p>
      <text:p text:style-name="P86"><text:span text:style-name="Macchina_20_da_20_scrivere_20_HTML">...</text:span></text:p>
      <text:p text:style-name="P86"><text:span text:style-name="Macchina_20_da_20_scrivere_20_HTML">&lt;/metadata&gt;</text:span></text:p>
      <text:p text:style-name="P86"><text:span text:style-name="Macchina_20_da_20_scrivere_20_HTML">&lt;body&gt;</text:span></text:p>
      <text:p text:style-name="P86"><text:span text:style-name="Macchina_20_da_20_scrivere_20_HTML">...</text:span></text:p>
      <text:p text:style-name="P86"><text:span text:style-name="Macchina_20_da_20_scrivere_20_HTML"><text:span text:style-name="T14"><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86"><text:span text:style-name="Macchina_20_da_20_scrivere_20_HTML">...</text:span></text:p>
      <text:p text:style-name="P86"><text:span text:style-name="Macchina_20_da_20_scrivere_20_HTML">&lt;/body&gt;</text:span></text:p>
      <text:p text:style-name="P25">After: </text:p>
      <text:p text:style-name="P86"><text:span text:style-name="Macchina_20_da_20_scrivere_20_HTML">&lt;metadata&gt;</text:span></text:p>
      <text:p text:style-name="P86"><text:span text:style-name="Macchina_20_da_20_scrivere_20_HTML"><text:span text:style-name="T14"><text:s text:c="2"/></text:span></text:span><text:span text:style-name="Macchina_20_da_20_scrivere_20_HTML">&lt;temporalData source="#FV"&gt;</text:span></text:p>
      <text:p text:style-name="P86"><text:span text:style-name="Macchina_20_da_20_scrivere_20_HTML"><text:span text:style-name="T14"><text:s text:c="4"/></text:span></text:span><text:span text:style-name="Macchina_20_da_20_scrivere_20_HTML">&lt;temporalGroup id="p1"&gt;</text:span></text:p>
      <text:p text:style-name="P86"><text:span text:style-name="Macchina_20_da_20_scrivere_20_HTML"><text:span text:style-name="T14"><text:s text:c="6"/></text:span></text:span><text:span text:style-name="Macchina_20_da_20_scrivere_20_HTML">&lt;timeInterval start="#e1" end="#e2" refersTo="#inforce"/&gt;</text:span></text:p>
      <text:p text:style-name="P86"><text:span text:style-name="Macchina_20_da_20_scrivere_20_HTML"><text:span text:style-name="T14"><text:s text:c="4"/></text:span></text:span><text:span text:style-name="Macchina_20_da_20_scrivere_20_HTML">&lt;/temporalGroup&gt;</text:span></text:p>
      <text:p text:style-name="P86"><text:span text:style-name="Macchina_20_da_20_scrivere_20_HTML"><text:span text:style-name="T14"><text:s text:c="2"/></text:span></text:span><text:span text:style-name="Macchina_20_da_20_scrivere_20_HTML">&lt;/temporalData&gt;</text:span></text:p>
      <text:p text:style-name="P86"><text:span text:style-name="Macchina_20_da_20_scrivere_20_HTML"><text:span text:style-name="T14"><text:s text:c="2"/></text:span></text:span><text:span text:style-name="Macchina_20_da_20_scrivere_20_HTML">&lt;lifecycle source="#fv"&gt;</text:span></text:p>
      <text:p text:style-name="P86"><text:span text:style-name="Macchina_20_da_20_scrivere_20_HTML"><text:span text:style-name="T14"><text:s text:c="4"/></text:span></text:span><text:span text:style-name="Macchina_20_da_20_scrivere_20_HTML">&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6"><text:span text:style-name="Macchina_20_da_20_scrivere_20_HTML"><text:span text:style-name="T14"><text:s text:c="2"/></text:span></text:span><text:span text:style-name="Macchina_20_da_20_scrivere_20_HTML">&lt;/lifecycle&gt;</text:span></text:p>
      <text:p text:style-name="P86"><text:span text:style-name="Macchina_20_da_20_scrivere_20_HTML">...</text:span></text:p>
      <text:p text:style-name="P86"><text:span text:style-name="Macchina_20_da_20_scrivere_20_HTML">&lt;/metadata&gt;</text:span></text:p>
      <text:p text:style-name="P86"><text:span text:style-name="Macchina_20_da_20_scrivere_20_HTML">&lt;body&gt;</text:span></text:p>
      <text:p text:style-name="P86"><text:span text:style-name="Macchina_20_da_20_scrivere_20_HTML">...</text:span></text:p>
      <text:p text:style-name="P86"><text:span text:style-name="Macchina_20_da_20_scrivere_20_HTML"><text:span text:style-name="T14"><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86"><text:span text:style-name="Macchina_20_da_20_scrivere_20_HTML">...</text:span></text:p>
      <text:p text:style-name="P86"><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532987208" text:continue-list="list1328360484" text:style-name="WW8Num41">
        <text:list-item>
          <text:p text:style-name="P45">It is possible to introduce time intervals with either two dates, or a start date and a duration or an end date and a duration.</text:p>
        </text:list-item>
        <text:list-item>
          <text:p text:style-name="P45">It is possible to specify in force intervals, efficacy intervals and any other type of time information without cluttering the actual content of the document with more and more start and end attributes.</text:p>
        </text:list-item>
        <text:list-item>
          <text:p text:style-name="P45">Time information shared by many different elements in the document are grouped in a single collection, so that it becomes possible to understand at a glance how many intervals are relevant for the document. </text:p>
        </text:list-item>
        <text:list-item>
          <text:p text:style-name="P4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435500413" text:continue-list="list913366891" text:style-name="WW8Num18">
        <text:list-item>
          <text:p text:style-name="P4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text:soft-page-break/>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7">inlineNote are now called authorialNote, </text:p>
        </text:list-item>
        <text:list-item>
          <text:p text:style-name="P47">outOfLineNotes have been removed. </text:p>
        </text:list-item>
        <text:list-item>
          <text:p text:style-name="P47">Attribute <text:span text:style-name="Macchina_20_da_20_scrivere_20_HTML">placement</text:span> has been added. </text:p>
        </text:list-item>
        <text:list-item>
          <text:p text:style-name="P47">Attribute num has been renamed <text:span text:style-name="Macchina_20_da_20_scrivere_20_HTML">marker</text:span> and has become optional, given that sometimes one does not have any marker whatsoever for the note. </text:p>
        </text:list-item>
        <text:list-item>
          <text:p text:style-name="P4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92">To summarize: </text:p>
      <text:list xml:id="list383332555" text:continue-numbering="true" text:style-name="WW8Num18">
        <text:list-item>
          <text:list>
            <text:list-item>
              <text:p text:style-name="P104">To place a note at the end of page, <text:span text:style-name="Macchina_20_da_20_scrivere_20_HTML">placement="bottom"</text:span> and no <text:span text:style-name="Macchina_20_da_20_scrivere_20_HTML">placementBase</text:span></text:p>
            </text:list-item>
            <text:list-item>
              <text:p text:style-name="P104">To place a note at the end of a document, <text:span text:style-name="Macchina_20_da_20_scrivere_20_HTML">placement="bottom"</text:span> and <text:span text:style-name="Macchina_20_da_20_scrivere_20_HTML">placementBase="#[document ID]"</text:span></text:p>
            </text:list-item>
            <text:list-item>
              <text:p text:style-name="P104">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104">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104">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104">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104">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105">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1114185125" text:continue-list="list1227343881" text:style-name="WW8Num51">
        <text:list-item>
          <text:p text:style-name="P48">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text:soft-page-break/>Parallel speech</text:h>
      <text:list xml:id="list1509969043" text:style-name="WW8Num59">
        <text:list-item>
          <text:p text:style-name="P106">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2119244732" text:style-name="WW8Num42">
        <text:list-item>
          <text:p text:style-name="P49">multi-lingual documents that contain the same structures in different languages</text:p>
        </text:list-item>
        <text:list-item>
          <text:p text:style-name="P49">multi-version documents that contain the same structures in different versions</text:p>
        </text:list-item>
        <text:list-item>
          <text:p text:style-name="P49">multiple transcriptions, that contain the same speech in different transcriptions. For instance: </text:p>
        </text:list-item>
      </text:list>
      <text:p text:style-name="P108"><text:span text:style-name="Macchina_20_da_20_scrivere_20_HTML">&lt;speech id="sp1" by="#fv" status="verbatim"&gt;</text:span></text:p>
      <text:p text:style-name="P108"><text:span text:style-name="Macchina_20_da_20_scrivere_20_HTML"><text:span text:style-name="T14"><text:s text:c="3"/></text:span></text:span><text:span text:style-name="Macchina_20_da_20_scrivere_20_HTML">&lt;from&gt;Fabio Vitali&lt;/from&gt;</text:span></text:p>
      <text:p text:style-name="P108"><text:span text:style-name="Macchina_20_da_20_scrivere_20_HTML"><text:span text:style-name="T14"><text:s text:c="3"/></text:span></text:span><text:span text:style-name="Macchina_20_da_20_scrivere_20_HTML">&lt;p&gt;Questo è il mio discorso in Italiano&lt;/p&gt;</text:span></text:p>
      <text:p text:style-name="P108"><text:span text:style-name="Macchina_20_da_20_scrivere_20_HTML">&lt;/speech&gt;</text:span></text:p>
      <text:p text:style-name="P108"><text:span text:style-name="Macchina_20_da_20_scrivere_20_HTML">&lt;speech id="sp1-alt1" by="#fv" status="translated" alternativeTo="#sp1"&gt;</text:span></text:p>
      <text:p text:style-name="P108"><text:span text:style-name="Macchina_20_da_20_scrivere_20_HTML"><text:span text:style-name="T14"><text:s text:c="3"/></text:span></text:span><text:span text:style-name="Macchina_20_da_20_scrivere_20_HTML">&lt;from&gt;Fabio Vitali&lt;/from&gt;</text:span></text:p>
      <text:p text:style-name="P108"><text:span text:style-name="Macchina_20_da_20_scrivere_20_HTML"><text:span text:style-name="T14"><text:s text:c="3"/></text:span></text:span><text:span text:style-name="Macchina_20_da_20_scrivere_20_HTML">&lt;p&gt;This is my speech in Italian&lt;/p&gt;</text:span></text:p>
      <text:p text:style-name="P108"><text:span text:style-name="Macchina_20_da_20_scrivere_20_HTML">&lt;/speech&gt;</text:span></text:p>
      <text:h text:style-name="Heading_20_3" text:outline-level="3">Votes and quorum </text:h>
      <text:list xml:id="list1926631597" text:continue-list="list383332555" text:style-name="WW8Num18">
        <text:list-item>
          <text:p text:style-name="P4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109"><text:span text:style-name="Macchina_20_da_20_scrivere_20_HTML">&lt;parliamentary&gt;</text:span></text:p>
      <text:p text:style-name="P109"><text:span text:style-name="Macchina_20_da_20_scrivere_20_HTML"><text:span text:style-name="T14"><text:s text:c="2"/></text:span></text:span><text:span text:style-name="Macchina_20_da_20_scrivere_20_HTML">&lt;voting id="vot1" href="#smr1" refersTo="#billAppr" outcome="#approved"&gt;</text:span></text:p>
      <text:p text:style-name="P109"><text:span text:style-name="Macchina_20_da_20_scrivere_20_HTML"><text:tab/>&lt;quorum id="vot1-quo1" refersTo="#majority" value="50"/&gt;</text:span></text:p>
      <text:p text:style-name="P109"><text:span text:style-name="Macchina_20_da_20_scrivere_20_HTML"><text:tab/>&lt;count id="vot1-cnt1" refersTo="#yeah" href="#qt1" value="41"/&gt;</text:span></text:p>
      <text:p text:style-name="P109"><text:span text:style-name="Macchina_20_da_20_scrivere_20_HTML"><text:tab/>&lt;count id="vot1-cnt2" refersTo="#nay" href="#qt2" value="34"/&gt;</text:span></text:p>
      <text:p text:style-name="P109"><text:span text:style-name="Macchina_20_da_20_scrivere_20_HTML"><text:tab/>&lt;count id="vot1-cnt3" refersTo="#nulls" href="#span147" value="23"/&gt;</text:span></text:p>
      <text:p text:style-name="P109"><text:span text:style-name="Macchina_20_da_20_scrivere_20_HTML"><text:span text:style-name="T14"><text:s text:c="2"/></text:span></text:span><text:span text:style-name="Macchina_20_da_20_scrivere_20_HTML">&lt;/voting&gt;</text:span></text:p>
      <text:p text:style-name="P109"><text:span text:style-name="Macchina_20_da_20_scrivere_20_HTML">&lt;/parliamentary&gt;</text:span></text:p>
      <text:p text:style-name="P109"><text:span text:style-name="Macchina_20_da_20_scrivere_20_HTML">...</text:span></text:p>
      <text:p text:style-name="P109"><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893258386" text:continue-numbering="true" text:style-name="WW8Num18">
        <text:list-item>
          <text:p text:style-name="P47">a new core attribute, <text:span text:style-name="Macchina_20_da_20_scrivere_20_HTML">evolvingId</text:span>, has been added to all elements to specify an identifier that can change from expression to expression after modifications, <text:soft-page-break/>renumbering or coexistence of similarly named structures. A full explanation of it is put in the new section 7.4 of this document.</text:p>
        </text:list-item>
      </text:list>
      <text:h text:style-name="Heading_20_3" text:outline-level="3">Changes in metadata sections</text:h>
      <text:list xml:id="list213754631" text:continue-numbering="true" text:style-name="WW8Num18">
        <text:list-item>
          <text:p text:style-name="P4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7">Element publication in the metadata is now optional (to allow for unpublished documents such as individual amendments).</text:p>
        </text:list-item>
        <text:list-item>
          <text:p text:style-name="P4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7">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248164438" text:style-name="WW8Num16">
        <text:list-item>
          <text:p text:style-name="P107">New preface-level elements: Some new elements have been added to use in prefaces: <text:span text:style-name="Macchina_20_da_20_scrivere_20_HTML">docCommittee, docIntroducer, docStage, docStatus, docJurisdiction</text:span><text:span text:style-name="T2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107">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107">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090540847" text:style-name="WW8Num27">
        <text:list-item>
          <text:p text:style-name="P50">A new inline element has been added, <text:span text:style-name="Macchina_20_da_20_scrivere_20_HTML">quantity</text:span>, to contain quantitative fragments (e.g., numbers, amounts, etc.) that are relevant to the analysis of the text, Attribute <text:soft-page-break/><text:span text:style-name="Macchina_20_da_20_scrivere_20_HTML">normalized</text:span> allows to markup the numerical content of the element if it is not directly perceivable in its original form (i.e. it is written in letters, etc.). </text:p>
        </text:list-item>
        <text:list-item>
          <text:p text:style-name="P50">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5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50">Element <text:span text:style-name="Macchina_20_da_20_scrivere_20_HTML">entity</text:span> is now fully a generic element and requires a <text:span text:style-name="Macchina_20_da_20_scrivere_20_HTML">name</text:span> attribute.</text:p>
        </text:list-item>
        <text:list-item>
          <text:p text:style-name="P5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50">A new preface inline element has been added, affectedDoc, to specify the document which is affected by this amendment. </text:p>
        </text:list-item>
        <text:list-item>
          <text:p text:style-name="P50">A new inline element, <text:span text:style-name="Macchina_20_da_20_scrivere_20_HTML">relatedDoc</text:span>, has been added for the document discussed within report documents. </text:p>
        </text:list-item>
        <text:list-item>
          <text:p text:style-name="P50">A new inline element, <text:span text:style-name="Macchina_20_da_20_scrivere_20_HTML">change</text:span>, has been added for the changes contained in the face-to-face text of an amendment. </text:p>
        </text:list-item>
        <text:list-item>
          <text:p text:style-name="P50">A new HTML element, <text:span text:style-name="Macchina_20_da_20_scrivere_20_HTML">u</text:span>, has been added with similar use as in HTML, namely, to specify an underline. </text:p>
        </text:list-item>
        <text:list-item>
          <text:p text:style-name="P50">Element <text:span text:style-name="Macchina_20_da_20_scrivere_20_HTML">recordedTime</text:span> is now an inline element and not a marker anymore.</text:p>
        </text:list-item>
        <text:list-item>
          <text:p text:style-name="P5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881593432" text:continue-list="list213754631" text:style-name="WW8Num18">
        <text:list-item>
          <text:p text:style-name="P4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488290871" text:continue-numbering="true" text:style-name="WW8Num18">
        <text:list-item>
          <text:p text:style-name="P4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text:soft-page-break/>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2">.</text:span></text:p>
        </text:list-item>
        <text:list-item>
          <text:p text:style-name="P47">Element <text:span text:style-name="Macchina_20_da_20_scrivere_20_HTML">from</text:span> was made optional. </text:p>
        </text:list-item>
        <text:list-item>
          <text:p text:style-name="P4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76899598" text:continue-list="list1509969043" text:style-name="WW8Num59">
        <text:list-item>
          <text:p text:style-name="P110">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10">Element <text:span text:style-name="Macchina_20_da_20_scrivere_20_HTML">intro</text:span> does not belong to the content model of element<text:span text:style-name="Macchina_20_da_20_scrivere_20_HTML"> component</text:span> anymore. </text:p>
        </text:list-item>
      </text:list>
      <text:list xml:id="list1565656810" text:continue-list="list488290871" text:style-name="WW8Num18">
        <text:list-item>
          <text:p text:style-name="P111">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740212636" text:continue-list="list176899598" text:style-name="WW8Num59">
        <text:list-item>
          <text:p text:style-name="P110"><text:span text:style-name="T3">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10"><text:span text:style-name="T3">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48938234" text:continue-list="list532987208" text:style-name="WW8Num41">
        <text:list-item>
          <text:p text:style-name="P4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text:soft-page-break/>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700623212" text:continue-numbering="true" text:style-name="WW8Num41">
        <text:list-item>
          <text:p text:style-name="P4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5">Speech-related containers such as <text:span text:style-name="tt">administrationOfOaths, declarationOfVote,</text:span> etc. have been added to the list of containers that can be specified anywhere. </text:p>
        </text:list-item>
        <text:list-item>
          <text:p text:style-name="P4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4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887108525" text:continue-numbering="true" text:style-name="WW8Num41">
        <text:list-item>
          <text:p text:style-name="P4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5"><text:soft-page-break/>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5">Complex types anyOther and anyOtherType, which were identical, have been brought together into one type, anyOtherType. All elements and attributes have been updated accordingly. </text:p>
        </text:list-item>
        <text:list-item>
          <text:p text:style-name="P4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0">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4"><text:span text:style-name="Macchina_20_da_20_scrivere_20_HTML"><text:span text:style-name="T5">&lt;akomaNtoso xmlns="http://www.akomantoso.org/1.0"&gt;</text:span></text:span></text:p>
      <text:p text:style-name="P88"><text:span text:style-name="Macchina_20_da_20_scrivere_20_HTML"><text:span text:style-name="T14"><text:s text:c="4"/></text:span></text:span><text:span text:style-name="Macchina_20_da_20_scrivere_20_HTML">&lt;act&gt;</text:span></text:p>
      <text:p text:style-name="P88"><text:span text:style-name="Macchina_20_da_20_scrivere_20_HTML"><text:span text:style-name="T14"><text:s text:c="8"/></text:span></text:span><text:span text:style-name="Macchina_20_da_20_scrivere_20_HTML">...</text:span></text:p>
      <text:p text:style-name="P88"><text:span text:style-name="Macchina_20_da_20_scrivere_20_HTML"><text:span text:style-name="T14"><text:s text:c="8"/></text:span></text:span><text:span text:style-name="Macchina_20_da_20_scrivere_20_HTML">&lt;body&gt;</text:span></text:p>
      <text:p text:style-name="P88"><text:span text:style-name="Macchina_20_da_20_scrivere_20_HTML"><text:span text:style-name="T14"><text:s text:c="12"/></text:span></text:span><text:span text:style-name="Macchina_20_da_20_scrivere_20_HTML">&lt;section id="sect54.a"&gt;</text:span></text:p>
      <text:p text:style-name="P88"><text:span text:style-name="Macchina_20_da_20_scrivere_20_HTML"><text:span text:style-name="T14"><text:s text:c="16"/></text:span></text:span><text:span text:style-name="Macchina_20_da_20_scrivere_20_HTML">&lt;num&gt;54A&lt;/num&gt;</text:span></text:p>
      <text:p text:style-name="P88"><text:span text:style-name="Macchina_20_da_20_scrivere_20_HTML"><text:span text:style-name="T14"><text:s text:c="16"/></text:span></text:span><text:span text:style-name="Macchina_20_da_20_scrivere_20_HTML">&lt;heading&gt;Conduct of prosecutions.&lt;/heading&gt;</text:span></text:p>
      <text:p text:style-name="P88"><text:span text:style-name="Macchina_20_da_20_scrivere_20_HTML"><text:span text:style-name="T14"><text:s text:c="16"/></text:span></text:span><text:span text:style-name="Macchina_20_da_20_scrivere_20_HTML">&lt;clause id="sect54.a-cla1"&gt;</text:span></text:p>
      <text:p text:style-name="P88"><text:span text:style-name="Macchina_20_da_20_scrivere_20_HTML"><text:span text:style-name="T14"><text:s text:c="20"/></text:span></text:span><text:span text:style-name="Macchina_20_da_20_scrivere_20_HTML">&lt;num&gt;(1)&lt;/num&gt;</text:span></text:p>
      <text:p text:style-name="P4"><text:span text:style-name="Macchina_20_da_20_scrivere_20_HTML"><text:span text:style-name="T7"><text:s text:c="20"/></text:span></text:span><text:span text:style-name="Macchina_20_da_20_scrivere_20_HTML"><text:span text:style-name="T6">&lt;sideNote&gt;Cap 75.&lt;/sideNote&gt;</text:span></text:span></text:p>
      <text:p text:style-name="P4"><text:span text:style-name="Macchina_20_da_20_scrivere_20_HTML"><text:span text:style-name="T8"><text:s text:c="20"/></text:span></text:span><text:span text:style-name="Macchina_20_da_20_scrivere_20_HTML"><text:span text:style-name="T5">&lt;content&gt;</text:span></text:span></text:p>
      <text:p text:style-name="P4"><text:span text:style-name="Macchina_20_da_20_scrivere_20_HTML"><text:span text:style-name="T8"><text:s text:c="24"/></text:span></text:span><text:span text:style-name="Macchina_20_da_20_scrivere_20_HTML"><text:span text:style-name="T5">&lt;p&gt; Blah blah&lt;/p&gt;</text:span></text:span></text:p>
      <text:p text:style-name="P4"><text:span text:style-name="Macchina_20_da_20_scrivere_20_HTML"><text:span text:style-name="T8"><text:s text:c="20"/></text:span></text:span><text:span text:style-name="Macchina_20_da_20_scrivere_20_HTML"><text:span text:style-name="T5">&lt;/content&gt;</text:span></text:span></text:p>
      <text:p text:style-name="P4"><text:span text:style-name="Macchina_20_da_20_scrivere_20_HTML"><text:span text:style-name="T8"><text:s text:c="16"/></text:span></text:span><text:span text:style-name="Macchina_20_da_20_scrivere_20_HTML"><text:span text:style-name="T5">&lt;/clause&gt;</text:span></text:span></text:p>
      <text:p text:style-name="P4"><text:span text:style-name="Macchina_20_da_20_scrivere_20_HTML"><text:span text:style-name="T8"><text:s text:c="12"/></text:span></text:span><text:span text:style-name="Macchina_20_da_20_scrivere_20_HTML"><text:span text:style-name="T5">&lt;/section&gt;</text:span></text:span></text:p>
      <text:p text:style-name="P4"><text:span text:style-name="Macchina_20_da_20_scrivere_20_HTML"><text:span text:style-name="T8"><text:s text:c="8"/></text:span></text:span><text:span text:style-name="Macchina_20_da_20_scrivere_20_HTML"><text:span text:style-name="T5">&lt;/body&gt;</text:span></text:span></text:p>
      <text:p text:style-name="P4"><text:span text:style-name="Macchina_20_da_20_scrivere_20_HTML"><text:span text:style-name="T8"><text:s text:c="5"/></text:span></text:span><text:span text:style-name="Macchina_20_da_20_scrivere_20_HTML"><text:span text:style-name="T5">&lt;/act&gt;</text:span></text:span></text:p>
      <text:p text:style-name="P4"><text:span text:style-name="Macchina_20_da_20_scrivere_20_HTML"><text:span text:style-name="T5">&lt;/akomaNtoso&gt;</text:span></text:span></text:p>
      <text:p text:style-name="Standard">needs to become: </text:p>
      <text:p text:style-name="P4"><text:span text:style-name="Macchina_20_da_20_scrivere_20_HTML"><text:span text:style-name="T5">&lt;akomaNtoso xmlns="http://www.akomantoso.org/1.0"&gt;</text:span></text:span></text:p>
      <text:p text:style-name="P4"><text:span text:style-name="Macchina_20_da_20_scrivere_20_HTML"><text:span text:style-name="T8"><text:s text:c="4"/></text:span></text:span><text:span text:style-name="Macchina_20_da_20_scrivere_20_HTML"><text:span text:style-name="T5">&lt;act&gt;</text:span></text:span></text:p>
      <text:p text:style-name="P4"><text:span text:style-name="Macchina_20_da_20_scrivere_20_HTML"><text:span text:style-name="T8"><text:s text:c="8"/></text:span></text:span><text:span text:style-name="Macchina_20_da_20_scrivere_20_HTML"><text:span text:style-name="T5">...</text:span></text:span></text:p>
      <text:p text:style-name="P4"><text:span text:style-name="Macchina_20_da_20_scrivere_20_HTML"><text:span text:style-name="T8"><text:s text:c="8"/></text:span></text:span><text:span text:style-name="Macchina_20_da_20_scrivere_20_HTML"><text:span text:style-name="T5">&lt;body&gt;</text:span></text:span></text:p>
      <text:p text:style-name="P4"><text:span text:style-name="Macchina_20_da_20_scrivere_20_HTML"><text:span text:style-name="T8"><text:s text:c="12"/></text:span></text:span><text:span text:style-name="Macchina_20_da_20_scrivere_20_HTML"><text:span text:style-name="T5">&lt;section id="sect54.a"&gt;</text:span></text:span></text:p>
      <text:p text:style-name="P4"><text:span text:style-name="Macchina_20_da_20_scrivere_20_HTML"><text:span text:style-name="T8"><text:s text:c="16"/></text:span></text:span><text:span text:style-name="Macchina_20_da_20_scrivere_20_HTML"><text:span text:style-name="T5">&lt;num&gt;54A&lt;/num&gt;</text:span></text:span></text:p>
      <text:p text:style-name="P4"><text:span text:style-name="Macchina_20_da_20_scrivere_20_HTML"><text:span text:style-name="T8"><text:s text:c="16"/></text:span></text:span><text:span text:style-name="Macchina_20_da_20_scrivere_20_HTML"><text:span text:style-name="T5">&lt;heading&gt;Conduct of prosecutions.&lt;/heading&gt;</text:span></text:span></text:p>
      <text:p text:style-name="P4"><text:soft-page-break/><text:span text:style-name="Macchina_20_da_20_scrivere_20_HTML"><text:span text:style-name="T8"><text:s text:c="16"/></text:span></text:span><text:span text:style-name="Macchina_20_da_20_scrivere_20_HTML"><text:span text:style-name="T5">&lt;clause </text:span></text:span><text:span text:style-name="Macchina_20_da_20_scrivere_20_HTML"><text:span text:style-name="T6">id="sect54.a-cla1"</text:span></text:span><text:span text:style-name="Macchina_20_da_20_scrivere_20_HTML"><text:span text:style-name="T5">&gt;</text:span></text:span></text:p>
      <text:p text:style-name="P88"><text:span text:style-name="Macchina_20_da_20_scrivere_20_HTML"><text:span text:style-name="T14"><text:s text:c="20"/></text:span></text:span><text:span text:style-name="Macchina_20_da_20_scrivere_20_HTML">&lt;num&gt;(1)&lt;/num&gt;</text:span></text:p>
      <text:p text:style-name="P88"><text:span text:style-name="Macchina_20_da_20_scrivere_20_HTML"><text:span text:style-name="T14"><text:s text:c="20"/></text:span></text:span><text:span text:style-name="Macchina_20_da_20_scrivere_20_HTML">&lt;content&gt;</text:span></text:p>
      <text:p text:style-name="P88"><text:span text:style-name="Macchina_20_da_20_scrivere_20_HTML"><text:span text:style-name="T14"><text:s text:c="24"/></text:span></text:span><text:span text:style-name="Macchina_20_da_20_scrivere_20_HTML">&lt;p&gt; Blah blah&lt;/p&gt;</text:span></text:p>
      <text:p text:style-name="P88"><text:span text:style-name="Macchina_20_da_20_scrivere_20_HTML"><text:span text:style-name="T14"><text:s text:c="20"/></text:span></text:span><text:span text:style-name="Macchina_20_da_20_scrivere_20_HTML">&lt;/content&gt;</text:span></text:p>
      <text:p text:style-name="P88"><text:span text:style-name="Macchina_20_da_20_scrivere_20_HTML"><text:span text:style-name="T14"><text:s text:c="16"/></text:span></text:span><text:span text:style-name="Macchina_20_da_20_scrivere_20_HTML">&lt;/clause&gt;</text:span></text:p>
      <text:p text:style-name="P88"><text:span text:style-name="Macchina_20_da_20_scrivere_20_HTML"><text:span text:style-name="T14"><text:s text:c="12"/></text:span></text:span><text:span text:style-name="Macchina_20_da_20_scrivere_20_HTML">&lt;/section&gt;</text:span></text:p>
      <text:p text:style-name="P88"><text:span text:style-name="Macchina_20_da_20_scrivere_20_HTML"><text:span text:style-name="T14"><text:s text:c="8"/></text:span></text:span><text:span text:style-name="Macchina_20_da_20_scrivere_20_HTML">&lt;/body&gt;</text:span></text:p>
      <text:p text:style-name="P4"><text:span text:style-name="Macchina_20_da_20_scrivere_20_HTML"><text:span text:style-name="T7"><text:s text:c="8"/></text:span></text:span><text:span text:style-name="Macchina_20_da_20_scrivere_20_HTML"><text:span text:style-name="T6">&lt;outOfLines&gt;</text:span></text:span></text:p>
      <text:p text:style-name="P4"><text:span text:style-name="Macchina_20_da_20_scrivere_20_HTML"><text:span text:style-name="T7"><text:s text:c="12"/></text:span></text:span><text:span text:style-name="Macchina_20_da_20_scrivere_20_HTML"><text:span text:style-name="T6">&lt;outOfLine id="out01" type="sideNote" href="#sect54.a-cla1"&gt;</text:span></text:span></text:p>
      <text:p text:style-name="P4"><text:span text:style-name="Macchina_20_da_20_scrivere_20_HTML"><text:span text:style-name="T7"><text:s text:c="16"/></text:span></text:span><text:span text:style-name="Macchina_20_da_20_scrivere_20_HTML"><text:span text:style-name="T6">&lt;p&gt;Cap 75.&lt;/p&gt;</text:span></text:span></text:p>
      <text:p text:style-name="P4"><text:span text:style-name="Macchina_20_da_20_scrivere_20_HTML"><text:span text:style-name="T7"><text:s text:c="12"/></text:span></text:span><text:span text:style-name="Macchina_20_da_20_scrivere_20_HTML"><text:span text:style-name="T6">&lt;/outOfLine&gt;</text:span></text:span></text:p>
      <text:p text:style-name="P4"><text:span text:style-name="Macchina_20_da_20_scrivere_20_HTML"><text:span text:style-name="T7"><text:s text:c="8"/></text:span></text:span><text:span text:style-name="Macchina_20_da_20_scrivere_20_HTML"><text:span text:style-name="T6">&lt;/outOfLines&gt;</text:span></text:span></text:p>
      <text:p text:style-name="P4"><text:span text:style-name="Macchina_20_da_20_scrivere_20_HTML"><text:span text:style-name="T8"><text:s text:c="4"/></text:span></text:span><text:span text:style-name="Macchina_20_da_20_scrivere_20_HTML"><text:span text:style-name="T5">&lt;/act&gt;</text:span></text:span></text:p>
      <text:p text:style-name="P4"><text:span text:style-name="Macchina_20_da_20_scrivere_20_HTML"><text:span text:style-name="T5">&lt;/akomaNtoso&gt;</text:span></text:span></text:p>
      <text:p text:style-name="Standard">Please note three issues: </text:p>
      <text:list xml:id="list218574312" text:continue-numbering="true" text:style-name="WW8Num41">
        <text:list-item>
          <text:p text:style-name="P4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0">NOT backward-compatible. Elements have been removed and a whole new section created in all types of documents.</text:span></text:p>
      <text:h text:style-name="Heading_20_3" text:outline-level="3">Content model reorganization for speeches</text:h>
      <text:p text:style-name="P7">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0">IS backward-compatible. Content models have been expanded.</text:span></text:p>
      <text:h text:style-name="Heading_20_3" text:outline-level="3">New inline elements</text:h>
      <text:p text:style-name="Standard">A number of new inline elements have been added to this release: </text:p>
      <text:list xml:id="list1444459154" text:style-name="WW8Num54">
        <text:list-item>
          <text:p text:style-name="P5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5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5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51"><text:soft-page-break/>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5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0">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0">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0">NOT backward-compatible. Element names have been changed.</text:span></text:p>
      <text:h text:style-name="Heading_20_3" text:outline-level="3">Bug fixes</text:h>
      <text:list xml:id="list524225389" text:style-name="WW8Num22">
        <text:list-item>
          <text:p text:style-name="P5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0">NOT backward-compatible. Attributes have been made required.</text:span></text:p>
        </text:list-item>
        <text:list-item>
          <text:p text:style-name="P5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0">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text:soft-page-break/>change is thus fixing an overall problem of coherence in element naming, rather than a concrete problem of descriptiveness or completeness of the vocabulary. </text:p>
      <text:p text:style-name="Standard"/>
      <text:p text:style-name="P25">Content differences:</text:p>
      <text:list xml:id="list1380339565" text:continue-list="list1929776747" text:style-name="WW8Num15">
        <text:list-item>
          <text:p text:style-name="P3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9">All Top Level Classes have now a proposed syntax for IDs (that was up to this day only mentioned as TBD). </text:p>
        </text:list-item>
        <text:list-item>
          <text:p text:style-name="P39">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9">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65">Case differences (specific to the camelCase release):</text:p>
      <text:list xml:id="list925588107" text:continue-numbering="true" text:style-name="WW8Num15">
        <text:list-item>
          <text:p text:style-name="P39">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837236175" text:style-name="WW8Num33">
        <text:list-item>
          <text:p text:style-name="P53">A name that is composed of a simple term is all in lowercase (e.g., <text:span text:style-name="Macchina_20_da_20_scrivere_20_HTML">section, act, publication</text:span>).</text:p>
        </text:list-item>
        <text:list-item>
          <text:p text:style-name="P5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5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084266532" text:continue-list="list925588107" text:style-name="WW8Num15">
        <text:list-item>
          <text:p text:style-name="P39">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9">17 elements have changed their case in order to adopt the camelCase approach: elements <text:span text:style-name="Macchina_20_da_20_scrivere_20_HTML">activeModifications, activeRef, akomaNtoso, attachmentOf, </text:span><text:soft-page-break/><text:span text:style-name="Macchina_20_da_20_scrivere_20_HTML">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12">Most of the modifications accept and organize the proposal from Monica Palmirani in a document called “Common Open Standard for Judgments”. </text:p>
      <text:p text:style-name="Standard">Modifications unrelated to the judgment we find: </text:p>
      <text:list xml:id="list517704787" text:continue-numbering="true" text:style-name="WW8Num15">
        <text:list-item>
          <text:p text:style-name="P39">A new element for debate documents called <text:span text:style-name="Macchina_20_da_20_scrivere_20_HTML">DeclarationofVote</text:span></text:p>
        </text:list-item>
        <text:list-item>
          <text:p text:style-name="P39">A new element <text:span text:style-name="Macchina_20_da_20_scrivere_20_HTML">this</text:span> is added in all FRBR levels to report the URI of the specific component where the metadata block is found</text:p>
        </text:list-item>
        <text:list-item>
          <text:p text:style-name="P3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13">Modifications related to the judgment as specified in Palmirani’s document are: </text:p>
      <text:list xml:id="list224544107" text:style-name="WW8Num26">
        <text:list-item>
          <text:p text:style-name="P5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5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5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54">An additional metadata element, <text:span text:style-name="Macchina_20_da_20_scrivere_20_HTML">workflow</text:span>, and its repeatable child <text:span text:style-name="Macchina_20_da_20_scrivere_20_HTML">action</text:span> have been added. </text:p>
        </text:list-item>
      </text:list>
      <text:p text:style-name="P114">Some modifications diverge from Palmirani’s proposal, as follows:</text:p>
      <text:list xml:id="list2125393751" text:style-name="WW8Num58">
        <text:list-item>
          <text:p text:style-name="P5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5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5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14">Open issues are as follows: </text:p>
      <text:list xml:id="list693924028" text:style-name="WW8Num63">
        <text:list-item>
          <text:p text:style-name="P5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4">http://en.wikipedia.org/wiki/Judgment_%28law%29</text:span></text:span></text:a><text:span text:style-name="T34">: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text:soft-page-break/>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787596748" text:style-name="WW8Num21">
        <text:list-item>
          <text:p text:style-name="P57">Element <text:span text:style-name="Macchina_20_da_20_scrivere_20_HTML">clauses</text:span> has been renamed into <text:span text:style-name="Macchina_20_da_20_scrivere_20_HTML">body</text:span>. NOT BACKWARD COMPATIBLE</text:p>
        </text:list-item>
        <text:list-item>
          <text:p text:style-name="P5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15">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text:span><text:soft-page-break/><text:span text:style-name="Macchina_20_da_20_scrivere_20_HTML">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oft-page-break/><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3">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0">Please note: </text:span>an intermediate, non official release dated 30/11/2006 already contains some of these modifications). </text:p>
      <text:list xml:id="list80278602" text:style-name="WW8Num14">
        <text:list-item>
          <text:p text:style-name="P5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8">Element <text:span text:style-name="Macchina_20_da_20_scrivere_20_HTML">ActDate</text:span> now has a <text:span text:style-name="Macchina_20_da_20_scrivere_20_HTML">date</text:span> attribute for normalized dates. </text:p>
        </text:list-item>
        <text:list-item>
          <text:p text:style-name="P5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436319048" text:continue-numbering="true" text:style-name="WW8Num14">
        <text:list-item>
          <text:p text:style-name="P5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8"><text:soft-page-break/><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8">A new textual modification has been added, <text:span text:style-name="Macchina_20_da_20_scrivere_20_HTML">Renumbering</text:span>. </text:p>
        </text:list-item>
        <text:list-item>
          <text:p text:style-name="P5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790046472" text:style-name="WW8Num44">
        <text:list-item>
          <text:p text:style-name="P5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9">The attribute <text:span text:style-name="Macchina_20_da_20_scrivere_20_HTML">numbering</text:span> has been removed because of doubts of its real usefulness. Can be reinstated if found needed. </text:p>
        </text:list-item>
        <text:list-item>
          <text:p text:style-name="P5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9">The content model of all metadata elements has been simplified removing the attributes for style and enactment that made little sense for them. </text:p>
        </text:list-item>
        <text:list-item>
          <text:p text:style-name="P5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3">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9"><text:soft-page-break/>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2010622967" text:style-name="WW8Num32">
        <text:list-item>
          <text:p text:style-name="P60">The <text:span text:style-name="Macchina_20_da_20_scrivere_20_HTML">mod</text:span> element has been included in the list of inline elements and now can actually be used.</text:p>
        </text:list-item>
        <text:list-item>
          <text:p text:style-name="P6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6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232973527" text:style-name="WW8Num40">
        <text:list-item>
          <text:p text:style-name="P61">The content model of the debate now has also answers and others and comments. </text:p>
        </text:list-item>
        <text:list-item>
          <text:p text:style-name="P6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1">Ids in speeches, questions, answers, and others is now optional instead of required. </text:p>
        </text:list-item>
        <text:list-item>
          <text:p text:style-name="P61">The <text:span text:style-name="T35">li</text:span> element now allows also paragraphs (<text:span text:style-name="T35">p</text:span> elements)</text:p>
        </text:list-item>
        <text:list-item>
          <text:p text:style-name="P6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1">The whole description of naming of resources has been completely rethought and <text:soft-page-break/>rewritten. This is reflected in section 10 of this document. </text:p>
        </text:list-item>
      </text:list>
      <text:h text:style-name="Heading_20_2" text:outline-level="2">Differences between release 25/04/2006 and release 15/01/2006</text:h>
      <text:list xml:id="list965351133" text:style-name="WW8Num38">
        <text:list-item>
          <text:p text:style-name="P62">All references to PAPI have been removed and substituted with Akoma Ntoso, both in the schema documents and the documentation (in the following forms: <text:span text:style-name="code">akomantoso</text:span>, AKOMA NTOSO, and AN). </text:p>
        </text:list-item>
        <text:list-item>
          <text:p text:style-name="P62">After registering the proper domain name, the namespace for Akoma Ntoso documents is now <text:span text:style-name="code">http://www.akomantoso.org/1.0</text:span>. </text:p>
        </text:list-item>
        <text:list-item>
          <text:p text:style-name="P6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854062662" text:style-name="WW8Num46">
        <text:list-item>
          <text:p text:style-name="P63">PAPI is now <text:span text:style-name="T10">really </text:span>specified as version 1.0 instead of 2.0. Correspondingly, the namespace for this document class is now <text:span text:style-name="T10">really </text:span>defined as <text:span text:style-name="code">http://www.parliaments.info/PAPI/1.0</text:span>.</text:p>
        </text:list-item>
        <text:list-item>
          <text:p text:style-name="P6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6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6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6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63">A new element <text:span text:style-name="code">&lt;subtitle&gt;</text:span> has been added for hierarchical structures that contain subtitles in addition to number and title. </text:p>
        </text:list-item>
        <text:list-item>
          <text:p text:style-name="P6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6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6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text:soft-page-break/>Differences between release 15/11/2005 and release 15/09/2005 </text:h>
      <text:list xml:id="list1485498350" text:continue-numbering="true" text:style-name="WW8Num46">
        <text:list-item>
          <text:p text:style-name="P6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63">Two new document classes have been added, <text:span text:style-name="code">&lt;report&gt;</text:span> and <text:span text:style-name="code">&lt;minutes&gt;,</text:span> to handle, respectively, <text:span text:style-name="T3">Official Reports</text:span> (or <text:span text:style-name="T3">Hansards</text:span>) and <text:span text:style-name="T3">Official Minutes</text:span> (or <text:span text:style-name="T3">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6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63">A new marker element has been added, <text:span text:style-name="code">recordedTime</text:span>, to handle the specification, anywhere in the text, of the moment in which the remark, agenda item or question was proposed. </text:p>
        </text:list-item>
        <text:list-item>
          <text:p text:style-name="P63">A new section of meta elements has been added, <text:span text:style-name="code">persons</text:span>, to list all the people whose remarks have been recorded in the minutes or reports. </text:p>
        </text:list-item>
        <text:list-item>
          <text:p text:style-name="P6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10-11T21:50:00</dc:date>
    <meta:editing-cycles>128</meta:editing-cycles>
    <meta:editing-duration>P4DT17H44M</meta:editing-duration>
    <meta:document-statistic meta:table-count="1" meta:image-count="0" meta:object-count="0" meta:page-count="63" meta:paragraph-count="1221" meta:word-count="28237" meta:character-count="181075" meta:non-whitespace-character-count="153296"/>
    <meta:generator>LibreOffice/3.5$Linux_X86_64 LibreOffice_project/350m1$Build-2</meta:generator>
    <meta:user-defined meta:name="Info 1"/>
    <meta:user-defined meta:name="Info 2"/>
    <meta:user-defined meta:name="Info 3"/>
    <meta:user-defined meta:name="Info 4"/>
  </office:meta>
</office:document-meta>
</file>